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4682B4" style:vertical-align="automatic" fo:wrap-option="wrap" fo:background-color="#B0C4D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3" style:family="table-cell" style:parent-style-name="Default" style:data-style-name="N0">
      <style:table-cell-properties fo:border="thin solid #4682B4" style:vertical-align="automatic" fo:wrap-option="wrap"/>
      <style:text-properties style:font-name="Arial" style:font-name-asian="Arial" style:font-name-complex="Arial" fo:font-size="7pt" style:font-size-asian="7pt" style:font-size-complex="7pt"/>
    </style:style>
    <style:style style:name="ce4" style:family="table-cell" style:parent-style-name="Default" style:data-style-name="N0">
      <style:table-cell-properties fo:border="thin solid #4682B4" style:vertical-align="automatic" fo:wrap-option="wrap" fo:background-color="#FAFAD2"/>
      <style:text-properties style:font-name="Arial" style:font-name-asian="Arial" style:font-name-complex="Arial" fo:font-size="7pt" style:font-size-asian="7pt" style:font-size-complex="7pt"/>
    </style:style>
    <style:style style:name="ce5" style:family="table-cell" style:parent-style-name="Default" style:data-style-name="N0">
      <style:table-cell-properties fo:border="thin solid #4682B4" style:vertical-align="automatic" fo:wrap-option="wrap" fo:background-color="#FFD700"/>
      <style:text-properties style:font-name="Arial" style:font-name-asian="Arial" style:font-name-complex="Arial" fo:font-size="7pt" style:font-size-asian="7pt" style:font-size-complex="7pt"/>
    </style:style>
    <style:style style:name="ce6" style:family="table-cell" style:parent-style-name="Default" style:data-style-name="N0">
      <style:table-cell-properties fo:border-top="none" fo:border-bottom="thin solid #4682B4" fo:border-left="none" fo:border-right="none" style:vertical-align="automatic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4682B4" fo:border-bottom="none" fo:border-left="none" fo:border-right="none" style:vertical-align="automatic" fo:wrap-option="wrap" style:repeat-content="false"/>
      <style:paragraph-properties fo:text-align="center"/>
      <style:text-properties fo:color="#C04000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11666666666667cm" style:use-optimal-column-width="true"/>
    </style:style>
    <style:style style:name="co2" style:family="table-column">
      <style:table-column-properties fo:break-before="auto" style:column-width="1.37583333333333cm" style:use-optimal-column-width="true"/>
    </style:style>
    <style:style style:name="co3" style:family="table-column">
      <style:table-column-properties fo:break-before="auto" style:column-width="2.413cm" style:use-optimal-column-width="true"/>
    </style:style>
    <style:style style:name="co4" style:family="table-column">
      <style:table-column-properties fo:break-before="auto" style:column-width="4.84716666666667cm" style:use-optimal-column-width="true"/>
    </style:style>
    <style:style style:name="co5" style:family="table-column">
      <style:table-column-properties fo:break-before="auto" style:column-width="8.80533333333333cm" style:use-optimal-column-width="true"/>
    </style:style>
    <style:style style:name="co6" style:family="table-column">
      <style:table-column-properties fo:break-before="auto" style:column-width="2.8575cm" style:use-optimal-column-width="true"/>
    </style:style>
    <style:style style:name="co7" style:family="table-column">
      <style:table-column-properties fo:break-before="auto" style:column-width="6.20183333333333cm" style:use-optimal-column-width="true"/>
    </style:style>
    <style:style style:name="co8" style:family="table-column">
      <style:table-column-properties fo:break-before="auto" style:column-width="6.87916666666667cm" style:use-optimal-column-width="true"/>
    </style:style>
    <style:style style:name="co9" style:family="table-column">
      <style:table-column-properties fo:break-before="auto" style:column-width="2.24366666666667cm" style:use-optimal-column-width="true"/>
    </style:style>
    <style:style style:name="co10" style:family="table-column">
      <style:table-column-properties fo:break-before="auto" style:column-width="1.29116666666667cm" style:use-optimal-column-width="true"/>
    </style:style>
    <style:style style:name="co11" style:family="table-column">
      <style:table-column-properties fo:break-before="auto" style:column-width="4.064cm" style:use-optimal-column-width="true"/>
    </style:style>
    <style:style style:name="co12" style:family="table-column">
      <style:table-column-properties fo:break-before="auto" style:column-width="1.98966666666667cm" style:use-optimal-column-width="true"/>
    </style:style>
    <style:style style:name="co13" style:family="table-column">
      <style:table-column-properties fo:break-before="auto" style:column-width="1.88383333333333cm" style:use-optimal-column-width="true"/>
    </style:style>
    <style:style style:name="co14" style:family="table-column">
      <style:table-column-properties fo:break-before="auto" style:column-width="2.56116666666667cm" style:use-optimal-column-width="true"/>
    </style:style>
    <style:style style:name="co15" style:family="table-column">
      <style:table-column-properties fo:break-before="auto" style:column-width="2.54cm" style:use-optimal-column-width="true"/>
    </style:style>
    <style:style style:name="co16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1.6pt" style:use-optimal-row-height="true" fo:break-before="auto"/>
    </style:style>
    <style:style style:name="ro3" style:family="table-row">
      <style:table-row-properties style:row-height="31.8pt" style:use-optimal-row-height="true" fo:break-before="auto"/>
    </style:style>
    <style:style style:name="ro4" style:family="table-row">
      <style:table-row-properties style:row-height="14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stablecimientoAltaVerapaz_(2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6367" table:default-cell-style-name="ce1"/>
        <table:table-row table:style-name="ro1">
          <table:table-cell table:number-columns-spanned="17" table:number-rows-spanned="1" table:style-name="ce6"/>
          <table:covered-table-cell table:number-columns-repeated="16"/>
          <table:table-cell table:number-columns-repeated="16367"/>
        </table:table-row>
        <table:table-row table:style-name="ro2">
          <table:table-cell office:value-type="string" table:style-name="ce2">
            <text:p>CODIGO</text:p>
          </table:table-cell>
          <table:table-cell office:value-type="string" table:style-name="ce2">
            <text:p>DISTRITO</text:p>
          </table:table-cell>
          <table:table-cell office:value-type="string" table:style-name="ce2">
            <text:p>DEPARTAMENTO</text:p>
          </table:table-cell>
          <table:table-cell office:value-type="string" table:style-name="ce2">
            <text:p>MUNICIPIO</text:p>
          </table:table-cell>
          <table:table-cell office:value-type="string" table:style-name="ce2">
            <text:p>ESTABLECIMIENTO</text:p>
          </table:table-cell>
          <table:table-cell office:value-type="string" table:style-name="ce2">
            <text:p>DIRECCION</text:p>
          </table:table-cell>
          <table:table-cell office:value-type="string" table:style-name="ce2">
            <text:p>TELEFONO</text:p>
          </table:table-cell>
          <table:table-cell office:value-type="string" table:style-name="ce2">
            <text:p>SUPERVISOR</text:p>
          </table:table-cell>
          <table:table-cell office:value-type="string" table:style-name="ce2">
            <text:p>DIRECTOR</text:p>
          </table:table-cell>
          <table:table-cell office:value-type="string" table:style-name="ce2">
            <text:p>NIVEL</text:p>
          </table:table-cell>
          <table:table-cell office:value-type="string" table:style-name="ce2">
            <text:p>SECTOR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MODALIDAD</text:p>
          </table:table-cell>
          <table:table-cell office:value-type="string" table:style-name="ce2">
            <text:p>JORNADA</text:p>
          </table:table-cell>
          <table:table-cell office:value-type="string" table:style-name="ce2">
            <text:p>PLAN</text:p>
          </table:table-cell>
          <table:table-cell office:value-type="string" table:style-name="ce2">
            <text:p>DEPARTAMENTAL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1-0138-46</text:p>
          </table:table-cell>
          <table:table-cell office:value-type="string" table:style-name="ce3">
            <text:p>16-031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COBAN</text:p>
          </table:table-cell>
          <table:table-cell office:value-type="string" table:style-name="ce3">
            <text:p>COLEGIO COBAN</text:p>
          </table:table-cell>
          <table:table-cell office:value-type="string" table:style-name="ce3">
            <text:p>KM.2 SALIDA A SAN JUAN CHAMELCO ZONA 8</text:p>
          </table:table-cell>
          <table:table-cell office:value-type="float" office:value="77945104" table:style-name="ce3">
            <text:p>77945104</text:p>
          </table:table-cell>
          <table:table-cell office:value-type="string" table:style-name="ce3">
            <text:p>GLENDA DINORA GARCIA DELGADO</text:p>
          </table:table-cell>
          <table:table-cell office:value-type="string" table:style-name="ce3">
            <text:p>JULIO CESAR VILLELA AMAD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1-0139-46</text:p>
          </table:table-cell>
          <table:table-cell office:value-type="string" table:style-name="ce4">
            <text:p>16-031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COBAN</text:p>
          </table:table-cell>
          <table:table-cell office:value-type="string" table:style-name="ce4">
            <text:p>COLEGIO PARTICULAR MIXTO VERAPAZ</text:p>
          </table:table-cell>
          <table:table-cell office:value-type="string" table:style-name="ce4">
            <text:p>KM 209.5 ENTRADA A LA CIUDAD</text:p>
          </table:table-cell>
          <table:table-cell office:value-type="float" office:value="77367402" table:style-name="ce4">
            <text:p>77367402</text:p>
          </table:table-cell>
          <table:table-cell office:value-type="string" table:style-name="ce4">
            <text:p>GLENDA DINORA GARCIA DELGADO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1-0140-46</text:p>
          </table:table-cell>
          <table:table-cell office:value-type="string" table:style-name="ce3">
            <text:p>16-031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COBAN</text:p>
          </table:table-cell>
          <table:table-cell office:value-type="string" table:style-name="ce3">
            <text:p>COLEGIO "LA INMACULADA"</text:p>
          </table:table-cell>
          <table:table-cell office:value-type="string" table:style-name="ce3">
            <text:p>7A. AVENIDA 11-109 ZONA 6</text:p>
          </table:table-cell>
          <table:table-cell office:value-type="float" office:value="49532425" table:style-name="ce3">
            <text:p>49532425</text:p>
          </table:table-cell>
          <table:table-cell office:value-type="string" table:style-name="ce3">
            <text:p>GLENDA DINORA GARCIA DELGADO</text:p>
          </table:table-cell>
          <table:table-cell office:value-type="string" table:style-name="ce3">
            <text:p>MERCEDES QUIROS QUIRO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1-0141-46</text:p>
          </table:table-cell>
          <table:table-cell office:value-type="string" table:style-name="ce4">
            <text:p>16-005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COBAN</text:p>
          </table:table-cell>
          <table:table-cell office:value-type="string" table:style-name="ce4">
            <text:p>ESCUELA NACIONAL DE CIENCIAS COMERCIALES</text:p>
          </table:table-cell>
          <table:table-cell office:value-type="string" table:style-name="ce4">
            <text:p>2A CALLE 11-10 ZONA 2</text:p>
          </table:table-cell>
          <table:table-cell office:value-type="float" office:value="79514215" table:style-name="ce4">
            <text:p>79514215</text:p>
          </table:table-cell>
          <table:table-cell office:value-type="string" table:style-name="ce4">
            <text:p>MARITZA SOEHY MORALES SURUY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6-01-0142-46</text:p>
          </table:table-cell>
          <table:table-cell office:value-type="string" table:style-name="ce3">
            <text:p>16-005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COBAN</text:p>
          </table:table-cell>
          <table:table-cell office:value-type="string" table:style-name="ce3">
            <text:p>INSTITUTO NORMAL MIXTO DEL NORTE 'EMILIO ROSALES PONCE'</text:p>
          </table:table-cell>
          <table:table-cell office:value-type="string" table:style-name="ce3">
            <text:p>3A AVE 6-23 ZONA 11</text:p>
          </table:table-cell>
          <table:table-cell office:value-type="float" office:value="79521468" table:style-name="ce3">
            <text:p>79521468</text:p>
          </table:table-cell>
          <table:table-cell office:value-type="string" table:style-name="ce3">
            <text:p>MARITZA SOEHY MORALES SURUY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1-0143-46</text:p>
          </table:table-cell>
          <table:table-cell office:value-type="string" table:style-name="ce4">
            <text:p>16-031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COBAN</text:p>
          </table:table-cell>
          <table:table-cell office:value-type="string" table:style-name="ce4">
            <text:p>COLEGIO PARTICULAR MIXTO IMPERIAL</text:p>
          </table:table-cell>
          <table:table-cell office:value-type="string" table:style-name="ce4">
            <text:p>5A. CALLE 1-9 ZONA 3</text:p>
          </table:table-cell>
          <table:table-cell office:value-type="float" office:value="57101061" table:style-name="ce4">
            <text:p>57101061</text:p>
          </table:table-cell>
          <table:table-cell office:value-type="string" table:style-name="ce4">
            <text:p>GLENDA DINORA GARCIA DELGADO</text:p>
          </table:table-cell>
          <table:table-cell office:value-type="string" table:style-name="ce4">
            <text:p>HECOTR WALDEMAR TOT COY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6-01-0145-46</text:p>
          </table:table-cell>
          <table:table-cell office:value-type="string" table:style-name="ce3">
            <text:p>16-006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COBAN</text:p>
          </table:table-cell>
          <table:table-cell office:value-type="string" table:style-name="ce3">
            <text:p>INSTITUTO DE TURSMO Y AVIACON DEL NORTE I.T.A.N</text:p>
          </table:table-cell>
          <table:table-cell office:value-type="string" table:style-name="ce3">
            <text:p>3 AV. 5-28 ZONA 4</text:p>
          </table:table-cell>
          <table:table-cell office:value-type="float" office:value="54641454" table:style-name="ce3">
            <text:p>54641454</text:p>
          </table:table-cell>
          <table:table-cell office:value-type="string" table:style-name="ce3">
            <text:p>ARMANDO AUDILIO POP CUCUL</text:p>
          </table:table-cell>
          <table:table-cell office:value-type="string" table:style-name="ce3">
            <text:p>LUIS FERNANDO SOT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01-0147-46</text:p>
          </table:table-cell>
          <table:table-cell office:value-type="string" table:style-name="ce4">
            <text:p>16-031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COBAN</text:p>
          </table:table-cell>
          <table:table-cell office:value-type="string" table:style-name="ce4">
            <text:p>COLEGIO "LA INMACULADA"</text:p>
          </table:table-cell>
          <table:table-cell office:value-type="string" table:style-name="ce4">
            <text:p>7A. CALLE 11-09 ZONA 6 COBAN</text:p>
          </table:table-cell>
          <table:table-cell office:value-type="float" office:value="49532425" table:style-name="ce4">
            <text:p>49532425</text:p>
          </table:table-cell>
          <table:table-cell office:value-type="string" table:style-name="ce4">
            <text:p>GLENDA DINORA GARCIA DELGADO</text:p>
          </table:table-cell>
          <table:table-cell office:value-type="string" table:style-name="ce4">
            <text:p>MERCEDES QUIROS QUIRO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6-01-0150-46</text:p>
          </table:table-cell>
          <table:table-cell office:value-type="string" table:style-name="ce3">
            <text:p>16-006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COBAN</text:p>
          </table:table-cell>
          <table:table-cell office:value-type="string" table:style-name="ce3">
            <text:p>INSTITUTO INTERCULTRUAL ALTAVERAPACENCESE -IIAV-</text:p>
          </table:table-cell>
          <table:table-cell office:value-type="string" table:style-name="ce3">
            <text:p>3A. AVAENIDA 1-23 ZONA 4</text:p>
          </table:table-cell>
          <table:table-cell table:style-name="ce3"/>
          <table:table-cell office:value-type="string" table:style-name="ce3">
            <text:p>ARMANDO AUDILIO POP CUCUL</text:p>
          </table:table-cell>
          <table:table-cell office:value-type="string" table:style-name="ce3">
            <text:p>GUILLERMO ESTUARDO VASQUEZ MORALE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1-0155-46</text:p>
          </table:table-cell>
          <table:table-cell office:value-type="string" table:style-name="ce4">
            <text:p>16-031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COBAN</text:p>
          </table:table-cell>
          <table:table-cell office:value-type="string" table:style-name="ce4">
            <text:p>LICEO "MODERNO LATINO"</text:p>
          </table:table-cell>
          <table:table-cell office:value-type="string" table:style-name="ce4">
            <text:p>11 AVENIDA 5-17 ZONA 4</text:p>
          </table:table-cell>
          <table:table-cell office:value-type="float" office:value="79522555" table:style-name="ce4">
            <text:p>79522555</text:p>
          </table:table-cell>
          <table:table-cell office:value-type="string" table:style-name="ce4">
            <text:p>GLENDA DINORA GARCIA DELGADO</text:p>
          </table:table-cell>
          <table:table-cell office:value-type="string" table:style-name="ce4">
            <text:p>JORGE BENEDICTO COC POP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1-0428-46</text:p>
          </table:table-cell>
          <table:table-cell office:value-type="string" table:style-name="ce3">
            <text:p>16-005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COBAN</text:p>
          </table:table-cell>
          <table:table-cell office:value-type="string" table:style-name="ce3">
            <text:p>INSTITUTO NACIONAL DE EDUCACION DIVERSIFICADA</text:p>
          </table:table-cell>
          <table:table-cell office:value-type="string" table:style-name="ce3">
            <text:p>BARRIO CANTON LAS CASAS, DIAGONAL 8 8-05 ZONA 8</text:p>
          </table:table-cell>
          <table:table-cell office:value-type="float" office:value="79945251" table:style-name="ce3">
            <text:p>79945251</text:p>
          </table:table-cell>
          <table:table-cell office:value-type="string" table:style-name="ce3">
            <text:p>MARITZA SOEHY MORALES SURUY</text:p>
          </table:table-cell>
          <table:table-cell office:value-type="string" table:style-name="ce3">
            <text:p>GEHU ABRAHAM CAAL MAA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01-0471-46</text:p>
          </table:table-cell>
          <table:table-cell office:value-type="string" table:style-name="ce4">
            <text:p>16-031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COBAN</text:p>
          </table:table-cell>
          <table:table-cell office:value-type="string" table:style-name="ce4">
            <text:p>COLEGIO DE INFORMATICA "CENINFAV"</text:p>
          </table:table-cell>
          <table:table-cell office:value-type="string" table:style-name="ce4">
            <text:p>12 AV. 2-12 ZONA 1</text:p>
          </table:table-cell>
          <table:table-cell office:value-type="float" office:value="79545566" table:style-name="ce4">
            <text:p>79545566</text:p>
          </table:table-cell>
          <table:table-cell office:value-type="string" table:style-name="ce4">
            <text:p>GLENDA DINORA GARCIA DELGADO</text:p>
          </table:table-cell>
          <table:table-cell office:value-type="string" table:style-name="ce4">
            <text:p>MARIA MAGDALENA BOL CU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1-0478-46</text:p>
          </table:table-cell>
          <table:table-cell office:value-type="string" table:style-name="ce3">
            <text:p>16-031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COBAN</text:p>
          </table:table-cell>
          <table:table-cell office:value-type="string" table:style-name="ce3">
            <text:p>COLEGIO EVANGELICO "LA PATRIA"</text:p>
          </table:table-cell>
          <table:table-cell office:value-type="string" table:style-name="ce3">
            <text:p>FINCA CHIMAXITO ZONA 11</text:p>
          </table:table-cell>
          <table:table-cell office:value-type="float" office:value="79514440" table:style-name="ce3">
            <text:p>79514440</text:p>
          </table:table-cell>
          <table:table-cell office:value-type="string" table:style-name="ce3">
            <text:p>GLENDA DINORA GARCIA DELGADO</text:p>
          </table:table-cell>
          <table:table-cell office:value-type="string" table:style-name="ce3">
            <text:p>ELIGIO PASTOR GARCÍ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1-0481-46</text:p>
          </table:table-cell>
          <table:table-cell office:value-type="string" table:style-name="ce4">
            <text:p>16-031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COBAN</text:p>
          </table:table-cell>
          <table:table-cell office:value-type="string" table:style-name="ce4">
            <text:p>LICEO AMERICANO DEL NORTE</text:p>
          </table:table-cell>
          <table:table-cell office:value-type="string" table:style-name="ce4">
            <text:p>5TA. CALLE 2-23 ZONA 4</text:p>
          </table:table-cell>
          <table:table-cell office:value-type="float" office:value="79514754" table:style-name="ce4">
            <text:p>79514754</text:p>
          </table:table-cell>
          <table:table-cell office:value-type="string" table:style-name="ce4">
            <text:p>GLENDA DINORA GARCIA DELGADO</text:p>
          </table:table-cell>
          <table:table-cell office:value-type="string" table:style-name="ce4">
            <text:p>JOSE CUPERTINO REYES GARCI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1-0483-46</text:p>
          </table:table-cell>
          <table:table-cell office:value-type="string" table:style-name="ce3">
            <text:p>16-031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COBAN</text:p>
          </table:table-cell>
          <table:table-cell office:value-type="string" table:style-name="ce3">
            <text:p>LICEO AMERICANO DEL NORTE</text:p>
          </table:table-cell>
          <table:table-cell office:value-type="string" table:style-name="ce3">
            <text:p>5TA. CALLE 2-23 ZONA 4</text:p>
          </table:table-cell>
          <table:table-cell office:value-type="float" office:value="79514754" table:style-name="ce3">
            <text:p>79514754</text:p>
          </table:table-cell>
          <table:table-cell office:value-type="string" table:style-name="ce3">
            <text:p>GLENDA DINORA GARCIA DELGADO</text:p>
          </table:table-cell>
          <table:table-cell office:value-type="string" table:style-name="ce3">
            <text:p>JOSE CUPERTINO REYES GARCI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1-0557-46</text:p>
          </table:table-cell>
          <table:table-cell office:value-type="string" table:style-name="ce4">
            <text:p>16-031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COBAN</text:p>
          </table:table-cell>
          <table:table-cell office:value-type="string" table:style-name="ce4">
            <text:p>COLEGIO "LA LIBERTAD"</text:p>
          </table:table-cell>
          <table:table-cell office:value-type="string" table:style-name="ce4">
            <text:p>3RA. AVENIDA 5-12 ZONA 4</text:p>
          </table:table-cell>
          <table:table-cell office:value-type="float" office:value="79523696" table:style-name="ce4">
            <text:p>79523696</text:p>
          </table:table-cell>
          <table:table-cell office:value-type="string" table:style-name="ce4">
            <text:p>GLENDA DINORA GARCIA DELGADO</text:p>
          </table:table-cell>
          <table:table-cell office:value-type="string" table:style-name="ce4">
            <text:p>ERICK GIOVANNI CAAL DE LEÓN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3">
          <table:table-cell office:value-type="string" table:style-name="ce3">
            <text:p>16-01-0558-46</text:p>
          </table:table-cell>
          <table:table-cell office:value-type="string" table:style-name="ce3">
            <text:p>16-005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COBAN</text:p>
          </table:table-cell>
          <table:table-cell office:value-type="string" table:style-name="ce3">
            <text:p>INSTITUTO NORMAL PREPRIMARIA BILINGUE ADSCRITO AL INSTITUTO NORMAL MIXTO DEL NORTE "EMILIO ROSALES PONCE"</text:p>
          </table:table-cell>
          <table:table-cell office:value-type="string" table:style-name="ce3">
            <text:p>3A. AVE. 6-23 ZONA 11</text:p>
          </table:table-cell>
          <table:table-cell office:value-type="float" office:value="79521468" table:style-name="ce3">
            <text:p>79521468</text:p>
          </table:table-cell>
          <table:table-cell office:value-type="string" table:style-name="ce3">
            <text:p>MARITZA SOEHY MORALES SURUY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01-0559-46</text:p>
          </table:table-cell>
          <table:table-cell office:value-type="string" table:style-name="ce4">
            <text:p>16-005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COBAN</text:p>
          </table:table-cell>
          <table:table-cell office:value-type="string" table:style-name="ce4">
            <text:p>INSTITUTO NORMAL PRIMARIA BILINGUE INTERCULTURAL ADS. AL INSTITUTO EMILIO ROSALES PONCE</text:p>
          </table:table-cell>
          <table:table-cell office:value-type="string" table:style-name="ce4">
            <text:p>3A. AVE. 6-23 ZONA 11</text:p>
          </table:table-cell>
          <table:table-cell office:value-type="float" office:value="79521468" table:style-name="ce4">
            <text:p>79521468</text:p>
          </table:table-cell>
          <table:table-cell office:value-type="string" table:style-name="ce4">
            <text:p>MARITZA SOEHY MORALES SURUY</text:p>
          </table:table-cell>
          <table:table-cell office:value-type="string" table:style-name="ce4">
            <text:p>---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1-0563-46</text:p>
          </table:table-cell>
          <table:table-cell office:value-type="string" table:style-name="ce3">
            <text:p>16-031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COBAN</text:p>
          </table:table-cell>
          <table:table-cell office:value-type="string" table:style-name="ce3">
            <text:p>CENTRO DE FORMACION INTEGRAL LAS CONCHAS FMG</text:p>
          </table:table-cell>
          <table:table-cell office:value-type="string" table:style-name="ce3">
            <text:p>ALDEA LAS CONCHAS</text:p>
          </table:table-cell>
          <table:table-cell office:value-type="float" office:value="79522793" table:style-name="ce3">
            <text:p>79522793</text:p>
          </table:table-cell>
          <table:table-cell office:value-type="string" table:style-name="ce3">
            <text:p>GLENDA DINORA GARCIA DELGADO</text:p>
          </table:table-cell>
          <table:table-cell office:value-type="string" table:style-name="ce3">
            <text:p>CARLOS OXOM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1-0565-46</text:p>
          </table:table-cell>
          <table:table-cell office:value-type="string" table:style-name="ce4">
            <text:p>16-031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COBAN</text:p>
          </table:table-cell>
          <table:table-cell office:value-type="string" table:style-name="ce4">
            <text:p>INSTITUTO MIXTO PRIVADO "SALUD Y DESARROLLO"</text:p>
          </table:table-cell>
          <table:table-cell office:value-type="string" table:style-name="ce4">
            <text:p>3A. AVENIDA 16-16 ZONA 11, BARRIO LA LIBERTAD</text:p>
          </table:table-cell>
          <table:table-cell office:value-type="float" office:value="44042550" table:style-name="ce4">
            <text:p>44042550</text:p>
          </table:table-cell>
          <table:table-cell office:value-type="string" table:style-name="ce4">
            <text:p>GLENDA DINORA GARCIA DELGADO</text:p>
          </table:table-cell>
          <table:table-cell office:value-type="string" table:style-name="ce4">
            <text:p>HENRI MARCO TULIO ARTOLA TEYUL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1-0568-46</text:p>
          </table:table-cell>
          <table:table-cell office:value-type="string" table:style-name="ce3">
            <text:p>16-031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COBAN</text:p>
          </table:table-cell>
          <table:table-cell office:value-type="string" table:style-name="ce3">
            <text:p>INSTITUTO PRIVADO RAUL CHENAL HEINEMANN</text:p>
          </table:table-cell>
          <table:table-cell office:value-type="string" table:style-name="ce3">
            <text:p>5A. CALLE 1-06 ZONA 3</text:p>
          </table:table-cell>
          <table:table-cell office:value-type="float" office:value="79510413" table:style-name="ce3">
            <text:p>79510413</text:p>
          </table:table-cell>
          <table:table-cell office:value-type="string" table:style-name="ce3">
            <text:p>GLENDA DINORA GARCIA DELGADO</text:p>
          </table:table-cell>
          <table:table-cell office:value-type="string" table:style-name="ce3">
            <text:p>ASTRID YADIRA MARROQUIN MOLIN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NOCTUR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1-0570-46</text:p>
          </table:table-cell>
          <table:table-cell office:value-type="string" table:style-name="ce4">
            <text:p>16-031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COBAN</text:p>
          </table:table-cell>
          <table:table-cell office:value-type="string" table:style-name="ce4">
            <text:p>LICEO MIGUEL ANGEL ASTURIAS</text:p>
          </table:table-cell>
          <table:table-cell office:value-type="string" table:style-name="ce4">
            <text:p>7A. CALLE 1-13 ZONA 3</text:p>
          </table:table-cell>
          <table:table-cell office:value-type="float" office:value="79511103" table:style-name="ce4">
            <text:p>79511103</text:p>
          </table:table-cell>
          <table:table-cell office:value-type="string" table:style-name="ce4">
            <text:p>GLENDA DINORA GARCIA DELGADO</text:p>
          </table:table-cell>
          <table:table-cell office:value-type="string" table:style-name="ce4">
            <text:p>WALDEMAR PEREZ OXOM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1-0572-46</text:p>
          </table:table-cell>
          <table:table-cell office:value-type="string" table:style-name="ce3">
            <text:p>16-031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COBAN</text:p>
          </table:table-cell>
          <table:table-cell office:value-type="string" table:style-name="ce3">
            <text:p>LICEO MIGUEL ANGEL ASTURIAS</text:p>
          </table:table-cell>
          <table:table-cell office:value-type="string" table:style-name="ce3">
            <text:p>7A. CALLE 1-13 ZONA 3</text:p>
          </table:table-cell>
          <table:table-cell office:value-type="float" office:value="79511103" table:style-name="ce3">
            <text:p>79511103</text:p>
          </table:table-cell>
          <table:table-cell office:value-type="string" table:style-name="ce3">
            <text:p>GLENDA DINORA GARCIA DELGADO</text:p>
          </table:table-cell>
          <table:table-cell office:value-type="string" table:style-name="ce3">
            <text:p>WALDEMAR PEREZ OXOM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1-0573-46</text:p>
          </table:table-cell>
          <table:table-cell office:value-type="string" table:style-name="ce4">
            <text:p>16-031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COBAN</text:p>
          </table:table-cell>
          <table:table-cell office:value-type="string" table:style-name="ce4">
            <text:p>COLEGIO CRISTIANO BILINGUE VERBO</text:p>
          </table:table-cell>
          <table:table-cell office:value-type="string" table:style-name="ce4">
            <text:p>4A. CALLE A 4-32 ZONA 8</text:p>
          </table:table-cell>
          <table:table-cell office:value-type="float" office:value="77945181" table:style-name="ce4">
            <text:p>77945181</text:p>
          </table:table-cell>
          <table:table-cell office:value-type="string" table:style-name="ce4">
            <text:p>GLENDA DINORA GARCIA DELGADO</text:p>
          </table:table-cell>
          <table:table-cell office:value-type="string" table:style-name="ce4">
            <text:p>ALICIA WINTER CAAL DE ENRIQU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1-0574-46</text:p>
          </table:table-cell>
          <table:table-cell office:value-type="string" table:style-name="ce3">
            <text:p>16-005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COBAN</text:p>
          </table:table-cell>
          <table:table-cell office:value-type="string" table:style-name="ce3">
            <text:p>ESCUELA NACIONAL DE CIENCIAS COMERCIALES</text:p>
          </table:table-cell>
          <table:table-cell office:value-type="string" table:style-name="ce3">
            <text:p>2A. CALLE 11-10 ZONA 2</text:p>
          </table:table-cell>
          <table:table-cell office:value-type="float" office:value="47177563" table:style-name="ce3">
            <text:p>47177563</text:p>
          </table:table-cell>
          <table:table-cell office:value-type="string" table:style-name="ce3">
            <text:p>MARITZA SOEHY MORALES SURUY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1-0583-46</text:p>
          </table:table-cell>
          <table:table-cell office:value-type="string" table:style-name="ce4">
            <text:p>16-031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COBAN</text:p>
          </table:table-cell>
          <table:table-cell office:value-type="string" table:style-name="ce4">
            <text:p>COLEGIO NUEVOS SENDEROS</text:p>
          </table:table-cell>
          <table:table-cell office:value-type="string" table:style-name="ce4">
            <text:p>3A. CALLE 3-74, ZONA 3</text:p>
          </table:table-cell>
          <table:table-cell office:value-type="float" office:value="79417300" table:style-name="ce4">
            <text:p>79417300</text:p>
          </table:table-cell>
          <table:table-cell office:value-type="string" table:style-name="ce4">
            <text:p>GLENDA DINORA GARCIA DELGADO</text:p>
          </table:table-cell>
          <table:table-cell office:value-type="string" table:style-name="ce4">
            <text:p>ZOYLA ARGENTINA MOLLINEDO ALVARAD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1-0604-46</text:p>
          </table:table-cell>
          <table:table-cell office:value-type="string" table:style-name="ce3">
            <text:p>16-031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COBAN</text:p>
          </table:table-cell>
          <table:table-cell office:value-type="string" table:style-name="ce3">
            <text:p>INSTITUTO PRIVADO RAUL CHENAL HEINEMANN</text:p>
          </table:table-cell>
          <table:table-cell office:value-type="string" table:style-name="ce3">
            <text:p>5A. CALLE 1-06, ZONA 3</text:p>
          </table:table-cell>
          <table:table-cell office:value-type="float" office:value="79510413" table:style-name="ce3">
            <text:p>79510413</text:p>
          </table:table-cell>
          <table:table-cell office:value-type="string" table:style-name="ce3">
            <text:p>GLENDA DINORA GARCIA DELGADO</text:p>
          </table:table-cell>
          <table:table-cell office:value-type="string" table:style-name="ce3">
            <text:p>ASTRID YADIRA MARROQUIN MOLIN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01-0609-46</text:p>
          </table:table-cell>
          <table:table-cell office:value-type="string" table:style-name="ce4">
            <text:p>16-031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COBAN</text:p>
          </table:table-cell>
          <table:table-cell office:value-type="string" table:style-name="ce4">
            <text:p>INSTITUTO MIXTO DE EDUCACION BILINGUE INTERCULTURAL -IMEBI-</text:p>
          </table:table-cell>
          <table:table-cell office:value-type="string" table:style-name="ce4">
            <text:p>LOTIFICACION CHIVENCORRAL</text:p>
          </table:table-cell>
          <table:table-cell office:value-type="float" office:value="30367501" table:style-name="ce4">
            <text:p>30367501</text:p>
          </table:table-cell>
          <table:table-cell office:value-type="string" table:style-name="ce4">
            <text:p>GLENDA DINORA GARCIA DELGADO</text:p>
          </table:table-cell>
          <table:table-cell office:value-type="string" table:style-name="ce4">
            <text:p>JUAN PASCUAL FRANCISCO LUCAS ANTONI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1-0611-46</text:p>
          </table:table-cell>
          <table:table-cell office:value-type="string" table:style-name="ce3">
            <text:p>16-031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COBAN</text:p>
          </table:table-cell>
          <table:table-cell office:value-type="string" table:style-name="ce3">
            <text:p>COLEGIO HISPANOAMERICANO</text:p>
          </table:table-cell>
          <table:table-cell office:value-type="string" table:style-name="ce3">
            <text:p>1A CALLE 17-41 COMUNIDAD PETET CHIXIC, ZONA 12</text:p>
          </table:table-cell>
          <table:table-cell office:value-type="float" office:value="74725125" table:style-name="ce3">
            <text:p>74725125</text:p>
          </table:table-cell>
          <table:table-cell office:value-type="string" table:style-name="ce3">
            <text:p>GLENDA DINORA GARCIA DELGADO</text:p>
          </table:table-cell>
          <table:table-cell office:value-type="string" table:style-name="ce3">
            <text:p>EDWIN ISMAEL CAAL CÚ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01-0612-46</text:p>
          </table:table-cell>
          <table:table-cell office:value-type="string" table:style-name="ce4">
            <text:p>16-031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COBAN</text:p>
          </table:table-cell>
          <table:table-cell office:value-type="string" table:style-name="ce4">
            <text:p>INSTITUTO DE MAGISTERIO DE EDUCACION PREPRIMARIA INFANTIL BILINGUE INTERCULTURAL LUZ DEL SABER</text:p>
          </table:table-cell>
          <table:table-cell office:value-type="string" table:style-name="ce4">
            <text:p>CALZADA RABIN AJAU, ZONA 1</text:p>
          </table:table-cell>
          <table:table-cell office:value-type="float" office:value="51609883" table:style-name="ce4">
            <text:p>51609883</text:p>
          </table:table-cell>
          <table:table-cell office:value-type="string" table:style-name="ce4">
            <text:p>GLENDA DINORA GARCIA DELGADO</text:p>
          </table:table-cell>
          <table:table-cell office:value-type="string" table:style-name="ce4">
            <text:p>FELIPE CHO TUT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6-01-0613-46</text:p>
          </table:table-cell>
          <table:table-cell office:value-type="string" table:style-name="ce3">
            <text:p>16-031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COBAN</text:p>
          </table:table-cell>
          <table:table-cell office:value-type="string" table:style-name="ce3">
            <text:p>COLEGIO PARTICULAR MIXTO "ANTON DE MONTESINOS"</text:p>
          </table:table-cell>
          <table:table-cell office:value-type="string" table:style-name="ce3">
            <text:p>3AV. 1-23 ZONA 4</text:p>
          </table:table-cell>
          <table:table-cell office:value-type="float" office:value="79500597" table:style-name="ce3">
            <text:p>79500597</text:p>
          </table:table-cell>
          <table:table-cell office:value-type="string" table:style-name="ce3">
            <text:p>GLENDA DINORA GARCIA DELGADO</text:p>
          </table:table-cell>
          <table:table-cell office:value-type="string" table:style-name="ce3">
            <text:p>MARGARITA VILLALOBOS LIGORRIA DE MENDOZ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1-0616-46</text:p>
          </table:table-cell>
          <table:table-cell office:value-type="string" table:style-name="ce4">
            <text:p>16-037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COBAN</text:p>
          </table:table-cell>
          <table:table-cell office:value-type="string" table:style-name="ce4">
            <text:p>INSTITUTO NACIONAL DE EDUCACION DIVERSIFICADA</text:p>
          </table:table-cell>
          <table:table-cell office:value-type="string" table:style-name="ce4">
            <text:p>ALDEA SALACUIM</text:p>
          </table:table-cell>
          <table:table-cell office:value-type="float" office:value="57300783" table:style-name="ce4">
            <text:p>57300783</text:p>
          </table:table-cell>
          <table:table-cell office:value-type="string" table:style-name="ce4">
            <text:p>JUVENTINA ALVARADO PEREZ</text:p>
          </table:table-cell>
          <table:table-cell office:value-type="string" table:style-name="ce4">
            <text:p>---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1-0619-46</text:p>
          </table:table-cell>
          <table:table-cell office:value-type="string" table:style-name="ce3">
            <text:p>16-031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COBAN</text:p>
          </table:table-cell>
          <table:table-cell office:value-type="string" table:style-name="ce3">
            <text:p>COLEGIO PARTICULAR MIXTO "ANTON DE MONTESINOS"</text:p>
          </table:table-cell>
          <table:table-cell office:value-type="string" table:style-name="ce3">
            <text:p>3A. AV. 1-23, ZONA 4</text:p>
          </table:table-cell>
          <table:table-cell office:value-type="float" office:value="79513444" table:style-name="ce3">
            <text:p>79513444</text:p>
          </table:table-cell>
          <table:table-cell office:value-type="string" table:style-name="ce3">
            <text:p>GLENDA DINORA GARCIA DELGADO</text:p>
          </table:table-cell>
          <table:table-cell office:value-type="string" table:style-name="ce3">
            <text:p>MARGARITA VILLALOBOS LIGORRI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1-0642-46</text:p>
          </table:table-cell>
          <table:table-cell office:value-type="string" table:style-name="ce4">
            <text:p>16-005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COBAN</text:p>
          </table:table-cell>
          <table:table-cell office:value-type="string" table:style-name="ce4">
            <text:p>INSTITUTO NACIONAL DE EDUCACION DIVERSIFICADA</text:p>
          </table:table-cell>
          <table:table-cell office:value-type="string" table:style-name="ce4">
            <text:p>ALDEA CHOVAL</text:p>
          </table:table-cell>
          <table:table-cell office:value-type="float" office:value="53331646" table:style-name="ce4">
            <text:p>53331646</text:p>
          </table:table-cell>
          <table:table-cell office:value-type="string" table:style-name="ce4">
            <text:p>MARITZA SOEHY MORALES SURUY</text:p>
          </table:table-cell>
          <table:table-cell office:value-type="string" table:style-name="ce4">
            <text:p>--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1-0646-46</text:p>
          </table:table-cell>
          <table:table-cell office:value-type="string" table:style-name="ce3">
            <text:p>16-031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COBAN</text:p>
          </table:table-cell>
          <table:table-cell office:value-type="string" table:style-name="ce3">
            <text:p>INSTITUTO MIXTO PRIVADO SALUD Y DESARROLLO</text:p>
          </table:table-cell>
          <table:table-cell office:value-type="string" table:style-name="ce3">
            <text:p>4A. CALLE 6-92 ZONA 11</text:p>
          </table:table-cell>
          <table:table-cell office:value-type="float" office:value="44042550" table:style-name="ce3">
            <text:p>44042550</text:p>
          </table:table-cell>
          <table:table-cell office:value-type="string" table:style-name="ce3">
            <text:p>GLENDA DINORA GARCIA DELGADO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01-0651-46</text:p>
          </table:table-cell>
          <table:table-cell office:value-type="string" table:style-name="ce4">
            <text:p>16-031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COBAN</text:p>
          </table:table-cell>
          <table:table-cell office:value-type="string" table:style-name="ce4">
            <text:p>CENTRO DE FORMACIÓN INTEGRAL CIUDAD DE LA ESPERANZA</text:p>
          </table:table-cell>
          <table:table-cell office:value-type="string" table:style-name="ce4">
            <text:p>6A. AV. 10-68 ZONA 12 COLONIA EL ESFUERZO I</text:p>
          </table:table-cell>
          <table:table-cell office:value-type="float" office:value="77367652" table:style-name="ce4">
            <text:p>77367652</text:p>
          </table:table-cell>
          <table:table-cell office:value-type="string" table:style-name="ce4">
            <text:p>GLENDA DINORA GARCIA DELGADO</text:p>
          </table:table-cell>
          <table:table-cell office:value-type="string" table:style-name="ce4">
            <text:p>SILVIA ANABELLA RIVERA GARC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1-0652-46</text:p>
          </table:table-cell>
          <table:table-cell office:value-type="string" table:style-name="ce3">
            <text:p>16-037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COBAN</text:p>
          </table:table-cell>
          <table:table-cell office:value-type="string" table:style-name="ce3">
            <text:p>INSTITUTO MAYA COMUNITARIO K AMOLB E</text:p>
          </table:table-cell>
          <table:table-cell office:value-type="string" table:style-name="ce3">
            <text:p>ALDEA NIMLAJACOC</text:p>
          </table:table-cell>
          <table:table-cell office:value-type="float" office:value="49203582" table:style-name="ce3">
            <text:p>49203582</text:p>
          </table:table-cell>
          <table:table-cell office:value-type="string" table:style-name="ce3">
            <text:p>JUVENTINA ALVARADO PEREZ</text:p>
          </table:table-cell>
          <table:table-cell office:value-type="string" table:style-name="ce3">
            <text:p>JOSE MARIA CHOC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1-0664-46</text:p>
          </table:table-cell>
          <table:table-cell office:value-type="string" table:style-name="ce4">
            <text:p>16-031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COBAN</text:p>
          </table:table-cell>
          <table:table-cell office:value-type="string" table:style-name="ce4">
            <text:p>LICEO AMERICANO DEL NORTE</text:p>
          </table:table-cell>
          <table:table-cell office:value-type="string" table:style-name="ce4">
            <text:p>5TA. AVENIDA 2-23 ZONA 4</text:p>
          </table:table-cell>
          <table:table-cell office:value-type="float" office:value="79514754" table:style-name="ce4">
            <text:p>79514754</text:p>
          </table:table-cell>
          <table:table-cell office:value-type="string" table:style-name="ce4">
            <text:p>GLENDA DINORA GARCIA DELGADO</text:p>
          </table:table-cell>
          <table:table-cell office:value-type="string" table:style-name="ce4">
            <text:p>JOSE CUPERTINO REYES GARCI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1-0665-46</text:p>
          </table:table-cell>
          <table:table-cell office:value-type="string" table:style-name="ce3">
            <text:p>16-031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COBAN</text:p>
          </table:table-cell>
          <table:table-cell office:value-type="string" table:style-name="ce3">
            <text:p>COLEGIO DE INFORMÁTICA "CENINFAV"</text:p>
          </table:table-cell>
          <table:table-cell office:value-type="string" table:style-name="ce3">
            <text:p>12 AVENIDA 2-12 ZONA 1</text:p>
          </table:table-cell>
          <table:table-cell office:value-type="float" office:value="79545566" table:style-name="ce3">
            <text:p>79545566</text:p>
          </table:table-cell>
          <table:table-cell office:value-type="string" table:style-name="ce3">
            <text:p>GLENDA DINORA GARCIA DELGADO</text:p>
          </table:table-cell>
          <table:table-cell office:value-type="string" table:style-name="ce3">
            <text:p>MARIA MAGDALENA BOL CU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1-0666-46</text:p>
          </table:table-cell>
          <table:table-cell office:value-type="string" table:style-name="ce4">
            <text:p>16-031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COBAN</text:p>
          </table:table-cell>
          <table:table-cell office:value-type="string" table:style-name="ce4">
            <text:p>COLEGIO DE INFORMÁTICA "CENINFAV"</text:p>
          </table:table-cell>
          <table:table-cell office:value-type="string" table:style-name="ce4">
            <text:p>12 AVENIDA 2-12 ZONA 1</text:p>
          </table:table-cell>
          <table:table-cell office:value-type="float" office:value="79521765" table:style-name="ce4">
            <text:p>79521765</text:p>
          </table:table-cell>
          <table:table-cell office:value-type="string" table:style-name="ce4">
            <text:p>GLENDA DINORA GARCIA DELGADO</text:p>
          </table:table-cell>
          <table:table-cell office:value-type="string" table:style-name="ce4">
            <text:p>HECTOR VIDAL BOL CU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1-0668-46</text:p>
          </table:table-cell>
          <table:table-cell office:value-type="string" table:style-name="ce3">
            <text:p>16-031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COBAN</text:p>
          </table:table-cell>
          <table:table-cell office:value-type="string" table:style-name="ce3">
            <text:p>COLEGIO PARTICULAR MIXTO IMPERIAL</text:p>
          </table:table-cell>
          <table:table-cell office:value-type="string" table:style-name="ce3">
            <text:p>5A CALLE 1-98, ZONA 3</text:p>
          </table:table-cell>
          <table:table-cell office:value-type="float" office:value="57101061" table:style-name="ce3">
            <text:p>57101061</text:p>
          </table:table-cell>
          <table:table-cell office:value-type="string" table:style-name="ce3">
            <text:p>GLENDA DINORA GARCIA DELGADO</text:p>
          </table:table-cell>
          <table:table-cell office:value-type="string" table:style-name="ce3">
            <text:p>JUAN JOSÉ LUTHER MEJICANO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1-0671-46</text:p>
          </table:table-cell>
          <table:table-cell office:value-type="string" table:style-name="ce4">
            <text:p>16-031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COBAN</text:p>
          </table:table-cell>
          <table:table-cell office:value-type="string" table:style-name="ce4">
            <text:p>COLEGIO PRIVADO MIXTO TECNOLÓGICO EN INFORMÁTICA</text:p>
          </table:table-cell>
          <table:table-cell office:value-type="string" table:style-name="ce4">
            <text:p>2A. CALLE 12-23 ZONA 4</text:p>
          </table:table-cell>
          <table:table-cell office:value-type="float" office:value="79521190" table:style-name="ce4">
            <text:p>79521190</text:p>
          </table:table-cell>
          <table:table-cell office:value-type="string" table:style-name="ce4">
            <text:p>GLENDA DINORA GARCIA DELGADO</text:p>
          </table:table-cell>
          <table:table-cell office:value-type="string" table:style-name="ce4">
            <text:p>JORGE SALVADOR JUAREZ SIERR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1-0672-46</text:p>
          </table:table-cell>
          <table:table-cell office:value-type="string" table:style-name="ce3">
            <text:p>16-031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COBAN</text:p>
          </table:table-cell>
          <table:table-cell office:value-type="string" table:style-name="ce3">
            <text:p>ICA</text:p>
          </table:table-cell>
          <table:table-cell office:value-type="string" table:style-name="ce3">
            <text:p>11AVENIDA 1-10 ZONA 1</text:p>
          </table:table-cell>
          <table:table-cell office:value-type="float" office:value="77283890" table:style-name="ce3">
            <text:p>77283890</text:p>
          </table:table-cell>
          <table:table-cell office:value-type="string" table:style-name="ce3">
            <text:p>GLENDA DINORA GARCIA DELGADO</text:p>
          </table:table-cell>
          <table:table-cell office:value-type="string" table:style-name="ce3">
            <text:p>HAMILTON OTTONIEL LÓPEZ RAMÍR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1-0678-46</text:p>
          </table:table-cell>
          <table:table-cell office:value-type="string" table:style-name="ce4">
            <text:p>16-031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COBAN</text:p>
          </table:table-cell>
          <table:table-cell office:value-type="string" table:style-name="ce4">
            <text:p>COLEGIO LA LIBERTAD</text:p>
          </table:table-cell>
          <table:table-cell office:value-type="string" table:style-name="ce4">
            <text:p>3A. AVENIDA CINCO GUION DOCE (5-12)</text:p>
          </table:table-cell>
          <table:table-cell office:value-type="float" office:value="48979726" table:style-name="ce4">
            <text:p>48979726</text:p>
          </table:table-cell>
          <table:table-cell office:value-type="string" table:style-name="ce4">
            <text:p>GLENDA DINORA GARCIA DELGADO</text:p>
          </table:table-cell>
          <table:table-cell office:value-type="string" table:style-name="ce4">
            <text:p>ERICK GIOVANNI CAAL DE LEÓN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1-0681-46</text:p>
          </table:table-cell>
          <table:table-cell office:value-type="string" table:style-name="ce3">
            <text:p>16-031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COBAN</text:p>
          </table:table-cell>
          <table:table-cell office:value-type="string" table:style-name="ce3">
            <text:p>INSTITUTO MIXTO PRIVADO SANTO DOMINGO</text:p>
          </table:table-cell>
          <table:table-cell office:value-type="string" table:style-name="ce3">
            <text:p>2A. CALLE 11-10, ZONA 2</text:p>
          </table:table-cell>
          <table:table-cell office:value-type="float" office:value="79529830" table:style-name="ce3">
            <text:p>79529830</text:p>
          </table:table-cell>
          <table:table-cell office:value-type="string" table:style-name="ce3">
            <text:p>GLENDA DINORA GARCIA DELGADO</text:p>
          </table:table-cell>
          <table:table-cell office:value-type="string" table:style-name="ce3">
            <text:p>AMERICA NUILA LUTHER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01-0690-46</text:p>
          </table:table-cell>
          <table:table-cell office:value-type="string" table:style-name="ce4">
            <text:p>16-031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COBAN</text:p>
          </table:table-cell>
          <table:table-cell office:value-type="string" table:style-name="ce4">
            <text:p>ISEA "LA ESCUELA EN SU CASA"</text:p>
          </table:table-cell>
          <table:table-cell office:value-type="string" table:style-name="ce4">
            <text:p>1A. AV. 4-24 ZONA 2</text:p>
          </table:table-cell>
          <table:table-cell office:value-type="float" office:value="77930803" table:style-name="ce4">
            <text:p>77930803</text:p>
          </table:table-cell>
          <table:table-cell office:value-type="string" table:style-name="ce4">
            <text:p>GLENDA DINORA GARCIA DELGADO</text:p>
          </table:table-cell>
          <table:table-cell office:value-type="string" table:style-name="ce4">
            <text:p>YADIRA SOMARI ALFARO OCH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SEMIPRESENCIAL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6-01-0694-46</text:p>
          </table:table-cell>
          <table:table-cell office:value-type="string" table:style-name="ce3">
            <text:p>16-031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COBAN</text:p>
          </table:table-cell>
          <table:table-cell office:value-type="string" table:style-name="ce3">
            <text:p>COLEGIO LA LIBERTAD</text:p>
          </table:table-cell>
          <table:table-cell office:value-type="string" table:style-name="ce3">
            <text:p>3A. AV. 5-12 ZONA 4</text:p>
          </table:table-cell>
          <table:table-cell office:value-type="float" office:value="55564568" table:style-name="ce3">
            <text:p>55564568</text:p>
          </table:table-cell>
          <table:table-cell office:value-type="string" table:style-name="ce3">
            <text:p>GLENDA DINORA GARCIA DELGADO</text:p>
          </table:table-cell>
          <table:table-cell office:value-type="string" table:style-name="ce3">
            <text:p>EIRCK GIOVANNI CAAL DE LEON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SEMIPRESENCIAL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01-1172-46</text:p>
          </table:table-cell>
          <table:table-cell office:value-type="string" table:style-name="ce4">
            <text:p>16-006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COBAN</text:p>
          </table:table-cell>
          <table:table-cell office:value-type="string" table:style-name="ce4">
            <text:p>COLEGIO PARTICULAR MIXTO CARLOS V</text:p>
          </table:table-cell>
          <table:table-cell office:value-type="string" table:style-name="ce4">
            <text:p>6A. CALLE 2-06 ZONA 8 PERIFERICO SUR COBAN</text:p>
          </table:table-cell>
          <table:table-cell table:style-name="ce4"/>
          <table:table-cell office:value-type="string" table:style-name="ce4">
            <text:p>ARMANDO AUDILIO POP CUCUL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6-01-1173-46</text:p>
          </table:table-cell>
          <table:table-cell office:value-type="string" table:style-name="ce3">
            <text:p>16-006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COBAN</text:p>
          </table:table-cell>
          <table:table-cell office:value-type="string" table:style-name="ce3">
            <text:p>COLEGIO PARTICULAR MIXTO CARLOS V</text:p>
          </table:table-cell>
          <table:table-cell office:value-type="string" table:style-name="ce3">
            <text:p>6A. CALLE 2-06 ZONA 8 PERIFERICO SUR COBAN</text:p>
          </table:table-cell>
          <table:table-cell table:style-name="ce3"/>
          <table:table-cell office:value-type="string" table:style-name="ce3">
            <text:p>ARMANDO AUDILIO POP CUCUL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1-1174-46</text:p>
          </table:table-cell>
          <table:table-cell office:value-type="string" table:style-name="ce4">
            <text:p>16-031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COBAN</text:p>
          </table:table-cell>
          <table:table-cell office:value-type="string" table:style-name="ce4">
            <text:p>INSTITUTO PRIVADO RAUL CHENAL HEINEMANN</text:p>
          </table:table-cell>
          <table:table-cell office:value-type="string" table:style-name="ce4">
            <text:p>5A. CALLE 1-06 ZONA 3</text:p>
          </table:table-cell>
          <table:table-cell office:value-type="float" office:value="79510413" table:style-name="ce4">
            <text:p>79510413</text:p>
          </table:table-cell>
          <table:table-cell office:value-type="string" table:style-name="ce4">
            <text:p>GLENDA DINORA GARCIA DELGADO</text:p>
          </table:table-cell>
          <table:table-cell office:value-type="string" table:style-name="ce4">
            <text:p>ASTRID YADIRA MARROQUIN MOLIN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1-1175-46</text:p>
          </table:table-cell>
          <table:table-cell office:value-type="string" table:style-name="ce3">
            <text:p>16-031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COBAN</text:p>
          </table:table-cell>
          <table:table-cell office:value-type="string" table:style-name="ce3">
            <text:p>INSTITUTO PRIVADO RAUL CHENAL HEINEMANN</text:p>
          </table:table-cell>
          <table:table-cell office:value-type="string" table:style-name="ce3">
            <text:p>5TA. CALLE 1-06 ZONA 3</text:p>
          </table:table-cell>
          <table:table-cell office:value-type="float" office:value="79520414" table:style-name="ce3">
            <text:p>79520414</text:p>
          </table:table-cell>
          <table:table-cell office:value-type="string" table:style-name="ce3">
            <text:p>GLENDA DINORA GARCIA DELGADO</text:p>
          </table:table-cell>
          <table:table-cell office:value-type="string" table:style-name="ce3">
            <text:p>ASTRID YADIRA MARROQUIN MOLIN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1-1176-46</text:p>
          </table:table-cell>
          <table:table-cell office:value-type="string" table:style-name="ce4">
            <text:p>16-031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COBAN</text:p>
          </table:table-cell>
          <table:table-cell office:value-type="string" table:style-name="ce4">
            <text:p>INSTITUTO MIXTO PRIVADO SANTO DOMINGO</text:p>
          </table:table-cell>
          <table:table-cell office:value-type="string" table:style-name="ce4">
            <text:p>2A. CALLE 11-10 ZONA 2</text:p>
          </table:table-cell>
          <table:table-cell office:value-type="float" office:value="79529830" table:style-name="ce4">
            <text:p>79529830</text:p>
          </table:table-cell>
          <table:table-cell office:value-type="string" table:style-name="ce4">
            <text:p>GLENDA DINORA GARCIA DELGADO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SABATINO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6-01-1177-46</text:p>
          </table:table-cell>
          <table:table-cell office:value-type="string" table:style-name="ce3">
            <text:p>16-006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COBAN</text:p>
          </table:table-cell>
          <table:table-cell office:value-type="string" table:style-name="ce3">
            <text:p>INSTITUTO PRIVADO MIXTO SANTO DOMINGO</text:p>
          </table:table-cell>
          <table:table-cell office:value-type="string" table:style-name="ce3">
            <text:p>2A. CALLE 11-10 ZONA 2</text:p>
          </table:table-cell>
          <table:table-cell office:value-type="float" office:value="77231494" table:style-name="ce3">
            <text:p>77231494</text:p>
          </table:table-cell>
          <table:table-cell office:value-type="string" table:style-name="ce3">
            <text:p>ARMANDO AUDILIO POP CUCUL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SABATINO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01-1259-46</text:p>
          </table:table-cell>
          <table:table-cell office:value-type="string" table:style-name="ce4">
            <text:p>16-006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COBAN</text:p>
          </table:table-cell>
          <table:table-cell office:value-type="string" table:style-name="ce4">
            <text:p>INSTITUTO DE TURISMO Y AVIACION DEL NORTE ITAN</text:p>
          </table:table-cell>
          <table:table-cell office:value-type="string" table:style-name="ce4">
            <text:p>3A. AVENIDA 5-28 ZONA 4</text:p>
          </table:table-cell>
          <table:table-cell office:value-type="float" office:value="58633599" table:style-name="ce4">
            <text:p>58633599</text:p>
          </table:table-cell>
          <table:table-cell office:value-type="string" table:style-name="ce4">
            <text:p>ARMANDO AUDILIO POP CUCUL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1-1312-46</text:p>
          </table:table-cell>
          <table:table-cell office:value-type="string" table:style-name="ce3">
            <text:p>16-031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COBAN</text:p>
          </table:table-cell>
          <table:table-cell office:value-type="string" table:style-name="ce3">
            <text:p>COLEGIO PRIVADO MIXTO TECNOLOGICO EN INFORMATICA</text:p>
          </table:table-cell>
          <table:table-cell office:value-type="string" table:style-name="ce3">
            <text:p>2A. CALLE 12-23 ZONA 4</text:p>
          </table:table-cell>
          <table:table-cell office:value-type="float" office:value="79511459" table:style-name="ce3">
            <text:p>79511459</text:p>
          </table:table-cell>
          <table:table-cell office:value-type="string" table:style-name="ce3">
            <text:p>GLENDA DINORA GARCIA DELGADO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01-1313-46</text:p>
          </table:table-cell>
          <table:table-cell office:value-type="string" table:style-name="ce4">
            <text:p>16-006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COBAN</text:p>
          </table:table-cell>
          <table:table-cell office:value-type="string" table:style-name="ce4">
            <text:p>COLEGIO PRIVADO MIXTO TECNOLOGICO EN INFORMATICA</text:p>
          </table:table-cell>
          <table:table-cell office:value-type="string" table:style-name="ce4">
            <text:p>2A. CALLE 12-23 ZONA 4</text:p>
          </table:table-cell>
          <table:table-cell office:value-type="float" office:value="79511459" table:style-name="ce4">
            <text:p>79511459</text:p>
          </table:table-cell>
          <table:table-cell office:value-type="string" table:style-name="ce4">
            <text:p>ARMANDO AUDILIO POP CUCUL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NOCTUR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1-1390-46</text:p>
          </table:table-cell>
          <table:table-cell office:value-type="string" table:style-name="ce3">
            <text:p>16-031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COBAN</text:p>
          </table:table-cell>
          <table:table-cell office:value-type="string" table:style-name="ce3">
            <text:p>LICEO MIGUEL ANGEL ASTURIAS</text:p>
          </table:table-cell>
          <table:table-cell office:value-type="string" table:style-name="ce3">
            <text:p>7A. CALLE 1-13 ZONA 3</text:p>
          </table:table-cell>
          <table:table-cell office:value-type="float" office:value="79511103" table:style-name="ce3">
            <text:p>79511103</text:p>
          </table:table-cell>
          <table:table-cell office:value-type="string" table:style-name="ce3">
            <text:p>GLENDA DINORA GARCIA DELGADO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01-1393-46</text:p>
          </table:table-cell>
          <table:table-cell office:value-type="string" table:style-name="ce4">
            <text:p>16-031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COBAN</text:p>
          </table:table-cell>
          <table:table-cell office:value-type="string" table:style-name="ce4">
            <text:p>LICEO PREUNIVERSITARIO DEL NORTE</text:p>
          </table:table-cell>
          <table:table-cell office:value-type="string" table:style-name="ce4">
            <text:p>2A. CALLE 6-41 ZONA 4</text:p>
          </table:table-cell>
          <table:table-cell office:value-type="float" office:value="79417346" table:style-name="ce4">
            <text:p>79417346</text:p>
          </table:table-cell>
          <table:table-cell office:value-type="string" table:style-name="ce4">
            <text:p>GLENDA DINORA GARCIA DELGADO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1-1394-46</text:p>
          </table:table-cell>
          <table:table-cell office:value-type="string" table:style-name="ce3">
            <text:p>16-031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COBAN</text:p>
          </table:table-cell>
          <table:table-cell office:value-type="string" table:style-name="ce3">
            <text:p>INSTITUTO PRIVADO MIXTO MONJA BLANCA</text:p>
          </table:table-cell>
          <table:table-cell office:value-type="string" table:style-name="ce3">
            <text:p>DIAGONAL 3, 14-11 ZONA 2</text:p>
          </table:table-cell>
          <table:table-cell office:value-type="float" office:value="79513896" table:style-name="ce3">
            <text:p>79513896</text:p>
          </table:table-cell>
          <table:table-cell office:value-type="string" table:style-name="ce3">
            <text:p>GLENDA DINORA GARCIA DELGADO</text:p>
          </table:table-cell>
          <table:table-cell office:value-type="string" table:style-name="ce3">
            <text:p>--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01-1401-46</text:p>
          </table:table-cell>
          <table:table-cell office:value-type="string" table:style-name="ce4">
            <text:p>16-006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COBAN</text:p>
          </table:table-cell>
          <table:table-cell office:value-type="string" table:style-name="ce4">
            <text:p>COOPERACION MESOAMERICANA PARA EL DESARROLLO Y LA PAZ -COMADEP-</text:p>
          </table:table-cell>
          <table:table-cell office:value-type="string" table:style-name="ce4">
            <text:p>COBAN</text:p>
          </table:table-cell>
          <table:table-cell office:value-type="float" office:value="52182313" table:style-name="ce4">
            <text:p>52182313</text:p>
          </table:table-cell>
          <table:table-cell office:value-type="string" table:style-name="ce4">
            <text:p>ARMANDO AUDILIO POP CUCUL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A DISTANCIA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6-01-1468-46</text:p>
          </table:table-cell>
          <table:table-cell office:value-type="string" table:style-name="ce3">
            <text:p>16-031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COBAN</text:p>
          </table:table-cell>
          <table:table-cell office:value-type="string" table:style-name="ce3">
            <text:p>COLEGIO NUESTRA SEÑORA DE LA ESPERANZA</text:p>
          </table:table-cell>
          <table:table-cell office:value-type="string" table:style-name="ce3">
            <text:p>COLONIA EL ESFUERZO I ZONA 12</text:p>
          </table:table-cell>
          <table:table-cell office:value-type="float" office:value="79510207" table:style-name="ce3">
            <text:p>79510207</text:p>
          </table:table-cell>
          <table:table-cell office:value-type="string" table:style-name="ce3">
            <text:p>GLENDA DINORA GARCIA DELGADO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1-1469-46</text:p>
          </table:table-cell>
          <table:table-cell office:value-type="string" table:style-name="ce4">
            <text:p>16-031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COBAN</text:p>
          </table:table-cell>
          <table:table-cell office:value-type="string" table:style-name="ce4">
            <text:p>COLEGIO PRIVADO MIXTO TECNOLOGICO EN INFORMATICA</text:p>
          </table:table-cell>
          <table:table-cell office:value-type="string" table:style-name="ce4">
            <text:p>2A. CALLE 12-23 ZONA 4</text:p>
          </table:table-cell>
          <table:table-cell office:value-type="float" office:value="79511459" table:style-name="ce4">
            <text:p>79511459</text:p>
          </table:table-cell>
          <table:table-cell office:value-type="string" table:style-name="ce4">
            <text:p>GLENDA DINORA GARCIA DELGADO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1-1491-46</text:p>
          </table:table-cell>
          <table:table-cell office:value-type="string" table:style-name="ce3">
            <text:p>16-031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COBAN</text:p>
          </table:table-cell>
          <table:table-cell office:value-type="string" table:style-name="ce3">
            <text:p>COLEGIO LA LIBERTAD</text:p>
          </table:table-cell>
          <table:table-cell office:value-type="string" table:style-name="ce3">
            <text:p>BARRIO LA LIBERTAD ZONA 10</text:p>
          </table:table-cell>
          <table:table-cell office:value-type="float" office:value="79511439" table:style-name="ce3">
            <text:p>79511439</text:p>
          </table:table-cell>
          <table:table-cell office:value-type="string" table:style-name="ce3">
            <text:p>GLENDA DINORA GARCIA DELGADO</text:p>
          </table:table-cell>
          <table:table-cell office:value-type="string" table:style-name="ce3">
            <text:p>ERICK GIOVANNI CAAL DE LEÓN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1-2156-46</text:p>
          </table:table-cell>
          <table:table-cell office:value-type="string" table:style-name="ce4">
            <text:p>16-031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COBAN</text:p>
          </table:table-cell>
          <table:table-cell office:value-type="string" table:style-name="ce4">
            <text:p>COLEGIO PARTICULAR MIXTO IMPERIAL</text:p>
          </table:table-cell>
          <table:table-cell office:value-type="string" table:style-name="ce4">
            <text:p>5A. CALLE 1-98 ZONA 3</text:p>
          </table:table-cell>
          <table:table-cell office:value-type="float" office:value="57101061" table:style-name="ce4">
            <text:p>57101061</text:p>
          </table:table-cell>
          <table:table-cell office:value-type="string" table:style-name="ce4">
            <text:p>GLENDA DINORA GARCIA DELGADO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1-2171-46</text:p>
          </table:table-cell>
          <table:table-cell office:value-type="string" table:style-name="ce3">
            <text:p>16-031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COBAN</text:p>
          </table:table-cell>
          <table:table-cell office:value-type="string" table:style-name="ce3">
            <text:p>INSTITUTO MIXTO NUEVOS HORIZONTES</text:p>
          </table:table-cell>
          <table:table-cell office:value-type="string" table:style-name="ce3">
            <text:p>6A. AVENIDA 1-15, ZONA 4</text:p>
          </table:table-cell>
          <table:table-cell table:style-name="ce3"/>
          <table:table-cell office:value-type="string" table:style-name="ce3">
            <text:p>GLENDA DINORA GARCIA DELGADO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1-2302-46</text:p>
          </table:table-cell>
          <table:table-cell office:value-type="string" table:style-name="ce4">
            <text:p>16-031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COBAN</text:p>
          </table:table-cell>
          <table:table-cell office:value-type="string" table:style-name="ce4">
            <text:p>INSTITUTO PRIVADO MIXTO MONJA BLANCA</text:p>
          </table:table-cell>
          <table:table-cell office:value-type="string" table:style-name="ce4">
            <text:p>DIAGONAL 3, 14-11 ZONA 2</text:p>
          </table:table-cell>
          <table:table-cell office:value-type="float" office:value="79513896" table:style-name="ce4">
            <text:p>79513896</text:p>
          </table:table-cell>
          <table:table-cell office:value-type="string" table:style-name="ce4">
            <text:p>GLENDA DINORA GARCIA DELGADO</text:p>
          </table:table-cell>
          <table:table-cell office:value-type="string" table:style-name="ce4">
            <text:p>--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6-01-2947-46</text:p>
          </table:table-cell>
          <table:table-cell table:style-name="ce3"/>
          <table:table-cell office:value-type="string" table:style-name="ce3">
            <text:p>ALTA VERAPAZ</text:p>
          </table:table-cell>
          <table:table-cell office:value-type="string" table:style-name="ce3">
            <text:p>COBAN</text:p>
          </table:table-cell>
          <table:table-cell office:value-type="string" table:style-name="ce3">
            <text:p>INSTITUTO PRIVADO BASICO Y BACHILLERATO POR MADUREZ 'CARLOS V'</text:p>
          </table:table-cell>
          <table:table-cell office:value-type="string" table:style-name="ce3">
            <text:p>5A. CALLE 1-98 ZONA 3</text:p>
          </table:table-cell>
          <table:table-cell table:number-columns-repeated="3"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01-3041-46</text:p>
          </table:table-cell>
          <table:table-cell office:value-type="string" table:style-name="ce4">
            <text:p>16-005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COBAN</text:p>
          </table:table-cell>
          <table:table-cell office:value-type="string" table:style-name="ce4">
            <text:p>INSTITUTO DE BACHILLERATO ADS. AL INSTITUTO NORMAL MIXTO DEL NORTE EMILIO ROSALES PONCE</text:p>
          </table:table-cell>
          <table:table-cell office:value-type="string" table:style-name="ce4">
            <text:p>3AVENIDA 6-23 ZONA 11</text:p>
          </table:table-cell>
          <table:table-cell office:value-type="float" office:value="79521468" table:style-name="ce4">
            <text:p>79521468</text:p>
          </table:table-cell>
          <table:table-cell office:value-type="string" table:style-name="ce4">
            <text:p>MARITZA SOEHY MORALES SURUY</text:p>
          </table:table-cell>
          <table:table-cell office:value-type="string" table:style-name="ce4">
            <text:p>GUSTAVO ADOLFO SIERRA POP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1-6190-46</text:p>
          </table:table-cell>
          <table:table-cell office:value-type="string" table:style-name="ce3">
            <text:p>16-031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COBAN</text:p>
          </table:table-cell>
          <table:table-cell office:value-type="string" table:style-name="ce3">
            <text:p>LICEO MIGUEL ANGEL ASTURIAS</text:p>
          </table:table-cell>
          <table:table-cell office:value-type="string" table:style-name="ce3">
            <text:p>7A. CALLE 1-13 ZONA 3</text:p>
          </table:table-cell>
          <table:table-cell office:value-type="float" office:value="79511103" table:style-name="ce3">
            <text:p>79511103</text:p>
          </table:table-cell>
          <table:table-cell office:value-type="string" table:style-name="ce3">
            <text:p>GLENDA DINORA GARCIA DELGADO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1-6191-46</text:p>
          </table:table-cell>
          <table:table-cell office:value-type="string" table:style-name="ce4">
            <text:p>16-031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COBAN</text:p>
          </table:table-cell>
          <table:table-cell office:value-type="string" table:style-name="ce4">
            <text:p>COLEGIO PRIVADO MIXTO TECNOLÓGICO EN INFORMATICA</text:p>
          </table:table-cell>
          <table:table-cell office:value-type="string" table:style-name="ce4">
            <text:p>2A. CALLE 12-23 ZONA 4</text:p>
          </table:table-cell>
          <table:table-cell office:value-type="float" office:value="79511459" table:style-name="ce4">
            <text:p>79511459</text:p>
          </table:table-cell>
          <table:table-cell office:value-type="string" table:style-name="ce4">
            <text:p>GLENDA DINORA GARCIA DELGADO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6-01-7308-46</text:p>
          </table:table-cell>
          <table:table-cell office:value-type="string" table:style-name="ce3">
            <text:p>16-031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COBAN</text:p>
          </table:table-cell>
          <table:table-cell office:value-type="string" table:style-name="ce3">
            <text:p>COLEGIO PARTICULAR MIXTO IMPERIAL</text:p>
          </table:table-cell>
          <table:table-cell office:value-type="string" table:style-name="ce3">
            <text:p>5A. CALLE 1-98, ZONA 3.</text:p>
          </table:table-cell>
          <table:table-cell office:value-type="float" office:value="79514226" table:style-name="ce3">
            <text:p>79514226</text:p>
          </table:table-cell>
          <table:table-cell office:value-type="string" table:style-name="ce3">
            <text:p>GLENDA DINORA GARCIA DELGADO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NOCTUR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1-8294-46</text:p>
          </table:table-cell>
          <table:table-cell office:value-type="string" table:style-name="ce4">
            <text:p>16-031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COBAN</text:p>
          </table:table-cell>
          <table:table-cell office:value-type="string" table:style-name="ce4">
            <text:p>LICEO PREUNIVERSITARIO DEL NORTE</text:p>
          </table:table-cell>
          <table:table-cell office:value-type="string" table:style-name="ce4">
            <text:p>3A. AVENIDA 8-32 BARRIO LA LIBERTAD ZONA 10</text:p>
          </table:table-cell>
          <table:table-cell office:value-type="float" office:value="79417346" table:style-name="ce4">
            <text:p>79417346</text:p>
          </table:table-cell>
          <table:table-cell office:value-type="string" table:style-name="ce4">
            <text:p>GLENDA DINORA GARCIA DELGADO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6-01-8317-46</text:p>
          </table:table-cell>
          <table:table-cell office:value-type="string" table:style-name="ce3">
            <text:p>16-031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COBAN</text:p>
          </table:table-cell>
          <table:table-cell office:value-type="string" table:style-name="ce3">
            <text:p>LICEO DE COMPUTACION Y EDUCACION PARA EL HOGAR M.B.M.</text:p>
          </table:table-cell>
          <table:table-cell office:value-type="string" table:style-name="ce3">
            <text:p>3AV. 1-23 ZONA 4</text:p>
          </table:table-cell>
          <table:table-cell office:value-type="float" office:value="79513444" table:style-name="ce3">
            <text:p>79513444</text:p>
          </table:table-cell>
          <table:table-cell office:value-type="string" table:style-name="ce3">
            <text:p>GLENDA DINORA GARCIA DELGADO</text:p>
          </table:table-cell>
          <table:table-cell office:value-type="string" table:style-name="ce3">
            <text:p>MATILDE OCH CACA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1-8331-46</text:p>
          </table:table-cell>
          <table:table-cell office:value-type="string" table:style-name="ce4">
            <text:p>16-031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COBAN</text:p>
          </table:table-cell>
          <table:table-cell office:value-type="string" table:style-name="ce4">
            <text:p>LICEO PREUNIVERSITARIO DEL NORTE</text:p>
          </table:table-cell>
          <table:table-cell office:value-type="string" table:style-name="ce4">
            <text:p>3A. AVENIDA 8-32 BARRIO LA LIBERTAD ZONA 10</text:p>
          </table:table-cell>
          <table:table-cell office:value-type="float" office:value="79417346" table:style-name="ce4">
            <text:p>79417346</text:p>
          </table:table-cell>
          <table:table-cell office:value-type="string" table:style-name="ce4">
            <text:p>GLENDA DINORA GARCIA DELGADO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1-8335-46</text:p>
          </table:table-cell>
          <table:table-cell office:value-type="string" table:style-name="ce3">
            <text:p>16-031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COBAN</text:p>
          </table:table-cell>
          <table:table-cell office:value-type="string" table:style-name="ce3">
            <text:p>COLEGIO DE INFORMATICA CENINFAV</text:p>
          </table:table-cell>
          <table:table-cell office:value-type="string" table:style-name="ce3">
            <text:p>12 AV. 2-12 ZONA 1</text:p>
          </table:table-cell>
          <table:table-cell office:value-type="float" office:value="79545566" table:style-name="ce3">
            <text:p>79545566</text:p>
          </table:table-cell>
          <table:table-cell office:value-type="string" table:style-name="ce3">
            <text:p>GLENDA DINORA GARCIA DELGADO</text:p>
          </table:table-cell>
          <table:table-cell office:value-type="string" table:style-name="ce3">
            <text:p>MARIA MAGDALENA BOL CU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01-8813-46</text:p>
          </table:table-cell>
          <table:table-cell office:value-type="string" table:style-name="ce4">
            <text:p>25-000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COBAN</text:p>
          </table:table-cell>
          <table:table-cell office:value-type="string" table:style-name="ce4">
            <text:p>INSTITUTO GUATEMALTECO DE EDUCACION RADIOFONICA (IGER)</text:p>
          </table:table-cell>
          <table:table-cell table:number-columns-repeated="2" table:style-name="ce4"/>
          <table:table-cell office:value-type="string" table:style-name="ce4">
            <text:p>SONIA HAYDEE REYES MONTERROSO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A DISTANCIA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1-9067-46</text:p>
          </table:table-cell>
          <table:table-cell office:value-type="string" table:style-name="ce3">
            <text:p>16-005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COBAN</text:p>
          </table:table-cell>
          <table:table-cell office:value-type="string" table:style-name="ce3">
            <text:p>ESCUELA NORMAL DE EDUCACION FISICA</text:p>
          </table:table-cell>
          <table:table-cell office:value-type="string" table:style-name="ce3">
            <text:p>CALZADA RABIN AJAU ZONA 1</text:p>
          </table:table-cell>
          <table:table-cell office:value-type="float" office:value="79523686" table:style-name="ce3">
            <text:p>79523686</text:p>
          </table:table-cell>
          <table:table-cell office:value-type="string" table:style-name="ce3">
            <text:p>MARITZA SOEHY MORALES SURUY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1-9095-46</text:p>
          </table:table-cell>
          <table:table-cell office:value-type="string" table:style-name="ce4">
            <text:p>16-031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COBAN</text:p>
          </table:table-cell>
          <table:table-cell office:value-type="string" table:style-name="ce4">
            <text:p>COLEGIO PRIVADO MIXTO TECNOLOGICO EN INFORMATICA</text:p>
          </table:table-cell>
          <table:table-cell office:value-type="string" table:style-name="ce4">
            <text:p>2A. CALLE 12-23 ZONA 4</text:p>
          </table:table-cell>
          <table:table-cell office:value-type="float" office:value="79511459" table:style-name="ce4">
            <text:p>79511459</text:p>
          </table:table-cell>
          <table:table-cell office:value-type="string" table:style-name="ce4">
            <text:p>GLENDA DINORA GARCIA DELGADO</text:p>
          </table:table-cell>
          <table:table-cell office:value-type="string" table:style-name="ce4">
            <text:p>CARLOS ENRIQUE MONROY SIERR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1-9102-46</text:p>
          </table:table-cell>
          <table:table-cell office:value-type="string" table:style-name="ce3">
            <text:p>16-031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COBAN</text:p>
          </table:table-cell>
          <table:table-cell office:value-type="string" table:style-name="ce3">
            <text:p>COLEGIO MIXTO EVANGELICO NAZARENO</text:p>
          </table:table-cell>
          <table:table-cell office:value-type="string" table:style-name="ce3">
            <text:p>6A. CALLE 8-10 ZONA 10 CERRITO EL CARACOL COBÁN</text:p>
          </table:table-cell>
          <table:table-cell office:value-type="float" office:value="79511866" table:style-name="ce3">
            <text:p>79511866</text:p>
          </table:table-cell>
          <table:table-cell office:value-type="string" table:style-name="ce3">
            <text:p>GLENDA DINORA GARCIA DELGADO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01-9260-46</text:p>
          </table:table-cell>
          <table:table-cell office:value-type="string" table:style-name="ce4">
            <text:p>16-005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COBAN</text:p>
          </table:table-cell>
          <table:table-cell office:value-type="string" table:style-name="ce4">
            <text:p>ESCUELA DE FORMACION AGRICOLA</text:p>
          </table:table-cell>
          <table:table-cell office:value-type="string" table:style-name="ce4">
            <text:p>FINCA SAN JOSE LA COLONIA</text:p>
          </table:table-cell>
          <table:table-cell office:value-type="float" office:value="52191386" table:style-name="ce4">
            <text:p>52191386</text:p>
          </table:table-cell>
          <table:table-cell office:value-type="string" table:style-name="ce4">
            <text:p>MARITZA SOEHY MORALES SURUY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6-01-9544-46</text:p>
          </table:table-cell>
          <table:table-cell office:value-type="string" table:style-name="ce3">
            <text:p>16-031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COBAN</text:p>
          </table:table-cell>
          <table:table-cell office:value-type="string" table:style-name="ce3">
            <text:p>COLEGIO BILINGUE DE INFANTES</text:p>
          </table:table-cell>
          <table:table-cell office:value-type="string" table:style-name="ce3">
            <text:p>1A CALLE 8-50 ZONA 3</text:p>
          </table:table-cell>
          <table:table-cell office:value-type="float" office:value="79513272" table:style-name="ce3">
            <text:p>79513272</text:p>
          </table:table-cell>
          <table:table-cell office:value-type="string" table:style-name="ce3">
            <text:p>GLENDA DINORA GARCIA DELGADO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1-9851-46</text:p>
          </table:table-cell>
          <table:table-cell office:value-type="string" table:style-name="ce4">
            <text:p>16-031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COBAN</text:p>
          </table:table-cell>
          <table:table-cell office:value-type="string" table:style-name="ce4">
            <text:p>COLEGIO DE INFORMATICA CENINFAV</text:p>
          </table:table-cell>
          <table:table-cell office:value-type="string" table:style-name="ce4">
            <text:p>12AV. 2-12 ZONA 1</text:p>
          </table:table-cell>
          <table:table-cell office:value-type="float" office:value="79521765" table:style-name="ce4">
            <text:p>79521765</text:p>
          </table:table-cell>
          <table:table-cell office:value-type="string" table:style-name="ce4">
            <text:p>GLENDA DINORA GARCIA DELGADO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1-9897-46</text:p>
          </table:table-cell>
          <table:table-cell office:value-type="string" table:style-name="ce3">
            <text:p>16-031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COBAN</text:p>
          </table:table-cell>
          <table:table-cell office:value-type="string" table:style-name="ce3">
            <text:p>COLEGIO PARTICULAR MIXTO VERAPAZ</text:p>
          </table:table-cell>
          <table:table-cell office:value-type="string" table:style-name="ce3">
            <text:p>KM.209.5 ENTRADA A COBAN</text:p>
          </table:table-cell>
          <table:table-cell office:value-type="float" office:value="77367402" table:style-name="ce3">
            <text:p>77367402</text:p>
          </table:table-cell>
          <table:table-cell office:value-type="string" table:style-name="ce3">
            <text:p>GLENDA DINORA GARCIA DELGADO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01-9956-46</text:p>
          </table:table-cell>
          <table:table-cell office:value-type="string" table:style-name="ce4">
            <text:p>16-031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COBAN</text:p>
          </table:table-cell>
          <table:table-cell office:value-type="string" table:style-name="ce4">
            <text:p>LICEO PREUNIVERSITARIO DEL NORTE</text:p>
          </table:table-cell>
          <table:table-cell office:value-type="string" table:style-name="ce4">
            <text:p>2A. CALLE 4-61 ZONA 4</text:p>
          </table:table-cell>
          <table:table-cell office:value-type="float" office:value="79514754" table:style-name="ce4">
            <text:p>79514754</text:p>
          </table:table-cell>
          <table:table-cell office:value-type="string" table:style-name="ce4">
            <text:p>GLENDA DINORA GARCIA DELGADO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1-9958-46</text:p>
          </table:table-cell>
          <table:table-cell office:value-type="string" table:style-name="ce3">
            <text:p>16-031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COBAN</text:p>
          </table:table-cell>
          <table:table-cell office:value-type="string" table:style-name="ce3">
            <text:p>LICEO DR. RICARDO BRESSANI</text:p>
          </table:table-cell>
          <table:table-cell office:value-type="string" table:style-name="ce3">
            <text:p>1A. AVENIDA 5-52 ZONA 2</text:p>
          </table:table-cell>
          <table:table-cell office:value-type="float" office:value="77250080" table:style-name="ce3">
            <text:p>77250080</text:p>
          </table:table-cell>
          <table:table-cell office:value-type="string" table:style-name="ce3">
            <text:p>GLENDA DINORA GARCIA DELGADO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01-9991-46</text:p>
          </table:table-cell>
          <table:table-cell office:value-type="string" table:style-name="ce4">
            <text:p>16-031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COBAN</text:p>
          </table:table-cell>
          <table:table-cell office:value-type="string" table:style-name="ce4">
            <text:p>ASOCIACION DE MAESTROS DE EDUCACION RURAL DE GUATEMALA (AMERG)</text:p>
          </table:table-cell>
          <table:table-cell office:value-type="string" table:style-name="ce4">
            <text:p>6TA. AVENIDA 1-27 ZONA 4</text:p>
          </table:table-cell>
          <table:table-cell office:value-type="float" office:value="79520175" table:style-name="ce4">
            <text:p>79520175</text:p>
          </table:table-cell>
          <table:table-cell office:value-type="string" table:style-name="ce4">
            <text:p>GLENDA DINORA GARCIA DELGADO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2-0013-46</text:p>
          </table:table-cell>
          <table:table-cell office:value-type="string" table:style-name="ce3">
            <text:p>16-006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SANTA CRUZ VERAPAZ</text:p>
          </table:table-cell>
          <table:table-cell office:value-type="string" table:style-name="ce3">
            <text:p>INSTITUTO NACIONAL DE EDUCACION DIVERSIFICADA</text:p>
          </table:table-cell>
          <table:table-cell office:value-type="string" table:style-name="ce3">
            <text:p>BARRIO SANTA ELENA</text:p>
          </table:table-cell>
          <table:table-cell office:value-type="float" office:value="57767683" table:style-name="ce3">
            <text:p>57767683</text:p>
          </table:table-cell>
          <table:table-cell office:value-type="string" table:style-name="ce3">
            <text:p>ARMANDO AUDILIO POP CUCUL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2-0020-46</text:p>
          </table:table-cell>
          <table:table-cell office:value-type="string" table:style-name="ce4">
            <text:p>16-006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SANTA CRUZ VERAPAZ</text:p>
          </table:table-cell>
          <table:table-cell office:value-type="string" table:style-name="ce4">
            <text:p>LICEO SANTA CRUZ</text:p>
          </table:table-cell>
          <table:table-cell office:value-type="string" table:style-name="ce4">
            <text:p>CALLE 3 DE MAYO 2-67 ZONA 2, BARRIO SANTO TOMAS</text:p>
          </table:table-cell>
          <table:table-cell office:value-type="float" office:value="50161328" table:style-name="ce4">
            <text:p>50161328</text:p>
          </table:table-cell>
          <table:table-cell office:value-type="string" table:style-name="ce4">
            <text:p>ARMANDO AUDILIO POP CUCUL</text:p>
          </table:table-cell>
          <table:table-cell office:value-type="string" table:style-name="ce4">
            <text:p>AUGUSTO ALEXANDER RAX RODRIGU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3-0036-46</text:p>
          </table:table-cell>
          <table:table-cell office:value-type="string" table:style-name="ce3">
            <text:p>16-008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SAN CRISTOBAL VERAPAZ</text:p>
          </table:table-cell>
          <table:table-cell office:value-type="string" table:style-name="ce3">
            <text:p>INSTITUTO NACIONAL DE EDUCACION DIVERSIFICADA</text:p>
          </table:table-cell>
          <table:table-cell office:value-type="string" table:style-name="ce3">
            <text:p>BARRIO CHIYUC</text:p>
          </table:table-cell>
          <table:table-cell table:style-name="ce3"/>
          <table:table-cell office:value-type="string" table:style-name="ce3">
            <text:p>EDIN ROLANDO RUIZ FRANCO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3-0047-46</text:p>
          </table:table-cell>
          <table:table-cell office:value-type="string" table:style-name="ce4">
            <text:p>16-008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SAN CRISTOBAL VERAPAZ</text:p>
          </table:table-cell>
          <table:table-cell office:value-type="string" table:style-name="ce4">
            <text:p>LICEO SAN CRISTOBAL</text:p>
          </table:table-cell>
          <table:table-cell office:value-type="string" table:style-name="ce4">
            <text:p>0 AVENIDA 1-71 ZONA 5 BARRIO SAN CRISTOBAL</text:p>
          </table:table-cell>
          <table:table-cell office:value-type="float" office:value="79504134" table:style-name="ce4">
            <text:p>79504134</text:p>
          </table:table-cell>
          <table:table-cell office:value-type="string" table:style-name="ce4">
            <text:p>EDIN ROLANDO RUIZ FRANCO</text:p>
          </table:table-cell>
          <table:table-cell office:value-type="string" table:style-name="ce4">
            <text:p>SONIA MAGALY YAT DELGAD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6-03-0056-46</text:p>
          </table:table-cell>
          <table:table-cell office:value-type="string" table:style-name="ce3">
            <text:p>16-008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SAN CRISTOBAL VERAPAZ</text:p>
          </table:table-cell>
          <table:table-cell office:value-type="string" table:style-name="ce3">
            <text:p>INSTITUTO TECNOLOGICO VOCACIONAL MARCO TULIO DE LA CRUZ MORALES</text:p>
          </table:table-cell>
          <table:table-cell office:value-type="string" table:style-name="ce3">
            <text:p>2A. CALLE ZONA 4, BARRIO SAN FELIPE</text:p>
          </table:table-cell>
          <table:table-cell office:value-type="float" office:value="79504929" table:style-name="ce3">
            <text:p>79504929</text:p>
          </table:table-cell>
          <table:table-cell office:value-type="string" table:style-name="ce3">
            <text:p>EDIN ROLANDO RUIZ FRANCO</text:p>
          </table:table-cell>
          <table:table-cell office:value-type="string" table:style-name="ce3">
            <text:p>RIGOBERTO HIGINIO SURAM JOM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03-0076-46</text:p>
          </table:table-cell>
          <table:table-cell office:value-type="string" table:style-name="ce4">
            <text:p>16-008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SAN CRISTOBAL VERAPAZ</text:p>
          </table:table-cell>
          <table:table-cell office:value-type="string" table:style-name="ce4">
            <text:p>COLEGIO MIXTO CIENCIAS TECNOLÓGICAS</text:p>
          </table:table-cell>
          <table:table-cell office:value-type="string" table:style-name="ce4">
            <text:p>3A. CALLE 0-43 ZONA 3 BARRIO SAN SEBASTIAN</text:p>
          </table:table-cell>
          <table:table-cell office:value-type="float" office:value="44848051" table:style-name="ce4">
            <text:p>44848051</text:p>
          </table:table-cell>
          <table:table-cell office:value-type="string" table:style-name="ce4">
            <text:p>EDIN ROLANDO RUIZ FRANCO</text:p>
          </table:table-cell>
          <table:table-cell office:value-type="string" table:style-name="ce4">
            <text:p>CARLOS SALVATIERRA SANTO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3-0077-46</text:p>
          </table:table-cell>
          <table:table-cell office:value-type="string" table:style-name="ce3">
            <text:p>16-008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SAN CRISTOBAL VERAPAZ</text:p>
          </table:table-cell>
          <table:table-cell office:value-type="string" table:style-name="ce3">
            <text:p>COLEGIO MIXTO CIENCIAS TECNOLÓGICAS</text:p>
          </table:table-cell>
          <table:table-cell office:value-type="string" table:style-name="ce3">
            <text:p>3A. CALLE 0-43 ZONA 3 BARRIO SAN SEBASTIAN</text:p>
          </table:table-cell>
          <table:table-cell office:value-type="float" office:value="77923223" table:style-name="ce3">
            <text:p>77923223</text:p>
          </table:table-cell>
          <table:table-cell office:value-type="string" table:style-name="ce3">
            <text:p>EDIN ROLANDO RUIZ FRANCO</text:p>
          </table:table-cell>
          <table:table-cell office:value-type="string" table:style-name="ce3">
            <text:p>CARLOS SALVATIERRA SANTO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03-0082-46</text:p>
          </table:table-cell>
          <table:table-cell office:value-type="string" table:style-name="ce4">
            <text:p>16-008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SAN CRISTOBAL VERAPAZ</text:p>
          </table:table-cell>
          <table:table-cell office:value-type="string" table:style-name="ce4">
            <text:p>COLEGIO MIXTO CIENCIAS TECNOLÓGICAS</text:p>
          </table:table-cell>
          <table:table-cell office:value-type="string" table:style-name="ce4">
            <text:p>3A. CALLE 0-43 ZONA 3, BARRIO SAN SEBASTIÁN</text:p>
          </table:table-cell>
          <table:table-cell office:value-type="float" office:value="59070869" table:style-name="ce4">
            <text:p>59070869</text:p>
          </table:table-cell>
          <table:table-cell office:value-type="string" table:style-name="ce4">
            <text:p>EDIN ROLANDO RUIZ FRANCO</text:p>
          </table:table-cell>
          <table:table-cell office:value-type="string" table:style-name="ce4">
            <text:p>MARCO AUGUSTO JOM CAAL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6-03-0083-46</text:p>
          </table:table-cell>
          <table:table-cell office:value-type="string" table:style-name="ce3">
            <text:p>16-008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SAN CRISTOBAL VERAPAZ</text:p>
          </table:table-cell>
          <table:table-cell office:value-type="string" table:style-name="ce3">
            <text:p>COLEGIO MIXTO CIENCIAS TECNOLÓGICAS</text:p>
          </table:table-cell>
          <table:table-cell office:value-type="string" table:style-name="ce3">
            <text:p>3A. CALLE 0-43 ZONA 3, BARRIO SAN SEBASTIÁN</text:p>
          </table:table-cell>
          <table:table-cell office:value-type="float" office:value="59070869" table:style-name="ce3">
            <text:p>59070869</text:p>
          </table:table-cell>
          <table:table-cell office:value-type="string" table:style-name="ce3">
            <text:p>EDIN ROLANDO RUIZ FRANCO</text:p>
          </table:table-cell>
          <table:table-cell office:value-type="string" table:style-name="ce3">
            <text:p>MARCO AUGUSTO JOM CAAL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03-0087-46</text:p>
          </table:table-cell>
          <table:table-cell office:value-type="string" table:style-name="ce4">
            <text:p>16-008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SAN CRISTOBAL VERAPAZ</text:p>
          </table:table-cell>
          <table:table-cell office:value-type="string" table:style-name="ce4">
            <text:p>INSTITUTO NACIONAL DE EDUCACION DIVERSIFICADA CON ORIENTACION EN ARTES Y OFICIOS</text:p>
          </table:table-cell>
          <table:table-cell office:value-type="string" table:style-name="ce4">
            <text:p>CASERÍO PANTOCAN</text:p>
          </table:table-cell>
          <table:table-cell office:value-type="float" office:value="30675467" table:style-name="ce4">
            <text:p>30675467</text:p>
          </table:table-cell>
          <table:table-cell office:value-type="string" table:style-name="ce4">
            <text:p>EDIN ROLANDO RUIZ FRANCO</text:p>
          </table:table-cell>
          <table:table-cell office:value-type="string" table:style-name="ce4">
            <text:p>--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3-0088-46</text:p>
          </table:table-cell>
          <table:table-cell office:value-type="string" table:style-name="ce3">
            <text:p>16-008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SAN CRISTOBAL VERAPAZ</text:p>
          </table:table-cell>
          <table:table-cell office:value-type="string" table:style-name="ce3">
            <text:p>LICEO GALILEO GALILEI</text:p>
          </table:table-cell>
          <table:table-cell office:value-type="string" table:style-name="ce3">
            <text:p>1ERA. AVENIDA 3-62 ZONA 4</text:p>
          </table:table-cell>
          <table:table-cell office:value-type="float" office:value="79504337" table:style-name="ce3">
            <text:p>79504337</text:p>
          </table:table-cell>
          <table:table-cell office:value-type="string" table:style-name="ce3">
            <text:p>EDIN ROLANDO RUIZ FRANCO</text:p>
          </table:table-cell>
          <table:table-cell office:value-type="string" table:style-name="ce3">
            <text:p>MARCO TULIO DE LA CRUZ MORALE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03-0092-46</text:p>
          </table:table-cell>
          <table:table-cell office:value-type="string" table:style-name="ce4">
            <text:p>16-008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SAN CRISTOBAL VERAPAZ</text:p>
          </table:table-cell>
          <table:table-cell office:value-type="string" table:style-name="ce4">
            <text:p>LICEO DE CIENCIAS APLICADAS DR. CARLOS ALDANA MENDOZA</text:p>
          </table:table-cell>
          <table:table-cell office:value-type="string" table:style-name="ce4">
            <text:p>4ª. AVENIDA Y 0 CALLE 4-12 ZONA 1, BARRIO SANTA ANA</text:p>
          </table:table-cell>
          <table:table-cell office:value-type="float" office:value="31479184" table:style-name="ce4">
            <text:p>31479184</text:p>
          </table:table-cell>
          <table:table-cell office:value-type="string" table:style-name="ce4">
            <text:p>EDIN ROLANDO RUIZ FRANCO</text:p>
          </table:table-cell>
          <table:table-cell office:value-type="string" table:style-name="ce4">
            <text:p>WENDY DALILA CHOC LÓP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6-03-0093-46</text:p>
          </table:table-cell>
          <table:table-cell office:value-type="string" table:style-name="ce3">
            <text:p>16-008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SAN CRISTOBAL VERAPAZ</text:p>
          </table:table-cell>
          <table:table-cell office:value-type="string" table:style-name="ce3">
            <text:p>INSTITUTO TECNOLOGICO VOCACIONAL "MARCO TULIO DE LA CRUZ MORALES"</text:p>
          </table:table-cell>
          <table:table-cell office:value-type="string" table:style-name="ce3">
            <text:p>2A. CALLE 4-45 ZONA 4, BARRIO SAN FELIPE</text:p>
          </table:table-cell>
          <table:table-cell office:value-type="float" office:value="79504929" table:style-name="ce3">
            <text:p>79504929</text:p>
          </table:table-cell>
          <table:table-cell office:value-type="string" table:style-name="ce3">
            <text:p>EDIN ROLANDO RUIZ FRANCO</text:p>
          </table:table-cell>
          <table:table-cell office:value-type="string" table:style-name="ce3">
            <text:p>RIGOBERTO HIGINIO SURAM JOM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3-0095-46</text:p>
          </table:table-cell>
          <table:table-cell office:value-type="string" table:style-name="ce4">
            <text:p>16-008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SAN CRISTOBAL VERAPAZ</text:p>
          </table:table-cell>
          <table:table-cell office:value-type="string" table:style-name="ce4">
            <text:p>COLEGIO MIXTO LA PUPILA DEL CIELO</text:p>
          </table:table-cell>
          <table:table-cell office:value-type="string" table:style-name="ce4">
            <text:p>2A. AVENIDA 4-56 ZONA 2, COLONIA PANA</text:p>
          </table:table-cell>
          <table:table-cell office:value-type="float" office:value="33801345" table:style-name="ce4">
            <text:p>33801345</text:p>
          </table:table-cell>
          <table:table-cell office:value-type="string" table:style-name="ce4">
            <text:p>EDIN ROLANDO RUIZ FRANCO</text:p>
          </table:table-cell>
          <table:table-cell office:value-type="string" table:style-name="ce4">
            <text:p>GLENDA YOJANNA GOMEZ SURAM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3-0097-46</text:p>
          </table:table-cell>
          <table:table-cell office:value-type="string" table:style-name="ce3">
            <text:p>16-008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SAN CRISTOBAL VERAPAZ</text:p>
          </table:table-cell>
          <table:table-cell office:value-type="string" table:style-name="ce3">
            <text:p>COLEGIO MIXTO CIENCIAS TECNOLÓGICAS</text:p>
          </table:table-cell>
          <table:table-cell office:value-type="string" table:style-name="ce3">
            <text:p>3A. CALLE 0-43 ZONA 3 BARRIO SAN SEBASTIAN</text:p>
          </table:table-cell>
          <table:table-cell office:value-type="float" office:value="77923223" table:style-name="ce3">
            <text:p>77923223</text:p>
          </table:table-cell>
          <table:table-cell office:value-type="string" table:style-name="ce3">
            <text:p>EDIN ROLANDO RUIZ FRANCO</text:p>
          </table:table-cell>
          <table:table-cell office:value-type="string" table:style-name="ce3">
            <text:p>MAYNOR WALTR JOM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03-0104-46</text:p>
          </table:table-cell>
          <table:table-cell office:value-type="string" table:style-name="ce4">
            <text:p>16-007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SAN CRISTOBAL VERAPAZ</text:p>
          </table:table-cell>
          <table:table-cell office:value-type="string" table:style-name="ce4">
            <text:p>LICEO DE CIENCIAS APLICADAS DR. CARLOS ALDANA MENDOZA</text:p>
          </table:table-cell>
          <table:table-cell office:value-type="string" table:style-name="ce4">
            <text:p>5A. AV. 2-60 ZONA 4, BARRIO SAN FELIPE</text:p>
          </table:table-cell>
          <table:table-cell office:value-type="float" office:value="79504090" table:style-name="ce4">
            <text:p>79504090</text:p>
          </table:table-cell>
          <table:table-cell office:value-type="string" table:style-name="ce4">
            <text:p>SULMY ANAYANSY VASQUEZ HERNANDEZ</text:p>
          </table:table-cell>
          <table:table-cell office:value-type="string" table:style-name="ce4">
            <text:p>DELMY DAMARIZ CHOC LOP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6-03-0105-46</text:p>
          </table:table-cell>
          <table:table-cell office:value-type="string" table:style-name="ce3">
            <text:p>16-007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SAN CRISTOBAL VERAPAZ</text:p>
          </table:table-cell>
          <table:table-cell office:value-type="string" table:style-name="ce3">
            <text:p>LICEO DE CIENCIAS APLICADAS DR. CARLOS ALDANA MENDOZA</text:p>
          </table:table-cell>
          <table:table-cell office:value-type="string" table:style-name="ce3">
            <text:p>5A. AV. 2-60 ZONA 4, BARRIO SAN FELIPE</text:p>
          </table:table-cell>
          <table:table-cell office:value-type="float" office:value="79504090" table:style-name="ce3">
            <text:p>79504090</text:p>
          </table:table-cell>
          <table:table-cell office:value-type="string" table:style-name="ce3">
            <text:p>SULMY ANAYANSY VASQUEZ HERNANDEZ</text:p>
          </table:table-cell>
          <table:table-cell office:value-type="string" table:style-name="ce3">
            <text:p>DELMY DAMARIZ CHOC LOP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03-0106-46</text:p>
          </table:table-cell>
          <table:table-cell office:value-type="string" table:style-name="ce4">
            <text:p>16-007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SAN CRISTOBAL VERAPAZ</text:p>
          </table:table-cell>
          <table:table-cell office:value-type="string" table:style-name="ce4">
            <text:p>LICEO DE CIENCIAS APLICADAS DR. CARLOS ALDANA MENDOZA</text:p>
          </table:table-cell>
          <table:table-cell office:value-type="string" table:style-name="ce4">
            <text:p>5A. AV. 2-60 ZONA 4, BARRIO SAN FELIPE</text:p>
          </table:table-cell>
          <table:table-cell office:value-type="float" office:value="79504090" table:style-name="ce4">
            <text:p>79504090</text:p>
          </table:table-cell>
          <table:table-cell office:value-type="string" table:style-name="ce4">
            <text:p>SULMY ANAYANSY VASQUEZ HERNANDEZ</text:p>
          </table:table-cell>
          <table:table-cell office:value-type="string" table:style-name="ce4">
            <text:p>JUAN GABRIEL CAL SURAM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3-0108-46</text:p>
          </table:table-cell>
          <table:table-cell office:value-type="string" table:style-name="ce3">
            <text:p>16-008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SAN CRISTOBAL VERAPAZ</text:p>
          </table:table-cell>
          <table:table-cell office:value-type="string" table:style-name="ce3">
            <text:p>COLEGIO MIXTO CIENCIAS TECNOLÓGICAS</text:p>
          </table:table-cell>
          <table:table-cell office:value-type="string" table:style-name="ce3">
            <text:p>3A. CALLE 0-43 ZONA 3, BARRIO SAN SEBASTIÁN</text:p>
          </table:table-cell>
          <table:table-cell office:value-type="float" office:value="77923223" table:style-name="ce3">
            <text:p>77923223</text:p>
          </table:table-cell>
          <table:table-cell office:value-type="string" table:style-name="ce3">
            <text:p>EDIN ROLANDO RUIZ FRANCO</text:p>
          </table:table-cell>
          <table:table-cell office:value-type="string" table:style-name="ce3">
            <text:p>MYNOR WALTER JOM COY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3-0109-46</text:p>
          </table:table-cell>
          <table:table-cell office:value-type="string" table:style-name="ce4">
            <text:p>16-008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SAN CRISTOBAL VERAPAZ</text:p>
          </table:table-cell>
          <table:table-cell office:value-type="string" table:style-name="ce4">
            <text:p>COLEGIO MIXTO CIENCIAS TECNOLÓGICAS</text:p>
          </table:table-cell>
          <table:table-cell office:value-type="string" table:style-name="ce4">
            <text:p>3A. CALLE 0-43 ZONA 3, BARRIO SAN SEBASTIÁN</text:p>
          </table:table-cell>
          <table:table-cell office:value-type="float" office:value="77923223" table:style-name="ce4">
            <text:p>77923223</text:p>
          </table:table-cell>
          <table:table-cell office:value-type="string" table:style-name="ce4">
            <text:p>EDIN ROLANDO RUIZ FRANCO</text:p>
          </table:table-cell>
          <table:table-cell office:value-type="string" table:style-name="ce4">
            <text:p>MYNOR WALTER JOM COY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NOCTUR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3-0110-46</text:p>
          </table:table-cell>
          <table:table-cell office:value-type="string" table:style-name="ce3">
            <text:p>16-008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SAN CRISTOBAL VERAPAZ</text:p>
          </table:table-cell>
          <table:table-cell office:value-type="string" table:style-name="ce3">
            <text:p>LICEO GALILEO GALILEI</text:p>
          </table:table-cell>
          <table:table-cell office:value-type="string" table:style-name="ce3">
            <text:p>1A. AVENIDA 3-62 ZONA 4, BARRIO SAN FELIPE</text:p>
          </table:table-cell>
          <table:table-cell office:value-type="float" office:value="79504337" table:style-name="ce3">
            <text:p>79504337</text:p>
          </table:table-cell>
          <table:table-cell office:value-type="string" table:style-name="ce3">
            <text:p>EDIN ROLANDO RUIZ FRANCO</text:p>
          </table:table-cell>
          <table:table-cell office:value-type="string" table:style-name="ce3">
            <text:p>MARCO TULIO DE LA CRUZ MORALE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3-0242-46</text:p>
          </table:table-cell>
          <table:table-cell office:value-type="string" table:style-name="ce4">
            <text:p>16-008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SAN CRISTOBAL VERAPAZ</text:p>
          </table:table-cell>
          <table:table-cell office:value-type="string" table:style-name="ce4">
            <text:p>ESCUELA PRIVADA MIXTA NOCTURNA DE COMERCIO</text:p>
          </table:table-cell>
          <table:table-cell office:value-type="string" table:style-name="ce4">
            <text:p>0 AVENIDA 7-03, ZONA 3, BARRIO SAN CRISTÓBAL</text:p>
          </table:table-cell>
          <table:table-cell office:value-type="float" office:value="46462468" table:style-name="ce4">
            <text:p>46462468</text:p>
          </table:table-cell>
          <table:table-cell office:value-type="string" table:style-name="ce4">
            <text:p>EDIN ROLANDO RUIZ FRANCO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NOCTUR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3-1388-46</text:p>
          </table:table-cell>
          <table:table-cell office:value-type="string" table:style-name="ce3">
            <text:p>16-010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SAN CRISTOBAL VERAPAZ</text:p>
          </table:table-cell>
          <table:table-cell office:value-type="string" table:style-name="ce3">
            <text:p>COLEGIO 'MESON'</text:p>
          </table:table-cell>
          <table:table-cell office:value-type="string" table:style-name="ce3">
            <text:p>8A. AVENIDA 6-00 ZONA 1</text:p>
          </table:table-cell>
          <table:table-cell office:value-type="string" table:style-name="ce3">
            <text:p>79504027-79504028</text:p>
          </table:table-cell>
          <table:table-cell office:value-type="string" table:style-name="ce3">
            <text:p>MANUEL VELIZ QUEJ</text:p>
          </table:table-cell>
          <table:table-cell office:value-type="string" table:style-name="ce3">
            <text:p>LUIS EMILIO SOLARES MARROQUÍN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3-1429-46</text:p>
          </table:table-cell>
          <table:table-cell office:value-type="string" table:style-name="ce4">
            <text:p>16-008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SAN CRISTOBAL VERAPAZ</text:p>
          </table:table-cell>
          <table:table-cell office:value-type="string" table:style-name="ce4">
            <text:p>LICEO GALILEO GALILEI</text:p>
          </table:table-cell>
          <table:table-cell office:value-type="string" table:style-name="ce4">
            <text:p>1A. AVENIDA 3-62 ZONA 4 BARRIO SAN FELIPE</text:p>
          </table:table-cell>
          <table:table-cell office:value-type="float" office:value="79504337" table:style-name="ce4">
            <text:p>79504337</text:p>
          </table:table-cell>
          <table:table-cell office:value-type="string" table:style-name="ce4">
            <text:p>EDIN ROLANDO RUIZ FRANCO</text:p>
          </table:table-cell>
          <table:table-cell office:value-type="string" table:style-name="ce4">
            <text:p>MARCO TULIO DE LA CRUZ MORALE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3-1520-46</text:p>
          </table:table-cell>
          <table:table-cell office:value-type="string" table:style-name="ce3">
            <text:p>16-008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SAN CRISTOBAL VERAPAZ</text:p>
          </table:table-cell>
          <table:table-cell office:value-type="string" table:style-name="ce3">
            <text:p>LICEO GALILEO GALILEI</text:p>
          </table:table-cell>
          <table:table-cell office:value-type="string" table:style-name="ce3">
            <text:p>1A. AVENIDA 3-62 ZONA 4 BARRIO SAN FELIPE</text:p>
          </table:table-cell>
          <table:table-cell office:value-type="float" office:value="79504337" table:style-name="ce3">
            <text:p>79504337</text:p>
          </table:table-cell>
          <table:table-cell office:value-type="string" table:style-name="ce3">
            <text:p>EDIN ROLANDO RUIZ FRANCO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03-1607-46</text:p>
          </table:table-cell>
          <table:table-cell office:value-type="string" table:style-name="ce4">
            <text:p>16-008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SAN CRISTOBAL VERAPAZ</text:p>
          </table:table-cell>
          <table:table-cell office:value-type="string" table:style-name="ce4">
            <text:p>LICEO GALILEO GALILEI</text:p>
          </table:table-cell>
          <table:table-cell office:value-type="string" table:style-name="ce4">
            <text:p>1A. AVENIDA 3-62 ZONA 4 BARRIO SAN FELIPE</text:p>
          </table:table-cell>
          <table:table-cell office:value-type="float" office:value="56377425" table:style-name="ce4">
            <text:p>56377425</text:p>
          </table:table-cell>
          <table:table-cell office:value-type="string" table:style-name="ce4">
            <text:p>EDIN ROLANDO RUIZ FRANCO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NOCTUR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3-9884-46</text:p>
          </table:table-cell>
          <table:table-cell office:value-type="string" table:style-name="ce3">
            <text:p>16-008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SAN CRISTOBAL VERAPAZ</text:p>
          </table:table-cell>
          <table:table-cell office:value-type="string" table:style-name="ce3">
            <text:p>LICEO SAN CRISTOBAL</text:p>
          </table:table-cell>
          <table:table-cell office:value-type="string" table:style-name="ce3">
            <text:p>0 AVENIDA 1-71 ZONA 5 BARRIO SAN CRISTOBAL</text:p>
          </table:table-cell>
          <table:table-cell office:value-type="float" office:value="79504134" table:style-name="ce3">
            <text:p>79504134</text:p>
          </table:table-cell>
          <table:table-cell office:value-type="string" table:style-name="ce3">
            <text:p>EDIN ROLANDO RUIZ FRANCO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3-9885-46</text:p>
          </table:table-cell>
          <table:table-cell office:value-type="string" table:style-name="ce4">
            <text:p>16-008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SAN CRISTOBAL VERAPAZ</text:p>
          </table:table-cell>
          <table:table-cell office:value-type="string" table:style-name="ce4">
            <text:p>LICEO SAN CRISTOBAL</text:p>
          </table:table-cell>
          <table:table-cell office:value-type="string" table:style-name="ce4">
            <text:p>0 AVENIDA 1-71 ZONA 5 BARRIO SAN CRISTOBAL</text:p>
          </table:table-cell>
          <table:table-cell office:value-type="float" office:value="79504134" table:style-name="ce4">
            <text:p>79504134</text:p>
          </table:table-cell>
          <table:table-cell office:value-type="string" table:style-name="ce4">
            <text:p>EDIN ROLANDO RUIZ FRANCO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3-9886-46</text:p>
          </table:table-cell>
          <table:table-cell office:value-type="string" table:style-name="ce3">
            <text:p>16-008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SAN CRISTOBAL VERAPAZ</text:p>
          </table:table-cell>
          <table:table-cell office:value-type="string" table:style-name="ce3">
            <text:p>LICEO SAN CRISTOBAL</text:p>
          </table:table-cell>
          <table:table-cell office:value-type="string" table:style-name="ce3">
            <text:p>0 AVENIDA 1-71 ZONA 5 BARRIO SAN CRISTOBAL</text:p>
          </table:table-cell>
          <table:table-cell office:value-type="float" office:value="79504134" table:style-name="ce3">
            <text:p>79504134</text:p>
          </table:table-cell>
          <table:table-cell office:value-type="string" table:style-name="ce3">
            <text:p>EDIN ROLANDO RUIZ FRANCO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04-0036-46</text:p>
          </table:table-cell>
          <table:table-cell office:value-type="string" table:style-name="ce4">
            <text:p>16-009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TACTIC</text:p>
          </table:table-cell>
          <table:table-cell office:value-type="string" table:style-name="ce4">
            <text:p>INSTITUTO AKALTIC</text:p>
          </table:table-cell>
          <table:table-cell office:value-type="string" table:style-name="ce4">
            <text:p>0 CALLE B OC-150 ZONA 4</text:p>
          </table:table-cell>
          <table:table-cell office:value-type="float" office:value="79539043" table:style-name="ce4">
            <text:p>79539043</text:p>
          </table:table-cell>
          <table:table-cell office:value-type="string" table:style-name="ce4">
            <text:p>RAMIRO QUEJ QUEJ</text:p>
          </table:table-cell>
          <table:table-cell office:value-type="string" table:style-name="ce4">
            <text:p>CONCHA DE PELA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6-04-0041-46</text:p>
          </table:table-cell>
          <table:table-cell office:value-type="string" table:style-name="ce3">
            <text:p>16-011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TACTIC</text:p>
          </table:table-cell>
          <table:table-cell office:value-type="string" table:style-name="ce3">
            <text:p>COLEGIO PARTICULAR MIXTO BLAISE PASCAL</text:p>
          </table:table-cell>
          <table:table-cell office:value-type="string" table:style-name="ce3">
            <text:p>5A. AVENIDA 2-35 ZONA 1</text:p>
          </table:table-cell>
          <table:table-cell office:value-type="float" office:value="56294302" table:style-name="ce3">
            <text:p>56294302</text:p>
          </table:table-cell>
          <table:table-cell office:value-type="string" table:style-name="ce3">
            <text:p>JOSE RAMON RAMIREZ CAAL</text:p>
          </table:table-cell>
          <table:table-cell office:value-type="string" table:style-name="ce3">
            <text:p>GUILLERMO ALFREDO PORTOCARRER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NOCTUR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04-0042-46</text:p>
          </table:table-cell>
          <table:table-cell office:value-type="string" table:style-name="ce4">
            <text:p>16-009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TACTIC</text:p>
          </table:table-cell>
          <table:table-cell office:value-type="string" table:style-name="ce4">
            <text:p>COLEGIO CRISTIANO PARTICULAR MIXTO VIDA</text:p>
          </table:table-cell>
          <table:table-cell office:value-type="string" table:style-name="ce4">
            <text:p>CANTON CHIJACORRAL, ZONA 7</text:p>
          </table:table-cell>
          <table:table-cell office:value-type="float" office:value="79529275" table:style-name="ce4">
            <text:p>79529275</text:p>
          </table:table-cell>
          <table:table-cell office:value-type="string" table:style-name="ce4">
            <text:p>RAMIRO QUEJ QUEJ</text:p>
          </table:table-cell>
          <table:table-cell office:value-type="string" table:style-name="ce4">
            <text:p>THELMA FLORIDALMA FERNANDEZ MOY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4-0046-46</text:p>
          </table:table-cell>
          <table:table-cell office:value-type="string" table:style-name="ce3">
            <text:p>16-009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TACTIC</text:p>
          </table:table-cell>
          <table:table-cell office:value-type="string" table:style-name="ce3">
            <text:p>COLEGIO PARTICULAR MIXTO BLAISE PASCAL</text:p>
          </table:table-cell>
          <table:table-cell office:value-type="string" table:style-name="ce3">
            <text:p>4A. AVENIDA OC-176 ZONA 4</text:p>
          </table:table-cell>
          <table:table-cell office:value-type="float" office:value="79539955" table:style-name="ce3">
            <text:p>79539955</text:p>
          </table:table-cell>
          <table:table-cell office:value-type="string" table:style-name="ce3">
            <text:p>RAMIRO QUEJ QUEJ</text:p>
          </table:table-cell>
          <table:table-cell office:value-type="string" table:style-name="ce3">
            <text:p>JOSE ALBERTO CAAL BOL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4-0049-46</text:p>
          </table:table-cell>
          <table:table-cell office:value-type="string" table:style-name="ce4">
            <text:p>16-009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TACTIC</text:p>
          </table:table-cell>
          <table:table-cell office:value-type="string" table:style-name="ce4">
            <text:p>INSTITUTO AKALTIC</text:p>
          </table:table-cell>
          <table:table-cell office:value-type="string" table:style-name="ce4">
            <text:p>0 CALLE B OC-150 ZONA 4</text:p>
          </table:table-cell>
          <table:table-cell office:value-type="float" office:value="79539043" table:style-name="ce4">
            <text:p>79539043</text:p>
          </table:table-cell>
          <table:table-cell office:value-type="string" table:style-name="ce4">
            <text:p>RAMIRO QUEJ QUEJ</text:p>
          </table:table-cell>
          <table:table-cell office:value-type="string" table:style-name="ce4">
            <text:p>CONCHA YOLANDA PONCE DE PELA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4-0050-46</text:p>
          </table:table-cell>
          <table:table-cell office:value-type="string" table:style-name="ce3">
            <text:p>16-009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TACTIC</text:p>
          </table:table-cell>
          <table:table-cell office:value-type="string" table:style-name="ce3">
            <text:p>INSTITUTO AKALTIC</text:p>
          </table:table-cell>
          <table:table-cell office:value-type="string" table:style-name="ce3">
            <text:p>0 CALLE B OC-150, ZONA 4</text:p>
          </table:table-cell>
          <table:table-cell office:value-type="float" office:value="79539043" table:style-name="ce3">
            <text:p>79539043</text:p>
          </table:table-cell>
          <table:table-cell office:value-type="string" table:style-name="ce3">
            <text:p>RAMIRO QUEJ QUEJ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4-0062-46</text:p>
          </table:table-cell>
          <table:table-cell office:value-type="string" table:style-name="ce4">
            <text:p>16-009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TACTIC</text:p>
          </table:table-cell>
          <table:table-cell office:value-type="string" table:style-name="ce4">
            <text:p>INSTITUTO NACIONAL DE EDUCACION DIVERSIFICADA</text:p>
          </table:table-cell>
          <table:table-cell office:value-type="string" table:style-name="ce4">
            <text:p>CANTON CHIJACORRAL</text:p>
          </table:table-cell>
          <table:table-cell office:value-type="float" office:value="40993401" table:style-name="ce4">
            <text:p>40993401</text:p>
          </table:table-cell>
          <table:table-cell office:value-type="string" table:style-name="ce4">
            <text:p>RAMIRO QUEJ QUEJ</text:p>
          </table:table-cell>
          <table:table-cell office:value-type="string" table:style-name="ce4">
            <text:p>---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4-0064-46</text:p>
          </table:table-cell>
          <table:table-cell office:value-type="string" table:style-name="ce3">
            <text:p>16-009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TACTIC</text:p>
          </table:table-cell>
          <table:table-cell office:value-type="string" table:style-name="ce3">
            <text:p>COLEGIO NUESTRA SEÑORA DE LA ASUNCIÓN</text:p>
          </table:table-cell>
          <table:table-cell office:value-type="string" table:style-name="ce3">
            <text:p>2A. AVENIDA 02-053 ZONA DOS BARRIO SAN JACINTO</text:p>
          </table:table-cell>
          <table:table-cell office:value-type="float" office:value="79529368" table:style-name="ce3">
            <text:p>79529368</text:p>
          </table:table-cell>
          <table:table-cell office:value-type="string" table:style-name="ce3">
            <text:p>RAMIRO QUEJ QUEJ</text:p>
          </table:table-cell>
          <table:table-cell office:value-type="string" table:style-name="ce3">
            <text:p>MARIA ANGELICA CASTILLO DE MOIN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4-0068-46</text:p>
          </table:table-cell>
          <table:table-cell office:value-type="string" table:style-name="ce4">
            <text:p>16-009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TACTIC</text:p>
          </table:table-cell>
          <table:table-cell office:value-type="string" table:style-name="ce4">
            <text:p>COLEGIO CRISTIANO PARTICULAR MIXTO VIDA</text:p>
          </table:table-cell>
          <table:table-cell office:value-type="string" table:style-name="ce4">
            <text:p>CANTÓN CHIJACORRAL ZONA 7, TACTIC</text:p>
          </table:table-cell>
          <table:table-cell office:value-type="float" office:value="79529275" table:style-name="ce4">
            <text:p>79529275</text:p>
          </table:table-cell>
          <table:table-cell office:value-type="string" table:style-name="ce4">
            <text:p>RAMIRO QUEJ QUEJ</text:p>
          </table:table-cell>
          <table:table-cell office:value-type="string" table:style-name="ce4">
            <text:p>THELMA FLORIDALMA FERNANDEZ MOY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4-0072-46</text:p>
          </table:table-cell>
          <table:table-cell office:value-type="string" table:style-name="ce3">
            <text:p>16-009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TACTIC</text:p>
          </table:table-cell>
          <table:table-cell office:value-type="string" table:style-name="ce3">
            <text:p>COLEGIO PRIVADO MIXTO LA ENSEÑANZA</text:p>
          </table:table-cell>
          <table:table-cell office:value-type="string" table:style-name="ce3">
            <text:p>12 AV. A 4-30, ZONA 3, BARRIO ASUNCION</text:p>
          </table:table-cell>
          <table:table-cell office:value-type="float" office:value="79539069" table:style-name="ce3">
            <text:p>79539069</text:p>
          </table:table-cell>
          <table:table-cell office:value-type="string" table:style-name="ce3">
            <text:p>RAMIRO QUEJ QUEJ</text:p>
          </table:table-cell>
          <table:table-cell office:value-type="string" table:style-name="ce3">
            <text:p>MAYRA MAGDALENA YAT CHON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4-0078-46</text:p>
          </table:table-cell>
          <table:table-cell office:value-type="string" table:style-name="ce4">
            <text:p>16-009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TACTIC</text:p>
          </table:table-cell>
          <table:table-cell office:value-type="string" table:style-name="ce4">
            <text:p>COLEGIO PRIVADO MIXTO LA ENSEÑANZA</text:p>
          </table:table-cell>
          <table:table-cell office:value-type="string" table:style-name="ce4">
            <text:p>12 AVENIDA A 4-30 ZONA 3</text:p>
          </table:table-cell>
          <table:table-cell office:value-type="float" office:value="79539069" table:style-name="ce4">
            <text:p>79539069</text:p>
          </table:table-cell>
          <table:table-cell office:value-type="string" table:style-name="ce4">
            <text:p>RAMIRO QUEJ QUEJ</text:p>
          </table:table-cell>
          <table:table-cell office:value-type="string" table:style-name="ce4">
            <text:p>MAYRA MAGDALENA YAT CHON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4-0079-46</text:p>
          </table:table-cell>
          <table:table-cell office:value-type="string" table:style-name="ce3">
            <text:p>16-009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TACTIC</text:p>
          </table:table-cell>
          <table:table-cell office:value-type="string" table:style-name="ce3">
            <text:p>COLEGIO NUESTRA SEÑORA DE LA ASUNCIÓN</text:p>
          </table:table-cell>
          <table:table-cell office:value-type="string" table:style-name="ce3">
            <text:p>2A. AVE. 02-053 ZONA 2, BARRIO SAN JACINTO</text:p>
          </table:table-cell>
          <table:table-cell office:value-type="float" office:value="79529368" table:style-name="ce3">
            <text:p>79529368</text:p>
          </table:table-cell>
          <table:table-cell office:value-type="string" table:style-name="ce3">
            <text:p>RAMIRO QUEJ QUEJ</text:p>
          </table:table-cell>
          <table:table-cell office:value-type="string" table:style-name="ce3">
            <text:p>MARIA ANGELICA CASTILLO DE MOIN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4-0080-46</text:p>
          </table:table-cell>
          <table:table-cell office:value-type="string" table:style-name="ce4">
            <text:p>16-009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TACTIC</text:p>
          </table:table-cell>
          <table:table-cell office:value-type="string" table:style-name="ce4">
            <text:p>COLEGIO NUESTRA SEÑORA DE LA ASUNCIÓN</text:p>
          </table:table-cell>
          <table:table-cell office:value-type="string" table:style-name="ce4">
            <text:p>2A. AVE. 02-053 ZONA 2, BARRIO SAN JACINTO</text:p>
          </table:table-cell>
          <table:table-cell office:value-type="float" office:value="79529368" table:style-name="ce4">
            <text:p>79529368</text:p>
          </table:table-cell>
          <table:table-cell office:value-type="string" table:style-name="ce4">
            <text:p>RAMIRO QUEJ QUEJ</text:p>
          </table:table-cell>
          <table:table-cell office:value-type="string" table:style-name="ce4">
            <text:p>MARIA ANGELICA CASTILLO MARTIN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4-1233-46</text:p>
          </table:table-cell>
          <table:table-cell office:value-type="string" table:style-name="ce3">
            <text:p>16-009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TACTIC</text:p>
          </table:table-cell>
          <table:table-cell office:value-type="string" table:style-name="ce3">
            <text:p>COLEGIO PARTICULAR MIXTO BLAISE PASCAL</text:p>
          </table:table-cell>
          <table:table-cell office:value-type="string" table:style-name="ce3">
            <text:p>4A. AVENIDA 0 CALLE -176 ZONA 4</text:p>
          </table:table-cell>
          <table:table-cell office:value-type="float" office:value="79539955" table:style-name="ce3">
            <text:p>79539955</text:p>
          </table:table-cell>
          <table:table-cell office:value-type="string" table:style-name="ce3">
            <text:p>RAMIRO QUEJ QUEJ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4-1235-46</text:p>
          </table:table-cell>
          <table:table-cell office:value-type="string" table:style-name="ce4">
            <text:p>16-009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TACTIC</text:p>
          </table:table-cell>
          <table:table-cell office:value-type="string" table:style-name="ce4">
            <text:p>COLEGIO PARTICULAR MIXTO BLAISE PASCAL</text:p>
          </table:table-cell>
          <table:table-cell office:value-type="string" table:style-name="ce4">
            <text:p>4A. AVENIDA 0 CALLE -176 ZONA 4</text:p>
          </table:table-cell>
          <table:table-cell office:value-type="float" office:value="79539955" table:style-name="ce4">
            <text:p>79539955</text:p>
          </table:table-cell>
          <table:table-cell office:value-type="string" table:style-name="ce4">
            <text:p>RAMIRO QUEJ QUEJ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6-04-1709-46</text:p>
          </table:table-cell>
          <table:table-cell office:value-type="string" table:style-name="ce3">
            <text:p>16-009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TACTIC</text:p>
          </table:table-cell>
          <table:table-cell office:value-type="string" table:style-name="ce3">
            <text:p>INSTITUTO PRIVADO MIXTO DE EDUCACION DIVERSIFICADA LICEO TACTIC JV</text:p>
          </table:table-cell>
          <table:table-cell office:value-type="string" table:style-name="ce3">
            <text:p>BARRIO ASUNCION</text:p>
          </table:table-cell>
          <table:table-cell table:style-name="ce3"/>
          <table:table-cell office:value-type="string" table:style-name="ce3">
            <text:p>RAMIRO QUEJ QUEJ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TEMPORAL NOMBRAMIENTO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4-2308-46</text:p>
          </table:table-cell>
          <table:table-cell office:value-type="string" table:style-name="ce4">
            <text:p>16-009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TACTIC</text:p>
          </table:table-cell>
          <table:table-cell office:value-type="string" table:style-name="ce4">
            <text:p>INSTITUTO AKALTIC</text:p>
          </table:table-cell>
          <table:table-cell office:value-type="string" table:style-name="ce4">
            <text:p>O CALLE B OC-150, ZONA 4.</text:p>
          </table:table-cell>
          <table:table-cell office:value-type="float" office:value="79539043" table:style-name="ce4">
            <text:p>79539043</text:p>
          </table:table-cell>
          <table:table-cell office:value-type="string" table:style-name="ce4">
            <text:p>RAMIRO QUEJ QUEJ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4-8321-46</text:p>
          </table:table-cell>
          <table:table-cell office:value-type="string" table:style-name="ce3">
            <text:p>16-009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TACTIC</text:p>
          </table:table-cell>
          <table:table-cell office:value-type="string" table:style-name="ce3">
            <text:p>INSTITUTO AKALTIC</text:p>
          </table:table-cell>
          <table:table-cell office:value-type="string" table:style-name="ce3">
            <text:p>0 CALLE B OC 150 ZONA 4 DE LA VILLA DE TACTIC</text:p>
          </table:table-cell>
          <table:table-cell office:value-type="float" office:value="79539043" table:style-name="ce3">
            <text:p>79539043</text:p>
          </table:table-cell>
          <table:table-cell office:value-type="string" table:style-name="ce3">
            <text:p>RAMIRO QUEJ QUEJ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4-8322-46</text:p>
          </table:table-cell>
          <table:table-cell office:value-type="string" table:style-name="ce4">
            <text:p>16-009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TACTIC</text:p>
          </table:table-cell>
          <table:table-cell office:value-type="string" table:style-name="ce4">
            <text:p>COLEGIO PRIVADO MIXTO LA ENSEÑANZA</text:p>
          </table:table-cell>
          <table:table-cell office:value-type="string" table:style-name="ce4">
            <text:p>12 AV. 4-30 ZONA 3</text:p>
          </table:table-cell>
          <table:table-cell office:value-type="float" office:value="79539069" table:style-name="ce4">
            <text:p>79539069</text:p>
          </table:table-cell>
          <table:table-cell office:value-type="string" table:style-name="ce4">
            <text:p>RAMIRO QUEJ QUEJ</text:p>
          </table:table-cell>
          <table:table-cell office:value-type="string" table:style-name="ce4">
            <text:p>MAYRA MAGDALENA YAT CHON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6-04-8324-46</text:p>
          </table:table-cell>
          <table:table-cell office:value-type="string" table:style-name="ce3">
            <text:p>16-004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TACTIC</text:p>
          </table:table-cell>
          <table:table-cell office:value-type="string" table:style-name="ce3">
            <text:p>COLEGIO PRIVADO MIXTO LA ENSEÑANZA</text:p>
          </table:table-cell>
          <table:table-cell office:value-type="string" table:style-name="ce3">
            <text:p>BARRIO LA ASUNCION DE LA VILLA DE TACTIC</text:p>
          </table:table-cell>
          <table:table-cell table:style-name="ce3"/>
          <table:table-cell office:value-type="string" table:style-name="ce3">
            <text:p>JUAN ANTONIO FIGUEROA CAAL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NOCTUR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4-9906-46</text:p>
          </table:table-cell>
          <table:table-cell office:value-type="string" table:style-name="ce4">
            <text:p>16-009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TACTIC</text:p>
          </table:table-cell>
          <table:table-cell office:value-type="string" table:style-name="ce4">
            <text:p>COLEGIO PRIVADO MIXTO LA ENSEÑANZA</text:p>
          </table:table-cell>
          <table:table-cell office:value-type="string" table:style-name="ce4">
            <text:p>12 AV. A 4-30 ZONA 3</text:p>
          </table:table-cell>
          <table:table-cell office:value-type="float" office:value="79539069" table:style-name="ce4">
            <text:p>79539069</text:p>
          </table:table-cell>
          <table:table-cell office:value-type="string" table:style-name="ce4">
            <text:p>RAMIRO QUEJ QUEJ</text:p>
          </table:table-cell>
          <table:table-cell office:value-type="string" table:style-name="ce4">
            <text:p>MAYRA MAGDALENA YAT CHON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5-0017-46</text:p>
          </table:table-cell>
          <table:table-cell office:value-type="string" table:style-name="ce3">
            <text:p>16-010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TAMAHU</text:p>
          </table:table-cell>
          <table:table-cell office:value-type="string" table:style-name="ce3">
            <text:p>INSTITUTO NACIONAL DE EDUCACION DIVERSIFICADA</text:p>
          </table:table-cell>
          <table:table-cell office:value-type="string" table:style-name="ce3">
            <text:p>TAMAHU</text:p>
          </table:table-cell>
          <table:table-cell office:value-type="float" office:value="58034583" table:style-name="ce3">
            <text:p>58034583</text:p>
          </table:table-cell>
          <table:table-cell office:value-type="string" table:style-name="ce3">
            <text:p>MANUEL VELIZ QUEJ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5-9091-46</text:p>
          </table:table-cell>
          <table:table-cell office:value-type="string" table:style-name="ce4">
            <text:p>16-010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TAMAHU</text:p>
          </table:table-cell>
          <table:table-cell office:value-type="string" table:style-name="ce4">
            <text:p>INSTITUTO MIXTO MUNICIPAL DE MAGISTERIO BILINGUE</text:p>
          </table:table-cell>
          <table:table-cell office:value-type="string" table:style-name="ce4">
            <text:p>BARRIO CENTRO</text:p>
          </table:table-cell>
          <table:table-cell office:value-type="float" office:value="50615709" table:style-name="ce4">
            <text:p>50615709</text:p>
          </table:table-cell>
          <table:table-cell office:value-type="string" table:style-name="ce4">
            <text:p>MANUEL VELIZ QUEJ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MUNICIPAL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6-0090-46</text:p>
          </table:table-cell>
          <table:table-cell office:value-type="string" table:style-name="ce3">
            <text:p>16-011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SAN MIGUEL TUCURU</text:p>
          </table:table-cell>
          <table:table-cell office:value-type="string" table:style-name="ce3">
            <text:p>INSTITUTO NACIONAL DE EDUCACIÓN DIVERSIFICADA</text:p>
          </table:table-cell>
          <table:table-cell office:value-type="string" table:style-name="ce3">
            <text:p>BARRIO EL CENTRO</text:p>
          </table:table-cell>
          <table:table-cell office:value-type="float" office:value="45891258" table:style-name="ce3">
            <text:p>45891258</text:p>
          </table:table-cell>
          <table:table-cell office:value-type="string" table:style-name="ce3">
            <text:p>JOSE RAMON RAMIREZ CAAL</text:p>
          </table:table-cell>
          <table:table-cell office:value-type="string" table:style-name="ce3">
            <text:p>LEONEL VICTORIANO GUZMAN ARGUET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6-2398-46</text:p>
          </table:table-cell>
          <table:table-cell office:value-type="string" table:style-name="ce4">
            <text:p>16-011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SAN MIGUEL TUCURU</text:p>
          </table:table-cell>
          <table:table-cell office:value-type="string" table:style-name="ce4">
            <text:p>INSTITUTO PRIVADO MIXTO DE MAGISTERIO BILINGUE TUKUR</text:p>
          </table:table-cell>
          <table:table-cell office:value-type="string" table:style-name="ce4">
            <text:p>CANTON LA PLAYA</text:p>
          </table:table-cell>
          <table:table-cell table:style-name="ce4"/>
          <table:table-cell office:value-type="string" table:style-name="ce4">
            <text:p>JOSE RAMON RAMIREZ CAAL</text:p>
          </table:table-cell>
          <table:table-cell office:value-type="string" table:style-name="ce4">
            <text:p>BENJAMIN JUC BOTZOC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7-0117-46</text:p>
          </table:table-cell>
          <table:table-cell office:value-type="string" table:style-name="ce3">
            <text:p>16-012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PANZOS</text:p>
          </table:table-cell>
          <table:table-cell office:value-type="string" table:style-name="ce3">
            <text:p>INSTITUTO NACIONAL DE EDUCACION DIVERSIFICADA</text:p>
          </table:table-cell>
          <table:table-cell office:value-type="string" table:style-name="ce3">
            <text:p>BARRIO SAN JUAN</text:p>
          </table:table-cell>
          <table:table-cell office:value-type="float" office:value="57036563" table:style-name="ce3">
            <text:p>57036563</text:p>
          </table:table-cell>
          <table:table-cell office:value-type="string" table:style-name="ce3">
            <text:p>CARLOS ENRIQUE GARCIA BAILEY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7-0181-46</text:p>
          </table:table-cell>
          <table:table-cell office:value-type="string" table:style-name="ce4">
            <text:p>16-036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PANZOS</text:p>
          </table:table-cell>
          <table:table-cell office:value-type="string" table:style-name="ce4">
            <text:p>COLEGIO MIXTO MESOAMERICANO</text:p>
          </table:table-cell>
          <table:table-cell office:value-type="string" table:style-name="ce4">
            <text:p>BARRIO EL CENTRO, ALDEA TELEMÁN</text:p>
          </table:table-cell>
          <table:table-cell office:value-type="float" office:value="48067726" table:style-name="ce4">
            <text:p>48067726</text:p>
          </table:table-cell>
          <table:table-cell office:value-type="string" table:style-name="ce4">
            <text:p>JOSE LUIS XI CUCUL</text:p>
          </table:table-cell>
          <table:table-cell office:value-type="string" table:style-name="ce4">
            <text:p>LUIS ANTONIO CHOC CÓ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7-0194-46</text:p>
          </table:table-cell>
          <table:table-cell office:value-type="string" table:style-name="ce3">
            <text:p>16-012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PANZOS</text:p>
          </table:table-cell>
          <table:table-cell office:value-type="string" table:style-name="ce3">
            <text:p>COLEGIO PRIVADO MIXTO JUAN AMOS COMENIO</text:p>
          </table:table-cell>
          <table:table-cell office:value-type="string" table:style-name="ce3">
            <text:p>BARRIO SAN SEBASTIAN</text:p>
          </table:table-cell>
          <table:table-cell office:value-type="float" office:value="40856113" table:style-name="ce3">
            <text:p>40856113</text:p>
          </table:table-cell>
          <table:table-cell office:value-type="string" table:style-name="ce3">
            <text:p>CARLOS ENRIQUE GARCIA BAILEY</text:p>
          </table:table-cell>
          <table:table-cell office:value-type="string" table:style-name="ce3">
            <text:p>MARCELINO CAZ MUCÚ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7-0195-46</text:p>
          </table:table-cell>
          <table:table-cell office:value-type="string" table:style-name="ce4">
            <text:p>16-012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PANZOS</text:p>
          </table:table-cell>
          <table:table-cell office:value-type="string" table:style-name="ce4">
            <text:p>COLEGIO PRIVADO MIXTO JUAN AMOS COMENIO</text:p>
          </table:table-cell>
          <table:table-cell office:value-type="string" table:style-name="ce4">
            <text:p>BARRIO SAN SEBASTIAN</text:p>
          </table:table-cell>
          <table:table-cell office:value-type="float" office:value="40856113" table:style-name="ce4">
            <text:p>40856113</text:p>
          </table:table-cell>
          <table:table-cell office:value-type="string" table:style-name="ce4">
            <text:p>CARLOS ENRIQUE GARCIA BAILEY</text:p>
          </table:table-cell>
          <table:table-cell office:value-type="string" table:style-name="ce4">
            <text:p>MARCELINO CAZ MUCÚ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NOCTUR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7-0196-46</text:p>
          </table:table-cell>
          <table:table-cell office:value-type="string" table:style-name="ce3">
            <text:p>16-036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PANZOS</text:p>
          </table:table-cell>
          <table:table-cell office:value-type="string" table:style-name="ce3">
            <text:p>COLEGIO MIXTO VALLE DEL POLOCHIC</text:p>
          </table:table-cell>
          <table:table-cell office:value-type="string" table:style-name="ce3">
            <text:p>ALDEA PANZOS</text:p>
          </table:table-cell>
          <table:table-cell office:value-type="float" office:value="30449848" table:style-name="ce3">
            <text:p>30449848</text:p>
          </table:table-cell>
          <table:table-cell office:value-type="string" table:style-name="ce3">
            <text:p>JOSE LUIS XI CUCUL</text:p>
          </table:table-cell>
          <table:table-cell office:value-type="string" table:style-name="ce3">
            <text:p>JOEL ESTEBAN ZEPEDA CAAL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7-0197-46</text:p>
          </table:table-cell>
          <table:table-cell office:value-type="string" table:style-name="ce4">
            <text:p>16-036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PANZOS</text:p>
          </table:table-cell>
          <table:table-cell office:value-type="string" table:style-name="ce4">
            <text:p>COLEGIO MIXTO VALLE DEL POLOCHIC</text:p>
          </table:table-cell>
          <table:table-cell office:value-type="string" table:style-name="ce4">
            <text:p>ALDEA TELEMAN</text:p>
          </table:table-cell>
          <table:table-cell office:value-type="float" office:value="30498487" table:style-name="ce4">
            <text:p>30498487</text:p>
          </table:table-cell>
          <table:table-cell office:value-type="string" table:style-name="ce4">
            <text:p>JOSE LUIS XI CUCUL</text:p>
          </table:table-cell>
          <table:table-cell office:value-type="string" table:style-name="ce4">
            <text:p>JOEL ESTABAN ZEPEDA CAAL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7-0206-46</text:p>
          </table:table-cell>
          <table:table-cell office:value-type="string" table:style-name="ce3">
            <text:p>16-012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PANZOS</text:p>
          </table:table-cell>
          <table:table-cell office:value-type="string" table:style-name="ce3">
            <text:p>COLEGIO PRIVADO LICEO POLOCHIC</text:p>
          </table:table-cell>
          <table:table-cell office:value-type="string" table:style-name="ce3">
            <text:p>ALDEA TELEMAN</text:p>
          </table:table-cell>
          <table:table-cell office:value-type="float" office:value="57036563" table:style-name="ce3">
            <text:p>57036563</text:p>
          </table:table-cell>
          <table:table-cell office:value-type="string" table:style-name="ce3">
            <text:p>CARLOS ENRIQUE GARCIA BAILEY</text:p>
          </table:table-cell>
          <table:table-cell office:value-type="string" table:style-name="ce3">
            <text:p>--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7-0207-46</text:p>
          </table:table-cell>
          <table:table-cell office:value-type="string" table:style-name="ce4">
            <text:p>16-012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PANZOS</text:p>
          </table:table-cell>
          <table:table-cell office:value-type="string" table:style-name="ce4">
            <text:p>COLEGIO PRIVADO LICEO POLOCHIC</text:p>
          </table:table-cell>
          <table:table-cell office:value-type="string" table:style-name="ce4">
            <text:p>ALDEA TELEMAN</text:p>
          </table:table-cell>
          <table:table-cell office:value-type="float" office:value="57036563" table:style-name="ce4">
            <text:p>57036563</text:p>
          </table:table-cell>
          <table:table-cell office:value-type="string" table:style-name="ce4">
            <text:p>CARLOS ENRIQUE GARCIA BAILEY</text:p>
          </table:table-cell>
          <table:table-cell office:value-type="string" table:style-name="ce4">
            <text:p>--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7-9096-46</text:p>
          </table:table-cell>
          <table:table-cell office:value-type="string" table:style-name="ce3">
            <text:p>16-012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PANZOS</text:p>
          </table:table-cell>
          <table:table-cell office:value-type="string" table:style-name="ce3">
            <text:p>COLEGIO PRIVADO MIXTO JUAN AMOS COMENIO</text:p>
          </table:table-cell>
          <table:table-cell office:value-type="string" table:style-name="ce3">
            <text:p>BARRIO SAN SEBASTIAN</text:p>
          </table:table-cell>
          <table:table-cell office:value-type="float" office:value="40856113" table:style-name="ce3">
            <text:p>40856113</text:p>
          </table:table-cell>
          <table:table-cell office:value-type="string" table:style-name="ce3">
            <text:p>CARLOS ENRIQUE GARCIA BAILEY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7-9103-46</text:p>
          </table:table-cell>
          <table:table-cell office:value-type="string" table:style-name="ce4">
            <text:p>16-036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PANZOS</text:p>
          </table:table-cell>
          <table:table-cell office:value-type="string" table:style-name="ce4">
            <text:p>CENTRO EDUCATIVO SAN MARTIN DE PORRES</text:p>
          </table:table-cell>
          <table:table-cell office:value-type="string" table:style-name="ce4">
            <text:p>ALDEA TELEMAN</text:p>
          </table:table-cell>
          <table:table-cell office:value-type="float" office:value="58980690" table:style-name="ce4">
            <text:p>58980690</text:p>
          </table:table-cell>
          <table:table-cell office:value-type="string" table:style-name="ce4">
            <text:p>JOSE LUIS XI CUCUL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7-9639-46</text:p>
          </table:table-cell>
          <table:table-cell office:value-type="string" table:style-name="ce3">
            <text:p>16-012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PANZOS</text:p>
          </table:table-cell>
          <table:table-cell office:value-type="string" table:style-name="ce3">
            <text:p>INSTITUTO PRIVADO MIXTO PRIMARIA BILINGUE AJ KUTUNEL</text:p>
          </table:table-cell>
          <table:table-cell office:value-type="string" table:style-name="ce3">
            <text:p>BARRIO EL MAU</text:p>
          </table:table-cell>
          <table:table-cell office:value-type="float" office:value="50673199" table:style-name="ce3">
            <text:p>50673199</text:p>
          </table:table-cell>
          <table:table-cell office:value-type="string" table:style-name="ce3">
            <text:p>CARLOS ENRIQUE GARCIA BAILEY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08-0182-46</text:p>
          </table:table-cell>
          <table:table-cell office:value-type="string" table:style-name="ce4">
            <text:p>16-007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SENAHU</text:p>
          </table:table-cell>
          <table:table-cell office:value-type="string" table:style-name="ce4">
            <text:p>INSTITUTO MIXTO DE EDUCACION BILINGUE INTERCULTURAL -IMEBI-</text:p>
          </table:table-cell>
          <table:table-cell office:value-type="string" table:style-name="ce4">
            <text:p>COLONIA 30 DE MAYO</text:p>
          </table:table-cell>
          <table:table-cell office:value-type="float" office:value="40408287" table:style-name="ce4">
            <text:p>40408287</text:p>
          </table:table-cell>
          <table:table-cell office:value-type="string" table:style-name="ce4">
            <text:p>SULMY ANAYANSY VASQUEZ HERNANDEZ</text:p>
          </table:table-cell>
          <table:table-cell office:value-type="string" table:style-name="ce4">
            <text:p>JORGE ERWIN CUCUL QUIB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8-0183-46</text:p>
          </table:table-cell>
          <table:table-cell office:value-type="string" table:style-name="ce3">
            <text:p>16-013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SENAHU</text:p>
          </table:table-cell>
          <table:table-cell office:value-type="string" table:style-name="ce3">
            <text:p>CENTRO EDUCATIVO SAN MATEO</text:p>
          </table:table-cell>
          <table:table-cell office:value-type="string" table:style-name="ce3">
            <text:p>BARRIO SAN ANTONIO</text:p>
          </table:table-cell>
          <table:table-cell office:value-type="float" office:value="49872729" table:style-name="ce3">
            <text:p>49872729</text:p>
          </table:table-cell>
          <table:table-cell office:value-type="string" table:style-name="ce3">
            <text:p>OSCAR ANIBAL GARCIA HUMBLERS</text:p>
          </table:table-cell>
          <table:table-cell office:value-type="string" table:style-name="ce3">
            <text:p>VICTOR HUGO GONZAL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8-0199-46</text:p>
          </table:table-cell>
          <table:table-cell office:value-type="string" table:style-name="ce4">
            <text:p>16-041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SENAHU</text:p>
          </table:table-cell>
          <table:table-cell office:value-type="string" table:style-name="ce4">
            <text:p>INSTITUTO NACIONAL DE EDUCACIÓN DIVERSIFICADA</text:p>
          </table:table-cell>
          <table:table-cell office:value-type="string" table:style-name="ce4">
            <text:p>COMUNIDAD LA MONTAÑESA</text:p>
          </table:table-cell>
          <table:table-cell office:value-type="float" office:value="79510080" table:style-name="ce4">
            <text:p>79510080</text:p>
          </table:table-cell>
          <table:table-cell office:value-type="string" table:style-name="ce4">
            <text:p>JORGE ERWIN CUCUL QUIB</text:p>
          </table:table-cell>
          <table:table-cell office:value-type="string" table:style-name="ce4">
            <text:p>ARTURO ICO CHOLOM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8-0204-46</text:p>
          </table:table-cell>
          <table:table-cell office:value-type="string" table:style-name="ce3">
            <text:p>16-042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SENAHU</text:p>
          </table:table-cell>
          <table:table-cell office:value-type="string" table:style-name="ce3">
            <text:p>INSTITUTO NACIONAL DE EDUCACION DIVERSIFICADA</text:p>
          </table:table-cell>
          <table:table-cell office:value-type="string" table:style-name="ce3">
            <text:p>COOPERATIVA CHIREAJ</text:p>
          </table:table-cell>
          <table:table-cell office:value-type="float" office:value="50070804" table:style-name="ce3">
            <text:p>50070804</text:p>
          </table:table-cell>
          <table:table-cell office:value-type="string" table:style-name="ce3">
            <text:p>ANGEL LUIS EFREN ZAVALA ORTIZ</text:p>
          </table:table-cell>
          <table:table-cell office:value-type="string" table:style-name="ce3">
            <text:p>--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8-0205-46</text:p>
          </table:table-cell>
          <table:table-cell office:value-type="string" table:style-name="ce4">
            <text:p>16-040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SENAHU</text:p>
          </table:table-cell>
          <table:table-cell office:value-type="string" table:style-name="ce4">
            <text:p>INSTITUTO NACIONAL DE EDUCACION DIVERSIFICADA</text:p>
          </table:table-cell>
          <table:table-cell office:value-type="string" table:style-name="ce4">
            <text:p>COOPERATIVA SANTA MARIA SAN MARCOS</text:p>
          </table:table-cell>
          <table:table-cell office:value-type="float" office:value="57698257" table:style-name="ce4">
            <text:p>57698257</text:p>
          </table:table-cell>
          <table:table-cell office:value-type="string" table:style-name="ce4">
            <text:p>ABNER DAVID CHIQUIN TURCIOS</text:p>
          </table:table-cell>
          <table:table-cell office:value-type="string" table:style-name="ce4">
            <text:p>--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8-0206-46</text:p>
          </table:table-cell>
          <table:table-cell office:value-type="string" table:style-name="ce3">
            <text:p>16-040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SENAHU</text:p>
          </table:table-cell>
          <table:table-cell office:value-type="string" table:style-name="ce3">
            <text:p>INSTITUTO NACIONAL DE EDUCACION DIVERSIFICADA</text:p>
          </table:table-cell>
          <table:table-cell office:value-type="string" table:style-name="ce3">
            <text:p>COOPERATIVA ACTELA</text:p>
          </table:table-cell>
          <table:table-cell office:value-type="float" office:value="51947706" table:style-name="ce3">
            <text:p>51947706</text:p>
          </table:table-cell>
          <table:table-cell office:value-type="string" table:style-name="ce3">
            <text:p>ABNER DAVID CHIQUIN TURCIOS</text:p>
          </table:table-cell>
          <table:table-cell office:value-type="string" table:style-name="ce3">
            <text:p>--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8-0207-46</text:p>
          </table:table-cell>
          <table:table-cell office:value-type="string" table:style-name="ce4">
            <text:p>16-042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SENAHU</text:p>
          </table:table-cell>
          <table:table-cell office:value-type="string" table:style-name="ce4">
            <text:p>INSTITUTO NACIONAL DE EDUCACION DIVERSIFICADA</text:p>
          </table:table-cell>
          <table:table-cell office:value-type="string" table:style-name="ce4">
            <text:p>ALDEA YALIJUX</text:p>
          </table:table-cell>
          <table:table-cell office:value-type="float" office:value="40572630" table:style-name="ce4">
            <text:p>40572630</text:p>
          </table:table-cell>
          <table:table-cell office:value-type="string" table:style-name="ce4">
            <text:p>ANGEL LUIS EFREN ZAVALA ORTIZ</text:p>
          </table:table-cell>
          <table:table-cell office:value-type="string" table:style-name="ce4">
            <text:p>--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8-0208-46</text:p>
          </table:table-cell>
          <table:table-cell office:value-type="string" table:style-name="ce3">
            <text:p>16-013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SENAHU</text:p>
          </table:table-cell>
          <table:table-cell office:value-type="string" table:style-name="ce3">
            <text:p>INSTITUTO NACIONAL DE EDUACION DIVERSIFICADA</text:p>
          </table:table-cell>
          <table:table-cell office:value-type="string" table:style-name="ce3">
            <text:p>BARRIO EL CENTRO</text:p>
          </table:table-cell>
          <table:table-cell office:value-type="float" office:value="30427396" table:style-name="ce3">
            <text:p>30427396</text:p>
          </table:table-cell>
          <table:table-cell office:value-type="string" table:style-name="ce3">
            <text:p>OSCAR ANIBAL GARCIA HUMBLERS</text:p>
          </table:table-cell>
          <table:table-cell office:value-type="string" table:style-name="ce3">
            <text:p>--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8-0209-46</text:p>
          </table:table-cell>
          <table:table-cell office:value-type="string" table:style-name="ce4">
            <text:p>16-042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SENAHU</text:p>
          </table:table-cell>
          <table:table-cell office:value-type="string" table:style-name="ce4">
            <text:p>INSTITUTO NACIONAL DE EDUCACION DIVERSIFICADA</text:p>
          </table:table-cell>
          <table:table-cell office:value-type="string" table:style-name="ce4">
            <text:p>COOPERATIVA SEMARAC I</text:p>
          </table:table-cell>
          <table:table-cell office:value-type="float" office:value="31984389" table:style-name="ce4">
            <text:p>31984389</text:p>
          </table:table-cell>
          <table:table-cell office:value-type="string" table:style-name="ce4">
            <text:p>ANGEL LUIS EFREN ZAVALA ORTIZ</text:p>
          </table:table-cell>
          <table:table-cell office:value-type="string" table:style-name="ce4">
            <text:p>--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8-1583-46</text:p>
          </table:table-cell>
          <table:table-cell office:value-type="string" table:style-name="ce3">
            <text:p>16-013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SENAHU</text:p>
          </table:table-cell>
          <table:table-cell office:value-type="string" table:style-name="ce3">
            <text:p>INSTITUTO PRIVADO MIXTO DE MAGISTERIO BILINGUE NAUQ</text:p>
          </table:table-cell>
          <table:table-cell office:value-type="string" table:style-name="ce3">
            <text:p>BARRIO CENTRO</text:p>
          </table:table-cell>
          <table:table-cell office:value-type="float" office:value="40300000" table:style-name="ce3">
            <text:p>40300000</text:p>
          </table:table-cell>
          <table:table-cell office:value-type="string" table:style-name="ce3">
            <text:p>OSCAR ANIBAL GARCIA HUMBLERS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08-8292-46</text:p>
          </table:table-cell>
          <table:table-cell office:value-type="string" table:style-name="ce4">
            <text:p>16-013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SENAHU</text:p>
          </table:table-cell>
          <table:table-cell office:value-type="string" table:style-name="ce4">
            <text:p>INSTITUTO PRIVADO MIXTO DE FORMACION MAGISTERIAL CON ORIENTACION BILINGUE</text:p>
          </table:table-cell>
          <table:table-cell office:value-type="string" table:style-name="ce4">
            <text:p>BARRIO EL CENTRO</text:p>
          </table:table-cell>
          <table:table-cell table:style-name="ce4"/>
          <table:table-cell office:value-type="string" table:style-name="ce4">
            <text:p>OSCAR ANIBAL GARCIA HUMBLERS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9-0007-46</text:p>
          </table:table-cell>
          <table:table-cell office:value-type="string" table:style-name="ce3">
            <text:p>16-015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SAN PEDRO CARCHA</text:p>
          </table:table-cell>
          <table:table-cell office:value-type="string" table:style-name="ce3">
            <text:p>CENTRO EDUCATIVO NUEVA VIDA</text:p>
          </table:table-cell>
          <table:table-cell office:value-type="string" table:style-name="ce3">
            <text:p>ALDEA CHIQUIXJI</text:p>
          </table:table-cell>
          <table:table-cell table:style-name="ce3"/>
          <table:table-cell office:value-type="string" table:style-name="ce3">
            <text:p>OSCAR RENE VENTURA ZAC</text:p>
          </table:table-cell>
          <table:table-cell office:value-type="string" table:style-name="ce3">
            <text:p>ALICIA YOMARA PONCE ORDOÑ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9-0386-46</text:p>
          </table:table-cell>
          <table:table-cell office:value-type="string" table:style-name="ce4">
            <text:p>16-018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SAN PEDRO CARCHA</text:p>
          </table:table-cell>
          <table:table-cell office:value-type="string" table:style-name="ce4">
            <text:p>INSTITUTO NACIONAL DE EDUCACION DIVERSIFICADA</text:p>
          </table:table-cell>
          <table:table-cell office:value-type="string" table:style-name="ce4">
            <text:p>ALDEA CAMPUR</text:p>
          </table:table-cell>
          <table:table-cell table:style-name="ce4"/>
          <table:table-cell office:value-type="string" table:style-name="ce4">
            <text:p>PEDRO BOTZOC CUC</text:p>
          </table:table-cell>
          <table:table-cell office:value-type="string" table:style-name="ce4">
            <text:p>---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9-0717-46</text:p>
          </table:table-cell>
          <table:table-cell office:value-type="string" table:style-name="ce3">
            <text:p>16-015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SAN PEDRO CARCHA</text:p>
          </table:table-cell>
          <table:table-cell office:value-type="string" table:style-name="ce3">
            <text:p>INSTITUTO ADOLFO V. HALL DEL NORTE</text:p>
          </table:table-cell>
          <table:table-cell office:value-type="string" table:style-name="ce3">
            <text:p>8A. CALLE 1-63, ZONA 4.</text:p>
          </table:table-cell>
          <table:table-cell office:value-type="float" office:value="79516463" table:style-name="ce3">
            <text:p>79516463</text:p>
          </table:table-cell>
          <table:table-cell office:value-type="string" table:style-name="ce3">
            <text:p>OSCAR RENE VENTURA ZAC</text:p>
          </table:table-cell>
          <table:table-cell office:value-type="string" table:style-name="ce3">
            <text:p>CARLOS HUMBERTO PINEDA PARAIS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09-0720-46</text:p>
          </table:table-cell>
          <table:table-cell office:value-type="string" table:style-name="ce4">
            <text:p>16-015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SAN PEDRO CARCHA</text:p>
          </table:table-cell>
          <table:table-cell office:value-type="string" table:style-name="ce4">
            <text:p>INSTITUTO TECNICO DIVERSIFICADO DE BACHILLERATO EN CONSTRUCCION</text:p>
          </table:table-cell>
          <table:table-cell office:value-type="string" table:style-name="ce4">
            <text:p>5A CALLE FINAL ZONA 1</text:p>
          </table:table-cell>
          <table:table-cell office:value-type="float" office:value="79515766" table:style-name="ce4">
            <text:p>79515766</text:p>
          </table:table-cell>
          <table:table-cell office:value-type="string" table:style-name="ce4">
            <text:p>OSCAR RENE VENTURA ZAC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6-09-0721-46</text:p>
          </table:table-cell>
          <table:table-cell office:value-type="string" table:style-name="ce3">
            <text:p>16-015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SAN PEDRO CARCHA</text:p>
          </table:table-cell>
          <table:table-cell office:value-type="string" table:style-name="ce3">
            <text:p>COLEGIO "STHELLA DE HERNANDEZ"</text:p>
          </table:table-cell>
          <table:table-cell office:value-type="string" table:style-name="ce3">
            <text:p>DIAGONAL 2 10-73 ZONA 2 BARRIO SAN PABLO</text:p>
          </table:table-cell>
          <table:table-cell table:style-name="ce3"/>
          <table:table-cell office:value-type="string" table:style-name="ce3">
            <text:p>OSCAR RENE VENTURA ZAC</text:p>
          </table:table-cell>
          <table:table-cell office:value-type="string" table:style-name="ce3">
            <text:p>ORLEY MELEND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NOCTUR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09-0742-46</text:p>
          </table:table-cell>
          <table:table-cell office:value-type="string" table:style-name="ce4">
            <text:p>16-015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SAN PEDRO CARCHA</text:p>
          </table:table-cell>
          <table:table-cell office:value-type="string" table:style-name="ce4">
            <text:p>LICEO "SAN PABLO"</text:p>
          </table:table-cell>
          <table:table-cell office:value-type="string" table:style-name="ce4">
            <text:p>8A. AVENIDA 4-47</text:p>
          </table:table-cell>
          <table:table-cell table:style-name="ce4"/>
          <table:table-cell office:value-type="string" table:style-name="ce4">
            <text:p>OSCAR RENE VENTURA ZAC</text:p>
          </table:table-cell>
          <table:table-cell office:value-type="string" table:style-name="ce4">
            <text:p>WILMA CONCEPCION DE LEON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9-0748-46</text:p>
          </table:table-cell>
          <table:table-cell office:value-type="string" table:style-name="ce3">
            <text:p>16-015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SAN PEDRO CARCHA</text:p>
          </table:table-cell>
          <table:table-cell office:value-type="string" table:style-name="ce3">
            <text:p>LICEO INTERCULTURAL VERAPACENSE</text:p>
          </table:table-cell>
          <table:table-cell office:value-type="string" table:style-name="ce3">
            <text:p>3A. AVENIDA 4-55 ZONA 5, RESIDENCIALES RAXPEC</text:p>
          </table:table-cell>
          <table:table-cell office:value-type="float" office:value="77250339" table:style-name="ce3">
            <text:p>77250339</text:p>
          </table:table-cell>
          <table:table-cell office:value-type="string" table:style-name="ce3">
            <text:p>OSCAR RENE VENTURA ZAC</text:p>
          </table:table-cell>
          <table:table-cell office:value-type="string" table:style-name="ce3">
            <text:p>EDWIN FEDERICO SANTA MARI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9-0756-46</text:p>
          </table:table-cell>
          <table:table-cell office:value-type="string" table:style-name="ce4">
            <text:p>16-015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SAN PEDRO CARCHA</text:p>
          </table:table-cell>
          <table:table-cell office:value-type="string" table:style-name="ce4">
            <text:p>COLEGIO STHELLA DE HERNANDEZ</text:p>
          </table:table-cell>
          <table:table-cell office:value-type="string" table:style-name="ce4">
            <text:p>DIAGONAL 2 10-73, ZONA 2</text:p>
          </table:table-cell>
          <table:table-cell office:value-type="float" office:value="79516876" table:style-name="ce4">
            <text:p>79516876</text:p>
          </table:table-cell>
          <table:table-cell office:value-type="string" table:style-name="ce4">
            <text:p>OSCAR RENE VENTURA ZAC</text:p>
          </table:table-cell>
          <table:table-cell office:value-type="string" table:style-name="ce4">
            <text:p>ORLEY EDWIN MELENDEZ ROSALE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9-0760-46</text:p>
          </table:table-cell>
          <table:table-cell office:value-type="string" table:style-name="ce3">
            <text:p>16-015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SAN PEDRO CARCHA</text:p>
          </table:table-cell>
          <table:table-cell office:value-type="string" table:style-name="ce3">
            <text:p>LICEO INTERCULTURAL VERAPACENSE</text:p>
          </table:table-cell>
          <table:table-cell office:value-type="string" table:style-name="ce3">
            <text:p>3A AVENIDA 4-55 ZONA 5, RESIDENCIALES RAXPEC</text:p>
          </table:table-cell>
          <table:table-cell office:value-type="float" office:value="79516795" table:style-name="ce3">
            <text:p>79516795</text:p>
          </table:table-cell>
          <table:table-cell office:value-type="string" table:style-name="ce3">
            <text:p>OSCAR RENE VENTURA ZAC</text:p>
          </table:table-cell>
          <table:table-cell office:value-type="string" table:style-name="ce3">
            <text:p>EDWIN FEDERICO SANTA MARI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09-0763-46</text:p>
          </table:table-cell>
          <table:table-cell office:value-type="string" table:style-name="ce4">
            <text:p>16-018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SAN PEDRO CARCHA</text:p>
          </table:table-cell>
          <table:table-cell office:value-type="string" table:style-name="ce4">
            <text:p>INSTITUTO MIXTO DE EDUCACION BILINGUE INTERCULTURAL -IMEBI-</text:p>
          </table:table-cell>
          <table:table-cell office:value-type="string" table:style-name="ce4">
            <text:p>ALDEA CAMPUR</text:p>
          </table:table-cell>
          <table:table-cell office:value-type="float" office:value="79514189" table:style-name="ce4">
            <text:p>79514189</text:p>
          </table:table-cell>
          <table:table-cell office:value-type="string" table:style-name="ce4">
            <text:p>PEDRO BOTZOC CUC</text:p>
          </table:table-cell>
          <table:table-cell office:value-type="string" table:style-name="ce4">
            <text:p>ESTEBAN JOSE AX CAAL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9-0796-46</text:p>
          </table:table-cell>
          <table:table-cell office:value-type="string" table:style-name="ce3">
            <text:p>16-017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SAN PEDRO CARCHA</text:p>
          </table:table-cell>
          <table:table-cell office:value-type="string" table:style-name="ce3">
            <text:p>INSTITUTO NACIONAL DE EDUCACION DIVERSIFICADA</text:p>
          </table:table-cell>
          <table:table-cell office:value-type="string" table:style-name="ce3">
            <text:p>ALDEA CAQUIGUAL</text:p>
          </table:table-cell>
          <table:table-cell office:value-type="float" office:value="48232981" table:style-name="ce3">
            <text:p>48232981</text:p>
          </table:table-cell>
          <table:table-cell office:value-type="string" table:style-name="ce3">
            <text:p>BERTHA ELENA POP HO DE CHEN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09-0806-46</text:p>
          </table:table-cell>
          <table:table-cell office:value-type="string" table:style-name="ce4">
            <text:p>16-018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SAN PEDRO CARCHA</text:p>
          </table:table-cell>
          <table:table-cell office:value-type="string" table:style-name="ce4">
            <text:p>COLEGIO PARTICULAR MIXTO SAN JOSÉ</text:p>
          </table:table-cell>
          <table:table-cell office:value-type="string" table:style-name="ce4">
            <text:p>ALDEA CAMPUR</text:p>
          </table:table-cell>
          <table:table-cell office:value-type="float" office:value="47800170" table:style-name="ce4">
            <text:p>47800170</text:p>
          </table:table-cell>
          <table:table-cell office:value-type="string" table:style-name="ce4">
            <text:p>PEDRO BOTZOC CUC</text:p>
          </table:table-cell>
          <table:table-cell office:value-type="string" table:style-name="ce4">
            <text:p>MIGUEL ÁNGEL FLORES CASTELLANO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9-0812-46</text:p>
          </table:table-cell>
          <table:table-cell office:value-type="string" table:style-name="ce3">
            <text:p>16-015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SAN PEDRO CARCHA</text:p>
          </table:table-cell>
          <table:table-cell office:value-type="string" table:style-name="ce3">
            <text:p>COLEGIO STHELLA DE HERNÁNDEZ</text:p>
          </table:table-cell>
          <table:table-cell office:value-type="string" table:style-name="ce3">
            <text:p>DIAGONAL 2 10-73 ZONA 2, BARRIO SAN PABLO</text:p>
          </table:table-cell>
          <table:table-cell office:value-type="float" office:value="79516876" table:style-name="ce3">
            <text:p>79516876</text:p>
          </table:table-cell>
          <table:table-cell office:value-type="string" table:style-name="ce3">
            <text:p>OSCAR RENE VENTURA ZAC</text:p>
          </table:table-cell>
          <table:table-cell office:value-type="string" table:style-name="ce3">
            <text:p>ORLEY EDWIN MELENDEZ ROSALE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9-0820-46</text:p>
          </table:table-cell>
          <table:table-cell office:value-type="string" table:style-name="ce4">
            <text:p>16-015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SAN PEDRO CARCHA</text:p>
          </table:table-cell>
          <table:table-cell office:value-type="string" table:style-name="ce4">
            <text:p>INSTITUTO NACIONAL DE EDUCACION DIVERSIFICADA</text:p>
          </table:table-cell>
          <table:table-cell office:value-type="string" table:style-name="ce4">
            <text:p>ALDEA CHIQUIXJI</text:p>
          </table:table-cell>
          <table:table-cell office:value-type="float" office:value="59087933" table:style-name="ce4">
            <text:p>59087933</text:p>
          </table:table-cell>
          <table:table-cell office:value-type="string" table:style-name="ce4">
            <text:p>OSCAR RENE VENTURA ZAC</text:p>
          </table:table-cell>
          <table:table-cell office:value-type="string" table:style-name="ce4">
            <text:p>-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9-0827-46</text:p>
          </table:table-cell>
          <table:table-cell office:value-type="string" table:style-name="ce3">
            <text:p>16-016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SAN PEDRO CARCHA</text:p>
          </table:table-cell>
          <table:table-cell office:value-type="string" table:style-name="ce3">
            <text:p>INSTITUTO NACIONAL DE EDUCACIÓN DIVERSIFICADA</text:p>
          </table:table-cell>
          <table:table-cell office:value-type="string" table:style-name="ce3">
            <text:p>ALDEA SACRAB</text:p>
          </table:table-cell>
          <table:table-cell office:value-type="float" office:value="44927951" table:style-name="ce3">
            <text:p>44927951</text:p>
          </table:table-cell>
          <table:table-cell office:value-type="string" table:style-name="ce3">
            <text:p>FREDY OSWALDO TEYUL CHIQUIN</text:p>
          </table:table-cell>
          <table:table-cell office:value-type="string" table:style-name="ce3">
            <text:p>--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09-0828-46</text:p>
          </table:table-cell>
          <table:table-cell office:value-type="string" table:style-name="ce4">
            <text:p>16-015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SAN PEDRO CARCHA</text:p>
          </table:table-cell>
          <table:table-cell office:value-type="string" table:style-name="ce4">
            <text:p>INSTITUTO DE EDUCACIÓN BÁSICA BILINGUE INTERCULTURAL LA TRINIDAD</text:p>
          </table:table-cell>
          <table:table-cell office:value-type="string" table:style-name="ce4">
            <text:p>2A. CALLE 3-24 ZONA 7, COLONIA SANTO DOMINGO</text:p>
          </table:table-cell>
          <table:table-cell office:value-type="float" office:value="51591871" table:style-name="ce4">
            <text:p>51591871</text:p>
          </table:table-cell>
          <table:table-cell office:value-type="string" table:style-name="ce4">
            <text:p>OSCAR RENE VENTURA ZAC</text:p>
          </table:table-cell>
          <table:table-cell office:value-type="string" table:style-name="ce4">
            <text:p>AGUSTIN PELICÓ PER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6-09-0829-46</text:p>
          </table:table-cell>
          <table:table-cell office:value-type="string" table:style-name="ce3">
            <text:p>16-015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SAN PEDRO CARCHA</text:p>
          </table:table-cell>
          <table:table-cell office:value-type="string" table:style-name="ce3">
            <text:p>INSTITUTO DE EDUCACIÓN BÁSICA BILINGUE INTERCULTURAL "LA TRINIDAD"</text:p>
          </table:table-cell>
          <table:table-cell office:value-type="string" table:style-name="ce3">
            <text:p>2A. CALLE 3-24 ZONA 7, COLONIA SANTO DOMINGO</text:p>
          </table:table-cell>
          <table:table-cell office:value-type="float" office:value="51591871" table:style-name="ce3">
            <text:p>51591871</text:p>
          </table:table-cell>
          <table:table-cell office:value-type="string" table:style-name="ce3">
            <text:p>OSCAR RENE VENTURA ZAC</text:p>
          </table:table-cell>
          <table:table-cell office:value-type="string" table:style-name="ce3">
            <text:p>AGUSTIN PELICÓ PER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09-0830-46</text:p>
          </table:table-cell>
          <table:table-cell office:value-type="string" table:style-name="ce4">
            <text:p>16-015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SAN PEDRO CARCHA</text:p>
          </table:table-cell>
          <table:table-cell office:value-type="string" table:style-name="ce4">
            <text:p>INSTITUTO TECNICO DIVERSIFICADO DE BACHILLERATO EN CONSTRUCCION</text:p>
          </table:table-cell>
          <table:table-cell office:value-type="string" table:style-name="ce4">
            <text:p>5A CALLE FINAL ZONA 1</text:p>
          </table:table-cell>
          <table:table-cell office:value-type="float" office:value="44457071" table:style-name="ce4">
            <text:p>44457071</text:p>
          </table:table-cell>
          <table:table-cell office:value-type="string" table:style-name="ce4">
            <text:p>OSCAR RENE VENTURA ZAC</text:p>
          </table:table-cell>
          <table:table-cell office:value-type="string" table:style-name="ce4">
            <text:p>ANGEL GUSTAVO RIVERA ARGUET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9-0834-46</text:p>
          </table:table-cell>
          <table:table-cell office:value-type="string" table:style-name="ce3">
            <text:p>16-015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SAN PEDRO CARCHA</text:p>
          </table:table-cell>
          <table:table-cell office:value-type="string" table:style-name="ce3">
            <text:p>LICEO DE SUPERACIÓN A DISTANCIA VERAPACENSE</text:p>
          </table:table-cell>
          <table:table-cell office:value-type="string" table:style-name="ce3">
            <text:p>RESIDENCIALES RAXPEC, SECTOR CHAJUCH LOTE NÚMERO 17</text:p>
          </table:table-cell>
          <table:table-cell office:value-type="float" office:value="77250339" table:style-name="ce3">
            <text:p>77250339</text:p>
          </table:table-cell>
          <table:table-cell office:value-type="string" table:style-name="ce3">
            <text:p>OSCAR RENE VENTURA ZAC</text:p>
          </table:table-cell>
          <table:table-cell office:value-type="string" table:style-name="ce3">
            <text:p>SILVIA YOLANDA CAAL QUIM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A DISTANCIA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9-0837-46</text:p>
          </table:table-cell>
          <table:table-cell office:value-type="string" table:style-name="ce4">
            <text:p>16-016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SAN PEDRO CARCHA</text:p>
          </table:table-cell>
          <table:table-cell office:value-type="string" table:style-name="ce4">
            <text:p>INSTITUTO NACIONAL DE EDUCACION DIVERSIFICADA</text:p>
          </table:table-cell>
          <table:table-cell office:value-type="string" table:style-name="ce4">
            <text:p>ALDEA COJAJ</text:p>
          </table:table-cell>
          <table:table-cell office:value-type="float" office:value="44927951" table:style-name="ce4">
            <text:p>44927951</text:p>
          </table:table-cell>
          <table:table-cell office:value-type="string" table:style-name="ce4">
            <text:p>FREDY OSWALDO TEYUL CHIQUIN</text:p>
          </table:table-cell>
          <table:table-cell office:value-type="string" table:style-name="ce4">
            <text:p>--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9-0838-46</text:p>
          </table:table-cell>
          <table:table-cell office:value-type="string" table:style-name="ce3">
            <text:p>16-014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SAN PEDRO CARCHA</text:p>
          </table:table-cell>
          <table:table-cell office:value-type="string" table:style-name="ce3">
            <text:p>INSTITUTO NACIONAL DE EDUCACION DIVERSIFICADA</text:p>
          </table:table-cell>
          <table:table-cell office:value-type="string" table:style-name="ce3">
            <text:p>ALDEA CHACALTE</text:p>
          </table:table-cell>
          <table:table-cell office:value-type="float" office:value="40210652" table:style-name="ce3">
            <text:p>40210652</text:p>
          </table:table-cell>
          <table:table-cell office:value-type="string" table:style-name="ce3">
            <text:p>LUIS ALEJANDRO HERNANDEZ GARCIA</text:p>
          </table:table-cell>
          <table:table-cell office:value-type="string" table:style-name="ce3">
            <text:p>--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9-0839-46</text:p>
          </table:table-cell>
          <table:table-cell office:value-type="string" table:style-name="ce4">
            <text:p>16-014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SAN PEDRO CARCHA</text:p>
          </table:table-cell>
          <table:table-cell office:value-type="string" table:style-name="ce4">
            <text:p>INSTITUTO NACIONAL DE EDUCACION DIVERSIFICADA</text:p>
          </table:table-cell>
          <table:table-cell office:value-type="string" table:style-name="ce4">
            <text:p>ALDEA XICACAO</text:p>
          </table:table-cell>
          <table:table-cell office:value-type="float" office:value="40210652" table:style-name="ce4">
            <text:p>40210652</text:p>
          </table:table-cell>
          <table:table-cell office:value-type="string" table:style-name="ce4">
            <text:p>LUIS ALEJANDRO HERNANDEZ GARCIA</text:p>
          </table:table-cell>
          <table:table-cell office:value-type="string" table:style-name="ce4">
            <text:p>--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9-0840-46</text:p>
          </table:table-cell>
          <table:table-cell office:value-type="string" table:style-name="ce3">
            <text:p>16-015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SAN PEDRO CARCHA</text:p>
          </table:table-cell>
          <table:table-cell office:value-type="string" table:style-name="ce3">
            <text:p>INSTITUTO NACIONAL DE EDUCACIÓN DIVERSIFICADA</text:p>
          </table:table-cell>
          <table:table-cell office:value-type="string" table:style-name="ce3">
            <text:p>COLONIA CHIBUJBU, 2A. CALLE FINAL ZONA 5</text:p>
          </table:table-cell>
          <table:table-cell office:value-type="float" office:value="53351639" table:style-name="ce3">
            <text:p>53351639</text:p>
          </table:table-cell>
          <table:table-cell office:value-type="string" table:style-name="ce3">
            <text:p>OSCAR RENE VENTURA ZAC</text:p>
          </table:table-cell>
          <table:table-cell office:value-type="string" table:style-name="ce3">
            <text:p>--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9-0844-46</text:p>
          </table:table-cell>
          <table:table-cell office:value-type="string" table:style-name="ce4">
            <text:p>16-015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SAN PEDRO CARCHA</text:p>
          </table:table-cell>
          <table:table-cell office:value-type="string" table:style-name="ce4">
            <text:p>COLEGIO SAGRADA FAMILIA</text:p>
          </table:table-cell>
          <table:table-cell office:value-type="string" table:style-name="ce4">
            <text:p>4TA. CALLE FINAL ZONA 1</text:p>
          </table:table-cell>
          <table:table-cell office:value-type="float" office:value="77360929" table:style-name="ce4">
            <text:p>77360929</text:p>
          </table:table-cell>
          <table:table-cell office:value-type="string" table:style-name="ce4">
            <text:p>OSCAR RENE VENTURA ZAC</text:p>
          </table:table-cell>
          <table:table-cell office:value-type="string" table:style-name="ce4">
            <text:p>MOISES NICOMEDES PAQUE CAAL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9-1574-46</text:p>
          </table:table-cell>
          <table:table-cell office:value-type="string" table:style-name="ce3">
            <text:p>16-015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SAN PEDRO CARCHA</text:p>
          </table:table-cell>
          <table:table-cell office:value-type="string" table:style-name="ce3">
            <text:p>CENTRO EDUCATIVO PARTICULAR DON BOSCO</text:p>
          </table:table-cell>
          <table:table-cell office:value-type="string" table:style-name="ce3">
            <text:p>ALDEA TZACANIHA</text:p>
          </table:table-cell>
          <table:table-cell office:value-type="float" office:value="79515123" table:style-name="ce3">
            <text:p>79515123</text:p>
          </table:table-cell>
          <table:table-cell office:value-type="string" table:style-name="ce3">
            <text:p>OSCAR RENE VENTURA ZAC</text:p>
          </table:table-cell>
          <table:table-cell office:value-type="string" table:style-name="ce3">
            <text:p>SALVADOR AJUALIP RODRÍGU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9-2160-46</text:p>
          </table:table-cell>
          <table:table-cell office:value-type="string" table:style-name="ce4">
            <text:p>16-017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SAN PEDRO CARCHA</text:p>
          </table:table-cell>
          <table:table-cell office:value-type="string" table:style-name="ce4">
            <text:p>CENTRO EDUCATIVO DON BOSCO TZACANIJA</text:p>
          </table:table-cell>
          <table:table-cell office:value-type="string" table:style-name="ce4">
            <text:p>ALDEA TZACANIHA</text:p>
          </table:table-cell>
          <table:table-cell office:value-type="float" office:value="79515123" table:style-name="ce4">
            <text:p>79515123</text:p>
          </table:table-cell>
          <table:table-cell office:value-type="string" table:style-name="ce4">
            <text:p>BERTHA ELENA POP HO DE CHEN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9-6450-46</text:p>
          </table:table-cell>
          <table:table-cell office:value-type="string" table:style-name="ce3">
            <text:p>16-015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SAN PEDRO CARCHA</text:p>
          </table:table-cell>
          <table:table-cell office:value-type="string" table:style-name="ce3">
            <text:p>CENTRO EDUCATIVO PRIVADO TALITA KUMI</text:p>
          </table:table-cell>
          <table:table-cell office:value-type="string" table:style-name="ce3">
            <text:p>COLONIA LA TRINIDAD CHIPATI KM. 218</text:p>
          </table:table-cell>
          <table:table-cell office:value-type="float" office:value="79516016" table:style-name="ce3">
            <text:p>79516016</text:p>
          </table:table-cell>
          <table:table-cell office:value-type="string" table:style-name="ce3">
            <text:p>OSCAR RENE VENTURA ZAC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09-7312-46</text:p>
          </table:table-cell>
          <table:table-cell office:value-type="string" table:style-name="ce4">
            <text:p>16-017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SAN PEDRO CARCHA</text:p>
          </table:table-cell>
          <table:table-cell office:value-type="string" table:style-name="ce4">
            <text:p>INSTITUTO TECNICO EXPERIMENTAL DE RECURSOS NATURALES</text:p>
          </table:table-cell>
          <table:table-cell office:value-type="string" table:style-name="ce4">
            <text:p>FINCA MUNICIPAL CHIPAR</text:p>
          </table:table-cell>
          <table:table-cell office:value-type="float" office:value="57034175" table:style-name="ce4">
            <text:p>57034175</text:p>
          </table:table-cell>
          <table:table-cell office:value-type="string" table:style-name="ce4">
            <text:p>BERTHA ELENA POP HO DE CHEN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6-09-8333-46</text:p>
          </table:table-cell>
          <table:table-cell office:value-type="string" table:style-name="ce3">
            <text:p>16-015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SAN PEDRO CARCHA</text:p>
          </table:table-cell>
          <table:table-cell office:value-type="string" table:style-name="ce3">
            <text:p>COLEGIO PARTICULAR MIXTO "ISAIAS BARRIENTOS"</text:p>
          </table:table-cell>
          <table:table-cell office:value-type="string" table:style-name="ce3">
            <text:p>3A. CALLE 4-55 ZONA 5</text:p>
          </table:table-cell>
          <table:table-cell office:value-type="float" office:value="79515655" table:style-name="ce3">
            <text:p>79515655</text:p>
          </table:table-cell>
          <table:table-cell office:value-type="string" table:style-name="ce3">
            <text:p>OSCAR RENE VENTURA ZAC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09-9258-46</text:p>
          </table:table-cell>
          <table:table-cell office:value-type="string" table:style-name="ce4">
            <text:p>16-015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SAN PEDRO CARCHA</text:p>
          </table:table-cell>
          <table:table-cell office:value-type="string" table:style-name="ce4">
            <text:p>COLEGIO "STHELLA DE HERNANDEZ"</text:p>
          </table:table-cell>
          <table:table-cell office:value-type="string" table:style-name="ce4">
            <text:p>DIAGONAL 2 10-73 ZONA 2 BARRIO SAN PABLO</text:p>
          </table:table-cell>
          <table:table-cell office:value-type="float" office:value="79516876" table:style-name="ce4">
            <text:p>79516876</text:p>
          </table:table-cell>
          <table:table-cell office:value-type="string" table:style-name="ce4">
            <text:p>OSCAR RENE VENTURA ZAC</text:p>
          </table:table-cell>
          <table:table-cell office:value-type="string" table:style-name="ce4">
            <text:p>ORLEY EDWIN MELENDEZ ROSALE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09-9259-46</text:p>
          </table:table-cell>
          <table:table-cell office:value-type="string" table:style-name="ce3">
            <text:p>16-015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SAN PEDRO CARCHA</text:p>
          </table:table-cell>
          <table:table-cell office:value-type="string" table:style-name="ce3">
            <text:p>COLEGIO "STHELLA DE HERNANDEZ"</text:p>
          </table:table-cell>
          <table:table-cell office:value-type="string" table:style-name="ce3">
            <text:p>DIAGONAL 2 10-73 ZONA 2 BARRIO SAN PABLO</text:p>
          </table:table-cell>
          <table:table-cell table:style-name="ce3"/>
          <table:table-cell office:value-type="string" table:style-name="ce3">
            <text:p>OSCAR RENE VENTURA ZAC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10-0001-46</text:p>
          </table:table-cell>
          <table:table-cell office:value-type="string" table:style-name="ce4">
            <text:p>16-019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SAN JUAN CHAMELCO</text:p>
          </table:table-cell>
          <table:table-cell office:value-type="string" table:style-name="ce4">
            <text:p>LICEO COEDUCATIVO PRIVADO "JAVIER DE LA VERAPAZ"</text:p>
          </table:table-cell>
          <table:table-cell office:value-type="string" table:style-name="ce4">
            <text:p>KILOMETRO 218.5 SEDE REGIONAL UNIVERSIDAD RAFAEL LANDIVAR</text:p>
          </table:table-cell>
          <table:table-cell office:value-type="string" table:style-name="ce4">
            <text:p>78208583-78209143</text:p>
          </table:table-cell>
          <table:table-cell office:value-type="string" table:style-name="ce4">
            <text:p>MARCO ANTONIO CHIQUIN ICO</text:p>
          </table:table-cell>
          <table:table-cell office:value-type="string" table:style-name="ce4">
            <text:p>JULIO CESAR SAMAYOA ALVAR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6-10-0050-46</text:p>
          </table:table-cell>
          <table:table-cell office:value-type="string" table:style-name="ce3">
            <text:p>16-019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SAN JUAN CHAMELCO</text:p>
          </table:table-cell>
          <table:table-cell office:value-type="string" table:style-name="ce3">
            <text:p>CENTRO EDUCATIVO AK NALEB</text:p>
          </table:table-cell>
          <table:table-cell office:value-type="string" table:style-name="ce3">
            <text:p>BARRIO SAN LUIS</text:p>
          </table:table-cell>
          <table:table-cell office:value-type="float" office:value="45066470" table:style-name="ce3">
            <text:p>45066470</text:p>
          </table:table-cell>
          <table:table-cell office:value-type="string" table:style-name="ce3">
            <text:p>MARCO ANTONIO CHIQUIN ICO</text:p>
          </table:table-cell>
          <table:table-cell office:value-type="string" table:style-name="ce3">
            <text:p>EVELYN PATRICIA ROSALES LOP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10-0051-46</text:p>
          </table:table-cell>
          <table:table-cell office:value-type="string" table:style-name="ce4">
            <text:p>16-019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SAN JUAN CHAMELCO</text:p>
          </table:table-cell>
          <table:table-cell office:value-type="string" table:style-name="ce4">
            <text:p>CENTRO EDUCATIVO AK NALEB</text:p>
          </table:table-cell>
          <table:table-cell office:value-type="string" table:style-name="ce4">
            <text:p>BARRIO SAN LUIS</text:p>
          </table:table-cell>
          <table:table-cell table:style-name="ce4"/>
          <table:table-cell office:value-type="string" table:style-name="ce4">
            <text:p>MARCO ANTONIO CHIQUIN ICO</text:p>
          </table:table-cell>
          <table:table-cell office:value-type="string" table:style-name="ce4">
            <text:p>EVELYN PATRICIA ROSALES LOP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6-10-0052-46</text:p>
          </table:table-cell>
          <table:table-cell office:value-type="string" table:style-name="ce3">
            <text:p>16-019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SAN JUAN CHAMELCO</text:p>
          </table:table-cell>
          <table:table-cell office:value-type="string" table:style-name="ce3">
            <text:p>INSTITUTO PRIVADO MIXTO DE DESARROLLO LOCAL</text:p>
          </table:table-cell>
          <table:table-cell office:value-type="string" table:style-name="ce3">
            <text:p>1A CALLE 0-07 ZONA 1</text:p>
          </table:table-cell>
          <table:table-cell office:value-type="float" office:value="55147639" table:style-name="ce3">
            <text:p>55147639</text:p>
          </table:table-cell>
          <table:table-cell office:value-type="string" table:style-name="ce3">
            <text:p>MARCO ANTONIO CHIQUIN ICO</text:p>
          </table:table-cell>
          <table:table-cell office:value-type="string" table:style-name="ce3">
            <text:p>NELEYDA GARCIA CHE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10-0053-46</text:p>
          </table:table-cell>
          <table:table-cell office:value-type="string" table:style-name="ce4">
            <text:p>16-019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SAN JUAN CHAMELCO</text:p>
          </table:table-cell>
          <table:table-cell office:value-type="string" table:style-name="ce4">
            <text:p>COLEGIO SAN FRANCISCO JAVIER DE LA VERAPAZ</text:p>
          </table:table-cell>
          <table:table-cell office:value-type="string" table:style-name="ce4">
            <text:p>KILOMETRO 218.5 SEDE REGIONAL UNIVERSIDAD RAFAEL LANDIVAR</text:p>
          </table:table-cell>
          <table:table-cell office:value-type="float" office:value="77208313" table:style-name="ce4">
            <text:p>77208313</text:p>
          </table:table-cell>
          <table:table-cell office:value-type="string" table:style-name="ce4">
            <text:p>MARCO ANTONIO CHIQUIN ICO</text:p>
          </table:table-cell>
          <table:table-cell office:value-type="string" table:style-name="ce4">
            <text:p>JULIO CESAR SAMAYOA ALVAR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6-10-0056-46</text:p>
          </table:table-cell>
          <table:table-cell office:value-type="string" table:style-name="ce3">
            <text:p>16-019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SAN JUAN CHAMELCO</text:p>
          </table:table-cell>
          <table:table-cell office:value-type="string" table:style-name="ce3">
            <text:p>INSTITUTO PRIVADO MIXTO DE DESARROLLO LOCAL</text:p>
          </table:table-cell>
          <table:table-cell office:value-type="string" table:style-name="ce3">
            <text:p>1A CALLE 0-07 ZONA 1</text:p>
          </table:table-cell>
          <table:table-cell office:value-type="float" office:value="55147639" table:style-name="ce3">
            <text:p>55147639</text:p>
          </table:table-cell>
          <table:table-cell office:value-type="string" table:style-name="ce3">
            <text:p>MARCO ANTONIO CHIQUIN ICO</text:p>
          </table:table-cell>
          <table:table-cell office:value-type="string" table:style-name="ce3">
            <text:p>CLARA LUZ ALVARAD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10-0062-46</text:p>
          </table:table-cell>
          <table:table-cell office:value-type="string" table:style-name="ce4">
            <text:p>16-019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SAN JUAN CHAMELCO</text:p>
          </table:table-cell>
          <table:table-cell office:value-type="string" table:style-name="ce4">
            <text:p>COLEGIO PARTICULAR MIXTO KAIROS</text:p>
          </table:table-cell>
          <table:table-cell office:value-type="string" table:style-name="ce4">
            <text:p>0 AVENIDA 1A. CALLE NO. 002 ZONA 4 BARRIO SANTO DOMINGO</text:p>
          </table:table-cell>
          <table:table-cell office:value-type="float" office:value="79500460" table:style-name="ce4">
            <text:p>79500460</text:p>
          </table:table-cell>
          <table:table-cell office:value-type="string" table:style-name="ce4">
            <text:p>MARCO ANTONIO CHIQUIN ICO</text:p>
          </table:table-cell>
          <table:table-cell office:value-type="string" table:style-name="ce4">
            <text:p>LUIS ARTURO LOPEZ PER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6-10-0063-46</text:p>
          </table:table-cell>
          <table:table-cell office:value-type="string" table:style-name="ce3">
            <text:p>16-019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SAN JUAN CHAMELCO</text:p>
          </table:table-cell>
          <table:table-cell office:value-type="string" table:style-name="ce3">
            <text:p>COLEGIO PARTICULAR MIXTO KAIROS</text:p>
          </table:table-cell>
          <table:table-cell office:value-type="string" table:style-name="ce3">
            <text:p>0 AVENIDA 1A CALLE NO. 002 ZONA 4 BARRIO SANTO DOMINGO</text:p>
          </table:table-cell>
          <table:table-cell office:value-type="float" office:value="79500460" table:style-name="ce3">
            <text:p>79500460</text:p>
          </table:table-cell>
          <table:table-cell office:value-type="string" table:style-name="ce3">
            <text:p>MARCO ANTONIO CHIQUIN ICO</text:p>
          </table:table-cell>
          <table:table-cell office:value-type="string" table:style-name="ce3">
            <text:p>LUIS ARTURO LOPEZ PER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10-0064-46</text:p>
          </table:table-cell>
          <table:table-cell office:value-type="string" table:style-name="ce4">
            <text:p>16-019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SAN JUAN CHAMELCO</text:p>
          </table:table-cell>
          <table:table-cell office:value-type="string" table:style-name="ce4">
            <text:p>INSTITUTO NACIONAL DE EDUCACIÓN DIVERSIFICADA</text:p>
          </table:table-cell>
          <table:table-cell office:value-type="string" table:style-name="ce4">
            <text:p>2A. AVENIDA 7-66 ZONA DOS, BARRIO SANTA ANA ORIENTAL</text:p>
          </table:table-cell>
          <table:table-cell office:value-type="float" office:value="57400249" table:style-name="ce4">
            <text:p>57400249</text:p>
          </table:table-cell>
          <table:table-cell office:value-type="string" table:style-name="ce4">
            <text:p>MARCO ANTONIO CHIQUIN ICO</text:p>
          </table:table-cell>
          <table:table-cell office:value-type="string" table:style-name="ce4">
            <text:p>---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10-0065-46</text:p>
          </table:table-cell>
          <table:table-cell office:value-type="string" table:style-name="ce3">
            <text:p>16-019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SAN JUAN CHAMELCO</text:p>
          </table:table-cell>
          <table:table-cell office:value-type="string" table:style-name="ce3">
            <text:p>LICEO GUATEMALTECO VERAPACENSE</text:p>
          </table:table-cell>
          <table:table-cell office:value-type="string" table:style-name="ce3">
            <text:p>BARRIO RESURRECCIÓN</text:p>
          </table:table-cell>
          <table:table-cell office:value-type="float" office:value="79500286" table:style-name="ce3">
            <text:p>79500286</text:p>
          </table:table-cell>
          <table:table-cell office:value-type="string" table:style-name="ce3">
            <text:p>MARCO ANTONIO CHIQUIN ICO</text:p>
          </table:table-cell>
          <table:table-cell office:value-type="string" table:style-name="ce3">
            <text:p>JUAN RAX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10-0066-46</text:p>
          </table:table-cell>
          <table:table-cell office:value-type="string" table:style-name="ce4">
            <text:p>16-019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SAN JUAN CHAMELCO</text:p>
          </table:table-cell>
          <table:table-cell office:value-type="string" table:style-name="ce4">
            <text:p>LICEO GUATEMALTECO VERAPACENSE</text:p>
          </table:table-cell>
          <table:table-cell office:value-type="string" table:style-name="ce4">
            <text:p>BARRIO RESURRECCIÓN</text:p>
          </table:table-cell>
          <table:table-cell office:value-type="float" office:value="79500286" table:style-name="ce4">
            <text:p>79500286</text:p>
          </table:table-cell>
          <table:table-cell office:value-type="string" table:style-name="ce4">
            <text:p>MARCO ANTONIO CHIQUIN ICO</text:p>
          </table:table-cell>
          <table:table-cell office:value-type="string" table:style-name="ce4">
            <text:p>JUAN RAX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10-0072-46</text:p>
          </table:table-cell>
          <table:table-cell office:value-type="string" table:style-name="ce3">
            <text:p>16-019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SAN JUAN CHAMELCO</text:p>
          </table:table-cell>
          <table:table-cell office:value-type="string" table:style-name="ce3">
            <text:p>COLEGIO PARTICULAR MIXTO KAIROS</text:p>
          </table:table-cell>
          <table:table-cell office:value-type="string" table:style-name="ce3">
            <text:p>1ERA. CALLE 0-02 ZONA 4</text:p>
          </table:table-cell>
          <table:table-cell office:value-type="float" office:value="79500460" table:style-name="ce3">
            <text:p>79500460</text:p>
          </table:table-cell>
          <table:table-cell office:value-type="string" table:style-name="ce3">
            <text:p>MARCO ANTONIO CHIQUIN ICO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10-1400-46</text:p>
          </table:table-cell>
          <table:table-cell office:value-type="string" table:style-name="ce4">
            <text:p>16-019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SAN JUAN CHAMELCO</text:p>
          </table:table-cell>
          <table:table-cell office:value-type="string" table:style-name="ce4">
            <text:p>INSTITUTO TECNICO EXPERIMENTAL EN RECURSOS NATURALES -ITERN-</text:p>
          </table:table-cell>
          <table:table-cell office:value-type="string" table:style-name="ce4">
            <text:p>FINCA MUNICIPAL CHIPAR</text:p>
          </table:table-cell>
          <table:table-cell office:value-type="float" office:value="79500480" table:style-name="ce4">
            <text:p>79500480</text:p>
          </table:table-cell>
          <table:table-cell office:value-type="string" table:style-name="ce4">
            <text:p>MARCO ANTONIO CHIQUIN ICO</text:p>
          </table:table-cell>
          <table:table-cell office:value-type="string" table:style-name="ce4">
            <text:p>ESTEBAN SECUNDINO SÁNCHEZ MORALE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6-10-3816-46</text:p>
          </table:table-cell>
          <table:table-cell table:style-name="ce3"/>
          <table:table-cell office:value-type="string" table:style-name="ce3">
            <text:p>ALTA VERAPAZ</text:p>
          </table:table-cell>
          <table:table-cell office:value-type="string" table:style-name="ce3">
            <text:p>SAN JUAN CHAMELCO</text:p>
          </table:table-cell>
          <table:table-cell office:value-type="string" table:style-name="ce3">
            <text:p>LICEO DE BACHILLERATO EN COMPUTACION Y EDUCACION PARA EL HOGAR 'MBM' JM</text:p>
          </table:table-cell>
          <table:table-cell table:number-columns-repeated="4"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10-9601-46</text:p>
          </table:table-cell>
          <table:table-cell office:value-type="string" table:style-name="ce4">
            <text:p>16-019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SAN JUAN CHAMELCO</text:p>
          </table:table-cell>
          <table:table-cell office:value-type="string" table:style-name="ce4">
            <text:p>CENTRO EDUCATIVO MENONITA Q EQCHI BEZALEEL</text:p>
          </table:table-cell>
          <table:table-cell office:value-type="string" table:style-name="ce4">
            <text:p>ALDEA SAQUIJA</text:p>
          </table:table-cell>
          <table:table-cell office:value-type="float" office:value="79500397" table:style-name="ce4">
            <text:p>79500397</text:p>
          </table:table-cell>
          <table:table-cell office:value-type="string" table:style-name="ce4">
            <text:p>MARCO ANTONIO CHIQUIN ICO</text:p>
          </table:table-cell>
          <table:table-cell office:value-type="string" table:style-name="ce4">
            <text:p>HECTOR OCHOA SIERR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6-11-0003-46</text:p>
          </table:table-cell>
          <table:table-cell office:value-type="string" table:style-name="ce3">
            <text:p>16-021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LANQUIN</text:p>
          </table:table-cell>
          <table:table-cell office:value-type="string" table:style-name="ce3">
            <text:p>INSTITUTO MIXTO PRIVADO "FRANCISCO OSWALDO REYES NARCISO"</text:p>
          </table:table-cell>
          <table:table-cell office:value-type="string" table:style-name="ce3">
            <text:p>BARRIO SAN NICOLAS</text:p>
          </table:table-cell>
          <table:table-cell office:value-type="float" office:value="57073563" table:style-name="ce3">
            <text:p>57073563</text:p>
          </table:table-cell>
          <table:table-cell office:value-type="string" table:style-name="ce3">
            <text:p>EFRAIN CAAL CUC</text:p>
          </table:table-cell>
          <table:table-cell office:value-type="string" table:style-name="ce3">
            <text:p>JULIO RODERICO BAILON SIERR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11-0027-46</text:p>
          </table:table-cell>
          <table:table-cell office:value-type="string" table:style-name="ce4">
            <text:p>16-021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LANQUIN</text:p>
          </table:table-cell>
          <table:table-cell office:value-type="string" table:style-name="ce4">
            <text:p>INSTITUTO NACIONAL DE EDUCACION DIVERSIFICADA</text:p>
          </table:table-cell>
          <table:table-cell office:value-type="string" table:style-name="ce4">
            <text:p>BARRIO SAN NICOLAS</text:p>
          </table:table-cell>
          <table:table-cell office:value-type="float" office:value="31410746" table:style-name="ce4">
            <text:p>31410746</text:p>
          </table:table-cell>
          <table:table-cell office:value-type="string" table:style-name="ce4">
            <text:p>EFRAIN CAAL CUC</text:p>
          </table:table-cell>
          <table:table-cell office:value-type="string" table:style-name="ce4">
            <text:p>---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6-11-0055-46</text:p>
          </table:table-cell>
          <table:table-cell office:value-type="string" table:style-name="ce3">
            <text:p>16-021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LANQUIN</text:p>
          </table:table-cell>
          <table:table-cell office:value-type="string" table:style-name="ce3">
            <text:p>INSTITUTO MIXTO DE EDUCACIÒN BILINGÜE INTERCULTURAL IMEBI</text:p>
          </table:table-cell>
          <table:table-cell office:value-type="string" table:style-name="ce3">
            <text:p>COLONIA BELEN</text:p>
          </table:table-cell>
          <table:table-cell office:value-type="float" office:value="79514189" table:style-name="ce3">
            <text:p>79514189</text:p>
          </table:table-cell>
          <table:table-cell office:value-type="string" table:style-name="ce3">
            <text:p>EFRAIN CAAL CUC</text:p>
          </table:table-cell>
          <table:table-cell office:value-type="string" table:style-name="ce3">
            <text:p>VILMA DOMINGA ASIG POP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11-0057-46</text:p>
          </table:table-cell>
          <table:table-cell office:value-type="string" table:style-name="ce4">
            <text:p>16-021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LANQUIN</text:p>
          </table:table-cell>
          <table:table-cell office:value-type="string" table:style-name="ce4">
            <text:p>INSTITUTO NACIONAL DE EDUCACION DIVERSIFICADA</text:p>
          </table:table-cell>
          <table:table-cell office:value-type="string" table:style-name="ce4">
            <text:p>BARRIO SAN NICOLAS</text:p>
          </table:table-cell>
          <table:table-cell office:value-type="float" office:value="31410746" table:style-name="ce4">
            <text:p>31410746</text:p>
          </table:table-cell>
          <table:table-cell office:value-type="string" table:style-name="ce4">
            <text:p>EFRAIN CAAL CUC</text:p>
          </table:table-cell>
          <table:table-cell office:value-type="string" table:style-name="ce4">
            <text:p>JAIME SAUL IGLESIAS DE LA CRU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11-9092-46</text:p>
          </table:table-cell>
          <table:table-cell office:value-type="string" table:style-name="ce3">
            <text:p>16-021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LANQUIN</text:p>
          </table:table-cell>
          <table:table-cell office:value-type="string" table:style-name="ce3">
            <text:p>INSTITUTO MIXTO PRIVADO DE MAGISTERIO BILINGUE</text:p>
          </table:table-cell>
          <table:table-cell office:value-type="string" table:style-name="ce3">
            <text:p>CABECERA</text:p>
          </table:table-cell>
          <table:table-cell office:value-type="float" office:value="51735905" table:style-name="ce3">
            <text:p>51735905</text:p>
          </table:table-cell>
          <table:table-cell office:value-type="string" table:style-name="ce3">
            <text:p>EFRAIN CAAL CUC</text:p>
          </table:table-cell>
          <table:table-cell office:value-type="string" table:style-name="ce3">
            <text:p>AXEL ANDRES AX CAAL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12-0113-46</text:p>
          </table:table-cell>
          <table:table-cell office:value-type="string" table:style-name="ce4">
            <text:p>16-022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SANTA MARIA CAHABON</text:p>
          </table:table-cell>
          <table:table-cell office:value-type="string" table:style-name="ce4">
            <text:p>CENTRO DE ESTUDIOS PREUNIVERSITARIOS CAHABON -CEPREC-</text:p>
          </table:table-cell>
          <table:table-cell office:value-type="string" table:style-name="ce4">
            <text:p>BARRIO SAN PABLO</text:p>
          </table:table-cell>
          <table:table-cell office:value-type="float" office:value="45353648" table:style-name="ce4">
            <text:p>45353648</text:p>
          </table:table-cell>
          <table:table-cell office:value-type="string" table:style-name="ce4">
            <text:p>HORACIO WALDEMAR JUAREZ ARGUETA</text:p>
          </table:table-cell>
          <table:table-cell office:value-type="string" table:style-name="ce4">
            <text:p>RUBEN DARIO CAAL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12-0125-46</text:p>
          </table:table-cell>
          <table:table-cell office:value-type="string" table:style-name="ce3">
            <text:p>16-022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SANTA MARIA CAHABON</text:p>
          </table:table-cell>
          <table:table-cell office:value-type="string" table:style-name="ce3">
            <text:p>INSTITUTO NACIONAL DE EDUCACION DIVERSIFICADA</text:p>
          </table:table-cell>
          <table:table-cell office:value-type="string" table:style-name="ce3">
            <text:p>BARRIO CENTRO</text:p>
          </table:table-cell>
          <table:table-cell office:value-type="float" office:value="30892606" table:style-name="ce3">
            <text:p>30892606</text:p>
          </table:table-cell>
          <table:table-cell office:value-type="string" table:style-name="ce3">
            <text:p>HORACIO WALDEMAR JUAREZ ARGUETA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12-0162-46</text:p>
          </table:table-cell>
          <table:table-cell office:value-type="string" table:style-name="ce4">
            <text:p>16-022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SANTA MARIA CAHABON</text:p>
          </table:table-cell>
          <table:table-cell office:value-type="string" table:style-name="ce4">
            <text:p>LICEO LEONARDO DA VINCI L L D</text:p>
          </table:table-cell>
          <table:table-cell office:value-type="string" table:style-name="ce4">
            <text:p>BARRIO SAN PABLO</text:p>
          </table:table-cell>
          <table:table-cell office:value-type="float" office:value="45353648" table:style-name="ce4">
            <text:p>45353648</text:p>
          </table:table-cell>
          <table:table-cell office:value-type="string" table:style-name="ce4">
            <text:p>HORACIO WALDEMAR JUAREZ ARGUETA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6-12-0182-46</text:p>
          </table:table-cell>
          <table:table-cell office:value-type="string" table:style-name="ce3">
            <text:p>16-022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SANTA MARIA CAHABON</text:p>
          </table:table-cell>
          <table:table-cell office:value-type="string" table:style-name="ce3">
            <text:p>INSTITUTO AGROECOLÓGICO DE EDUCACIÓN BILINGUE FRAY DOMINGO DE VICO</text:p>
          </table:table-cell>
          <table:table-cell office:value-type="string" table:style-name="ce3">
            <text:p>BARRIO SAN PEDRO</text:p>
          </table:table-cell>
          <table:table-cell office:value-type="float" office:value="57253608" table:style-name="ce3">
            <text:p>57253608</text:p>
          </table:table-cell>
          <table:table-cell office:value-type="string" table:style-name="ce3">
            <text:p>HORACIO WALDEMAR JUAREZ ARGUETA</text:p>
          </table:table-cell>
          <table:table-cell office:value-type="string" table:style-name="ce3">
            <text:p>RUDY LEONARDO CHOCO M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12-0189-46</text:p>
          </table:table-cell>
          <table:table-cell office:value-type="string" table:style-name="ce4">
            <text:p>16-022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SANTA MARIA CAHABON</text:p>
          </table:table-cell>
          <table:table-cell office:value-type="string" table:style-name="ce4">
            <text:p>INSTITUTO NACIONAL DE EDUCACION DIVERSIFICADA</text:p>
          </table:table-cell>
          <table:table-cell office:value-type="string" table:style-name="ce4">
            <text:p>ALDEA PINARES</text:p>
          </table:table-cell>
          <table:table-cell office:value-type="float" office:value="79510080" table:style-name="ce4">
            <text:p>79510080</text:p>
          </table:table-cell>
          <table:table-cell office:value-type="string" table:style-name="ce4">
            <text:p>HORACIO WALDEMAR JUAREZ ARGUETA</text:p>
          </table:table-cell>
          <table:table-cell office:value-type="string" table:style-name="ce4">
            <text:p>-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6-12-0192-46</text:p>
          </table:table-cell>
          <table:table-cell office:value-type="string" table:style-name="ce3">
            <text:p>16-022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SANTA MARIA CAHABON</text:p>
          </table:table-cell>
          <table:table-cell office:value-type="string" table:style-name="ce3">
            <text:p>CENTRO DE ESTUDIOS PREUNIVERSITARIO CAHABÓN -CEPREC-</text:p>
          </table:table-cell>
          <table:table-cell office:value-type="string" table:style-name="ce3">
            <text:p>BARRIO SAN PABLO</text:p>
          </table:table-cell>
          <table:table-cell office:value-type="float" office:value="45353648" table:style-name="ce3">
            <text:p>45353648</text:p>
          </table:table-cell>
          <table:table-cell office:value-type="string" table:style-name="ce3">
            <text:p>HORACIO WALDEMAR JUAREZ ARGUETA</text:p>
          </table:table-cell>
          <table:table-cell office:value-type="string" table:style-name="ce3">
            <text:p>ERNESTO YAXCAL CU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12-0195-46</text:p>
          </table:table-cell>
          <table:table-cell office:value-type="string" table:style-name="ce4">
            <text:p>16-022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SANTA MARIA CAHABON</text:p>
          </table:table-cell>
          <table:table-cell office:value-type="string" table:style-name="ce4">
            <text:p>FUNDACIÓN FRAY DOMINGO DE VICO</text:p>
          </table:table-cell>
          <table:table-cell office:value-type="string" table:style-name="ce4">
            <text:p>BARRIO SAN PEDRO</text:p>
          </table:table-cell>
          <table:table-cell office:value-type="float" office:value="57253608" table:style-name="ce4">
            <text:p>57253608</text:p>
          </table:table-cell>
          <table:table-cell office:value-type="string" table:style-name="ce4">
            <text:p>HORACIO WALDEMAR JUAREZ ARGUETA</text:p>
          </table:table-cell>
          <table:table-cell office:value-type="string" table:style-name="ce4">
            <text:p>RUDY LEONARDO CHOCÓ M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6-12-0199-46</text:p>
          </table:table-cell>
          <table:table-cell office:value-type="string" table:style-name="ce3">
            <text:p>16-023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SANTA MARIA CAHABON</text:p>
          </table:table-cell>
          <table:table-cell office:value-type="string" table:style-name="ce3">
            <text:p>CENTRO DE ESTUDIOS PREUNIVERSITARIO CAHABÓN -CEPREC-</text:p>
          </table:table-cell>
          <table:table-cell office:value-type="string" table:style-name="ce3">
            <text:p>BARRIO SAN PABLO</text:p>
          </table:table-cell>
          <table:table-cell office:value-type="float" office:value="45353648" table:style-name="ce3">
            <text:p>45353648</text:p>
          </table:table-cell>
          <table:table-cell office:value-type="string" table:style-name="ce3">
            <text:p>MYNOR DANILO TORRES JUAREZ</text:p>
          </table:table-cell>
          <table:table-cell office:value-type="string" table:style-name="ce3">
            <text:p>ERNESTO YAXCAL CU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12-1612-46</text:p>
          </table:table-cell>
          <table:table-cell office:value-type="string" table:style-name="ce4">
            <text:p>16-022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SANTA MARIA CAHABON</text:p>
          </table:table-cell>
          <table:table-cell office:value-type="string" table:style-name="ce4">
            <text:p>LICEO SANTA MARIA</text:p>
          </table:table-cell>
          <table:table-cell office:value-type="string" table:style-name="ce4">
            <text:p>BARRIO SAN PABLO</text:p>
          </table:table-cell>
          <table:table-cell office:value-type="float" office:value="45353648" table:style-name="ce4">
            <text:p>45353648</text:p>
          </table:table-cell>
          <table:table-cell office:value-type="string" table:style-name="ce4">
            <text:p>HORACIO WALDEMAR JUAREZ ARGUETA</text:p>
          </table:table-cell>
          <table:table-cell office:value-type="string" table:style-name="ce4">
            <text:p>CARLOS PRUDENCIO SANCHEZ MAA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12-9214-46</text:p>
          </table:table-cell>
          <table:table-cell office:value-type="string" table:style-name="ce3">
            <text:p>16-023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SANTA MARIA CAHABON</text:p>
          </table:table-cell>
          <table:table-cell office:value-type="string" table:style-name="ce3">
            <text:p>INSTITUTO MIXTO MUNICIPAL DE MAGISTERIO BILINGUE SEPOC</text:p>
          </table:table-cell>
          <table:table-cell office:value-type="string" table:style-name="ce3">
            <text:p>ALDEA SEPOC</text:p>
          </table:table-cell>
          <table:table-cell table:style-name="ce3"/>
          <table:table-cell office:value-type="string" table:style-name="ce3">
            <text:p>MYNOR DANILO TORRES JUAREZ</text:p>
          </table:table-cell>
          <table:table-cell office:value-type="string" table:style-name="ce3">
            <text:p>OSCAR MATEO CHE CHUB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12-9215-46</text:p>
          </table:table-cell>
          <table:table-cell office:value-type="string" table:style-name="ce4">
            <text:p>16-022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SANTA MARIA CAHABON</text:p>
          </table:table-cell>
          <table:table-cell office:value-type="string" table:style-name="ce4">
            <text:p>INSTITUTO PARTICULAR RICARDO ARJONA</text:p>
          </table:table-cell>
          <table:table-cell office:value-type="string" table:style-name="ce4">
            <text:p>BARRIO SAN JUAN</text:p>
          </table:table-cell>
          <table:table-cell office:value-type="float" office:value="58941390" table:style-name="ce4">
            <text:p>58941390</text:p>
          </table:table-cell>
          <table:table-cell office:value-type="string" table:style-name="ce4">
            <text:p>HORACIO WALDEMAR JUAREZ ARGUETA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13-0225-46</text:p>
          </table:table-cell>
          <table:table-cell office:value-type="string" table:style-name="ce3">
            <text:p>16-024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CHISEC</text:p>
          </table:table-cell>
          <table:table-cell office:value-type="string" table:style-name="ce3">
            <text:p>LICEO MIXTO EN COMPUTACION DEL NORTE</text:p>
          </table:table-cell>
          <table:table-cell office:value-type="string" table:style-name="ce3">
            <text:p>1A. CALLE Y 2A. AVENIDA LOTE 204, BARRIO EL CENTRO</text:p>
          </table:table-cell>
          <table:table-cell office:value-type="float" office:value="56626889" table:style-name="ce3">
            <text:p>56626889</text:p>
          </table:table-cell>
          <table:table-cell office:value-type="string" table:style-name="ce3">
            <text:p>ELDER ERASMO COY DUERING</text:p>
          </table:table-cell>
          <table:table-cell office:value-type="string" table:style-name="ce3">
            <text:p>ERWIN ROLANDO XOL CHUN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13-0226-46</text:p>
          </table:table-cell>
          <table:table-cell office:value-type="string" table:style-name="ce4">
            <text:p>16-024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CHISEC</text:p>
          </table:table-cell>
          <table:table-cell office:value-type="string" table:style-name="ce4">
            <text:p>LICEO MIXTO EN COMPUTACION DEL NORTE</text:p>
          </table:table-cell>
          <table:table-cell office:value-type="string" table:style-name="ce4">
            <text:p>1A. CALLE Y 2A. AVENIDA LOTE 204, BARRIO EL CENTRO</text:p>
          </table:table-cell>
          <table:table-cell office:value-type="float" office:value="56626889" table:style-name="ce4">
            <text:p>56626889</text:p>
          </table:table-cell>
          <table:table-cell office:value-type="string" table:style-name="ce4">
            <text:p>ELDER ERASMO COY DUERING</text:p>
          </table:table-cell>
          <table:table-cell office:value-type="string" table:style-name="ce4">
            <text:p>ERWIN ROLANDO XOL CHUN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6-13-0227-46</text:p>
          </table:table-cell>
          <table:table-cell office:value-type="string" table:style-name="ce3">
            <text:p>16-026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CHISEC</text:p>
          </table:table-cell>
          <table:table-cell office:value-type="string" table:style-name="ce3">
            <text:p>INSTITUTO MIXTO DE EDUCACION BILINGUE INTERCULTURAL -IMEBI-</text:p>
          </table:table-cell>
          <table:table-cell office:value-type="string" table:style-name="ce3">
            <text:p>ALDEA CHIQUIBUL</text:p>
          </table:table-cell>
          <table:table-cell office:value-type="float" office:value="45565203" table:style-name="ce3">
            <text:p>45565203</text:p>
          </table:table-cell>
          <table:table-cell office:value-type="string" table:style-name="ce3">
            <text:p>JOSE ARTURO CHOC CHEN</text:p>
          </table:table-cell>
          <table:table-cell office:value-type="string" table:style-name="ce3">
            <text:p>DANIEL RAMOS TOMA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13-0228-46</text:p>
          </table:table-cell>
          <table:table-cell office:value-type="string" table:style-name="ce4">
            <text:p>16-024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CHISEC</text:p>
          </table:table-cell>
          <table:table-cell office:value-type="string" table:style-name="ce4">
            <text:p>COLEGIO CRISTIANO GALILEA</text:p>
          </table:table-cell>
          <table:table-cell office:value-type="string" table:style-name="ce4">
            <text:p>PARCELA NO. 1 COMUNIDAD SAN SIMON NO. II</text:p>
          </table:table-cell>
          <table:table-cell office:value-type="float" office:value="57405697" table:style-name="ce4">
            <text:p>57405697</text:p>
          </table:table-cell>
          <table:table-cell office:value-type="string" table:style-name="ce4">
            <text:p>ELDER ERASMO COY DUERING</text:p>
          </table:table-cell>
          <table:table-cell office:value-type="string" table:style-name="ce4">
            <text:p>BERNARDO ABIMAEL JEREMIAS GONZALEZ LEAL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13-0240-46</text:p>
          </table:table-cell>
          <table:table-cell office:value-type="string" table:style-name="ce3">
            <text:p>16-024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CHISEC</text:p>
          </table:table-cell>
          <table:table-cell office:value-type="string" table:style-name="ce3">
            <text:p>LICEO MIXTO PRIVADO "SENDEROS PARA LA VIDA"</text:p>
          </table:table-cell>
          <table:table-cell office:value-type="string" table:style-name="ce3">
            <text:p>BARRIO LA FLORIDA</text:p>
          </table:table-cell>
          <table:table-cell office:value-type="float" office:value="79510080" table:style-name="ce3">
            <text:p>79510080</text:p>
          </table:table-cell>
          <table:table-cell office:value-type="string" table:style-name="ce3">
            <text:p>ELDER ERASMO COY DUERING</text:p>
          </table:table-cell>
          <table:table-cell office:value-type="string" table:style-name="ce3">
            <text:p>HUMBERTO CHEN CABNAL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13-0249-46</text:p>
          </table:table-cell>
          <table:table-cell office:value-type="string" table:style-name="ce4">
            <text:p>16-025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CHISEC</text:p>
          </table:table-cell>
          <table:table-cell office:value-type="string" table:style-name="ce4">
            <text:p>INSTITUTO MIXTO DE EDUCACIÓN FORTALEZA DEL FUTURO -INMEFF-</text:p>
          </table:table-cell>
          <table:table-cell office:value-type="string" table:style-name="ce4">
            <text:p>ALDEA CHIQUIBUL</text:p>
          </table:table-cell>
          <table:table-cell office:value-type="float" office:value="51709961" table:style-name="ce4">
            <text:p>51709961</text:p>
          </table:table-cell>
          <table:table-cell office:value-type="string" table:style-name="ce4">
            <text:p>JORGE UBICO TUT CUCUL</text:p>
          </table:table-cell>
          <table:table-cell office:value-type="string" table:style-name="ce4">
            <text:p>AUGUSTO ORTÍZ ORDOÑ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13-0252-46</text:p>
          </table:table-cell>
          <table:table-cell office:value-type="string" table:style-name="ce3">
            <text:p>16-045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CHISEC</text:p>
          </table:table-cell>
          <table:table-cell office:value-type="string" table:style-name="ce3">
            <text:p>INSTITUTO NACIONAL DE EDUCACIÓN DIVERSIFICADA</text:p>
          </table:table-cell>
          <table:table-cell office:value-type="string" table:style-name="ce3">
            <text:p>ALDEA SAMOCOCH</text:p>
          </table:table-cell>
          <table:table-cell office:value-type="float" office:value="53042346" table:style-name="ce3">
            <text:p>53042346</text:p>
          </table:table-cell>
          <table:table-cell office:value-type="string" table:style-name="ce3">
            <text:p>JORGE EDUARDO PAQUE LAZARO</text:p>
          </table:table-cell>
          <table:table-cell office:value-type="string" table:style-name="ce3">
            <text:p>--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13-0254-46</text:p>
          </table:table-cell>
          <table:table-cell office:value-type="string" table:style-name="ce4">
            <text:p>16-024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CHISEC</text:p>
          </table:table-cell>
          <table:table-cell office:value-type="string" table:style-name="ce4">
            <text:p>INSTITUTO NACIONAL DE EDUCACIÓN DIVERSIFICADA</text:p>
          </table:table-cell>
          <table:table-cell office:value-type="string" table:style-name="ce4">
            <text:p>BARRIO EL CENTRO</text:p>
          </table:table-cell>
          <table:table-cell office:value-type="float" office:value="30033423" table:style-name="ce4">
            <text:p>30033423</text:p>
          </table:table-cell>
          <table:table-cell office:value-type="string" table:style-name="ce4">
            <text:p>ELDER ERASMO COY DUERING</text:p>
          </table:table-cell>
          <table:table-cell office:value-type="string" table:style-name="ce4">
            <text:p>HECTOR CAAL CAAL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13-9612-46</text:p>
          </table:table-cell>
          <table:table-cell office:value-type="string" table:style-name="ce3">
            <text:p>16-024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CHISEC</text:p>
          </table:table-cell>
          <table:table-cell office:value-type="string" table:style-name="ce3">
            <text:p>ESCUELA NORMAL BILINGUE INTERCULTURAL</text:p>
          </table:table-cell>
          <table:table-cell office:value-type="string" table:style-name="ce3">
            <text:p>BARRIO LA FLORIDA</text:p>
          </table:table-cell>
          <table:table-cell office:value-type="float" office:value="58871352" table:style-name="ce3">
            <text:p>58871352</text:p>
          </table:table-cell>
          <table:table-cell office:value-type="string" table:style-name="ce3">
            <text:p>ELDER ERASMO COY DUERING</text:p>
          </table:table-cell>
          <table:table-cell office:value-type="string" table:style-name="ce3">
            <text:p>MARIA GRACIELA CAAL JUCUB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13-9632-46</text:p>
          </table:table-cell>
          <table:table-cell office:value-type="string" table:style-name="ce4">
            <text:p>16-024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CHISEC</text:p>
          </table:table-cell>
          <table:table-cell office:value-type="string" table:style-name="ce4">
            <text:p>COLEGIO DE MAGISTERIO BILINGUE NUEVO CHISEC</text:p>
          </table:table-cell>
          <table:table-cell office:value-type="string" table:style-name="ce4">
            <text:p>LOTES 682-678 1A. CALLE 10AV. ZONA 1 BARRIO NAZARETH 03/11/2017</text:p>
          </table:table-cell>
          <table:table-cell office:value-type="float" office:value="55140625" table:style-name="ce4">
            <text:p>55140625</text:p>
          </table:table-cell>
          <table:table-cell office:value-type="string" table:style-name="ce4">
            <text:p>ELDER ERASMO COY DUERING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6-14-0054-46</text:p>
          </table:table-cell>
          <table:table-cell office:value-type="string" table:style-name="ce3">
            <text:p>16-027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CHAHAL</text:p>
          </table:table-cell>
          <table:table-cell office:value-type="string" table:style-name="ce3">
            <text:p>INSTITUTO NACIONAL DE EDUCACION DIVERSIFICADA</text:p>
          </table:table-cell>
          <table:table-cell office:value-type="string" table:style-name="ce3">
            <text:p>BARRIO CENTRO</text:p>
          </table:table-cell>
          <table:table-cell table:style-name="ce3"/>
          <table:table-cell office:value-type="string" table:style-name="ce3">
            <text:p>EDGAR MANFREDO SANDOVAL MARROQUIN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14-0074-46</text:p>
          </table:table-cell>
          <table:table-cell office:value-type="string" table:style-name="ce4">
            <text:p>16-027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CHAHAL</text:p>
          </table:table-cell>
          <table:table-cell office:value-type="string" table:style-name="ce4">
            <text:p>INSTITUTO MIXTO DE EDUCACION BILINGUE INTERCULTURAL -IMEBI-</text:p>
          </table:table-cell>
          <table:table-cell office:value-type="string" table:style-name="ce4">
            <text:p>BARRIO SANTO DOMINGO</text:p>
          </table:table-cell>
          <table:table-cell office:value-type="float" office:value="46340036" table:style-name="ce4">
            <text:p>46340036</text:p>
          </table:table-cell>
          <table:table-cell office:value-type="string" table:style-name="ce4">
            <text:p>EDGAR MANFREDO SANDOVAL MARROQUIN</text:p>
          </table:table-cell>
          <table:table-cell office:value-type="string" table:style-name="ce4">
            <text:p>JULIO CESAR LOPEZ BARRIENTO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6-14-0088-46</text:p>
          </table:table-cell>
          <table:table-cell office:value-type="string" table:style-name="ce3">
            <text:p>16-027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CHAHAL</text:p>
          </table:table-cell>
          <table:table-cell office:value-type="string" table:style-name="ce3">
            <text:p>INSTITUTO DE EDUCACIÓN DIVERSIFICADA POR COOPERATIVA DE ENSEÑANZA "SANTO DOMINGO"</text:p>
          </table:table-cell>
          <table:table-cell office:value-type="string" table:style-name="ce3">
            <text:p>BARRIO SANTO DOMINGO</text:p>
          </table:table-cell>
          <table:table-cell office:value-type="float" office:value="45803631" table:style-name="ce3">
            <text:p>45803631</text:p>
          </table:table-cell>
          <table:table-cell office:value-type="string" table:style-name="ce3">
            <text:p>EDGAR MANFREDO SANDOVAL MARROQUIN</text:p>
          </table:table-cell>
          <table:table-cell office:value-type="string" table:style-name="ce3">
            <text:p>XIOMARA ODETH CAAL RODRÍGU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COOPERATIVA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14-0092-46</text:p>
          </table:table-cell>
          <table:table-cell office:value-type="string" table:style-name="ce4">
            <text:p>16-027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CHAHAL</text:p>
          </table:table-cell>
          <table:table-cell office:value-type="string" table:style-name="ce4">
            <text:p>INSTITUTO DE EDUCACION DIVERSIFICADA POR COOPERATIVA DE ENSEÑANZA</text:p>
          </table:table-cell>
          <table:table-cell office:value-type="string" table:style-name="ce4">
            <text:p>BARRIO SANTA MARIA</text:p>
          </table:table-cell>
          <table:table-cell office:value-type="float" office:value="51886511" table:style-name="ce4">
            <text:p>51886511</text:p>
          </table:table-cell>
          <table:table-cell office:value-type="string" table:style-name="ce4">
            <text:p>EDGAR MANFREDO SANDOVAL MARROQUIN</text:p>
          </table:table-cell>
          <table:table-cell office:value-type="string" table:style-name="ce4">
            <text:p>--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COOPERATIVA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6-14-1344-46</text:p>
          </table:table-cell>
          <table:table-cell office:value-type="string" table:style-name="ce3">
            <text:p>16-027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CHAHAL</text:p>
          </table:table-cell>
          <table:table-cell office:value-type="string" table:style-name="ce3">
            <text:p>COLEGIO TECNOLOGICO LICENCIADO HUMBERTO RIVERA GARCIA</text:p>
          </table:table-cell>
          <table:table-cell office:value-type="string" table:style-name="ce3">
            <text:p>BARRIO EL CENTRO SAN FERNANDO</text:p>
          </table:table-cell>
          <table:table-cell office:value-type="float" office:value="79832242" table:style-name="ce3">
            <text:p>79832242</text:p>
          </table:table-cell>
          <table:table-cell office:value-type="string" table:style-name="ce3">
            <text:p>EDGAR MANFREDO SANDOVAL MARROQUIN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14-1719-46</text:p>
          </table:table-cell>
          <table:table-cell office:value-type="string" table:style-name="ce4">
            <text:p>16-048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CHAHAL</text:p>
          </table:table-cell>
          <table:table-cell office:value-type="string" table:style-name="ce4">
            <text:p>INSTITUTO TECNICO VOCACIONAL SAN AGUSTIN</text:p>
          </table:table-cell>
          <table:table-cell office:value-type="string" table:style-name="ce4">
            <text:p>ALDEA SAN AGUSTIN CHAHAL VIEJO</text:p>
          </table:table-cell>
          <table:table-cell office:value-type="float" office:value="30493946" table:style-name="ce4">
            <text:p>30493946</text:p>
          </table:table-cell>
          <table:table-cell office:value-type="string" table:style-name="ce4">
            <text:p>ANIBAL ALFONZO JUAREZ SIERRA</text:p>
          </table:table-cell>
          <table:table-cell office:value-type="string" table:style-name="ce4">
            <text:p>LARRY ALBERTO MONTENEGRO MIRAND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6-15-0002-46</text:p>
          </table:table-cell>
          <table:table-cell office:value-type="string" table:style-name="ce3">
            <text:p>16-028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FRAY BARTOLOME DE LAS CASAS</text:p>
          </table:table-cell>
          <table:table-cell office:value-type="string" table:style-name="ce3">
            <text:p>COLEGIO PARTICULAR MIXTO "EL EXITO"</text:p>
          </table:table-cell>
          <table:table-cell office:value-type="string" table:style-name="ce3">
            <text:p>CALLE DEL CAMPO LOTE 287 BARRIO EL CENTRO</text:p>
          </table:table-cell>
          <table:table-cell table:style-name="ce3"/>
          <table:table-cell office:value-type="string" table:style-name="ce3">
            <text:p>EVER JONATHAN HERNANDEZ ALVARADO</text:p>
          </table:table-cell>
          <table:table-cell office:value-type="string" table:style-name="ce3">
            <text:p>BAUDILIO SOTO GARCI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NOCTUR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15-0004-46</text:p>
          </table:table-cell>
          <table:table-cell office:value-type="string" table:style-name="ce4">
            <text:p>16-028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FRAY BARTOLOME DE LAS CASAS</text:p>
          </table:table-cell>
          <table:table-cell office:value-type="string" table:style-name="ce4">
            <text:p>CENTRO DE PROMOCION FEMENINA RATZ´UM KICHE´</text:p>
          </table:table-cell>
          <table:table-cell office:value-type="string" table:style-name="ce4">
            <text:p>ALDEA BOLONCO</text:p>
          </table:table-cell>
          <table:table-cell table:style-name="ce4"/>
          <table:table-cell office:value-type="string" table:style-name="ce4">
            <text:p>EVER JONATHAN HERNANDEZ ALVARADO</text:p>
          </table:table-cell>
          <table:table-cell office:value-type="string" table:style-name="ce4">
            <text:p>HERMANA MILEIDI CORDERO BIZOND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6-15-0096-46</text:p>
          </table:table-cell>
          <table:table-cell office:value-type="string" table:style-name="ce3">
            <text:p>16-028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FRAY BARTOLOME DE LAS CASAS</text:p>
          </table:table-cell>
          <table:table-cell office:value-type="string" table:style-name="ce3">
            <text:p>INSTITUTO NACIONAL DE EDUCACION DIVERSIFICADA</text:p>
          </table:table-cell>
          <table:table-cell office:value-type="string" table:style-name="ce3">
            <text:p>CASCO URBANO</text:p>
          </table:table-cell>
          <table:table-cell office:value-type="float" office:value="57192698" table:style-name="ce3">
            <text:p>57192698</text:p>
          </table:table-cell>
          <table:table-cell office:value-type="string" table:style-name="ce3">
            <text:p>EVER JONATHAN HERNANDEZ ALVARADO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15-0127-46</text:p>
          </table:table-cell>
          <table:table-cell office:value-type="string" table:style-name="ce4">
            <text:p>16-028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FRAY BARTOLOME DE LAS CASAS</text:p>
          </table:table-cell>
          <table:table-cell office:value-type="string" table:style-name="ce4">
            <text:p>COLEGIO PARTICULAR MIXTO "FRAY BARTOLOME DE LAS CASAS"</text:p>
          </table:table-cell>
          <table:table-cell office:value-type="string" table:style-name="ce4">
            <text:p>CALLE PRINCIPAL 5-81 ZONA 1</text:p>
          </table:table-cell>
          <table:table-cell office:value-type="float" office:value="58886168" table:style-name="ce4">
            <text:p>58886168</text:p>
          </table:table-cell>
          <table:table-cell office:value-type="string" table:style-name="ce4">
            <text:p>EVER JONATHAN HERNANDEZ ALVARADO</text:p>
          </table:table-cell>
          <table:table-cell office:value-type="string" table:style-name="ce4">
            <text:p>SONIA ELIZABETH CAAL JALAL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6-15-0128-46</text:p>
          </table:table-cell>
          <table:table-cell office:value-type="string" table:style-name="ce3">
            <text:p>16-028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FRAY BARTOLOME DE LAS CASAS</text:p>
          </table:table-cell>
          <table:table-cell office:value-type="string" table:style-name="ce3">
            <text:p>COLEGIO PARTICULAR MIXTO "EL EXITO"</text:p>
          </table:table-cell>
          <table:table-cell office:value-type="string" table:style-name="ce3">
            <text:p>CALLE PRINCIPAL DEL BARRIO EL CENTRO</text:p>
          </table:table-cell>
          <table:table-cell office:value-type="float" office:value="79520351" table:style-name="ce3">
            <text:p>79520351</text:p>
          </table:table-cell>
          <table:table-cell office:value-type="string" table:style-name="ce3">
            <text:p>EVER JONATHAN HERNANDEZ ALVARADO</text:p>
          </table:table-cell>
          <table:table-cell office:value-type="string" table:style-name="ce3">
            <text:p>OSCAR RENE NAVAS PACHEC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15-0130-46</text:p>
          </table:table-cell>
          <table:table-cell office:value-type="string" table:style-name="ce4">
            <text:p>16-028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FRAY BARTOLOME DE LAS CASAS</text:p>
          </table:table-cell>
          <table:table-cell office:value-type="string" table:style-name="ce4">
            <text:p>LICEO TECNOLOGICO "JOSE DE JESUS"</text:p>
          </table:table-cell>
          <table:table-cell office:value-type="string" table:style-name="ce4">
            <text:p>1RA. CALLE 13-18 ZONA 2</text:p>
          </table:table-cell>
          <table:table-cell office:value-type="float" office:value="30358725" table:style-name="ce4">
            <text:p>30358725</text:p>
          </table:table-cell>
          <table:table-cell office:value-type="string" table:style-name="ce4">
            <text:p>EVER JONATHAN HERNANDEZ ALVARADO</text:p>
          </table:table-cell>
          <table:table-cell office:value-type="string" table:style-name="ce4">
            <text:p>MANUEL DE JESUS RALIO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6-15-0154-46</text:p>
          </table:table-cell>
          <table:table-cell office:value-type="string" table:style-name="ce3">
            <text:p>16-028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FRAY BARTOLOME DE LAS CASAS</text:p>
          </table:table-cell>
          <table:table-cell office:value-type="string" table:style-name="ce3">
            <text:p>COLEGIO PARTICULAR MIXTO EL EXITO</text:p>
          </table:table-cell>
          <table:table-cell office:value-type="string" table:style-name="ce3">
            <text:p>BARRIO EL CENTRO</text:p>
          </table:table-cell>
          <table:table-cell office:value-type="float" office:value="30464145" table:style-name="ce3">
            <text:p>30464145</text:p>
          </table:table-cell>
          <table:table-cell office:value-type="string" table:style-name="ce3">
            <text:p>EVER JONATHAN HERNANDEZ ALVARADO</text:p>
          </table:table-cell>
          <table:table-cell office:value-type="string" table:style-name="ce3">
            <text:p>OSCAR RENE NAVAS PACHEC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15-0156-46</text:p>
          </table:table-cell>
          <table:table-cell office:value-type="string" table:style-name="ce4">
            <text:p>16-028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FRAY BARTOLOME DE LAS CASAS</text:p>
          </table:table-cell>
          <table:table-cell office:value-type="string" table:style-name="ce4">
            <text:p>INSTITUTO MIXTO DE EDUCACIÒN BILINGUE INTERCULTURAL</text:p>
          </table:table-cell>
          <table:table-cell office:value-type="string" table:style-name="ce4">
            <text:p>ANTIGUA CASA CAMPESINA INTA ZONA 2</text:p>
          </table:table-cell>
          <table:table-cell office:value-type="float" office:value="79514189" table:style-name="ce4">
            <text:p>79514189</text:p>
          </table:table-cell>
          <table:table-cell office:value-type="string" table:style-name="ce4">
            <text:p>EVER JONATHAN HERNANDEZ ALVARADO</text:p>
          </table:table-cell>
          <table:table-cell office:value-type="string" table:style-name="ce4">
            <text:p>OSCAR ROLANDO TZUL CAAL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6-15-0157-46</text:p>
          </table:table-cell>
          <table:table-cell office:value-type="string" table:style-name="ce3">
            <text:p>16-039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FRAY BARTOLOME DE LAS CASAS</text:p>
          </table:table-cell>
          <table:table-cell office:value-type="string" table:style-name="ce3">
            <text:p>CENTRO DE PROMOCIÓN FEMENINA RATZUM KICHE</text:p>
          </table:table-cell>
          <table:table-cell office:value-type="string" table:style-name="ce3">
            <text:p>ALDEA BOLONCÓ</text:p>
          </table:table-cell>
          <table:table-cell office:value-type="float" office:value="55146762" table:style-name="ce3">
            <text:p>55146762</text:p>
          </table:table-cell>
          <table:table-cell office:value-type="string" table:style-name="ce3">
            <text:p>JUAN IGNACIO MEZ CHOCOJ</text:p>
          </table:table-cell>
          <table:table-cell office:value-type="string" table:style-name="ce3">
            <text:p>JANET HODGSON LEIV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15-0163-46</text:p>
          </table:table-cell>
          <table:table-cell office:value-type="string" table:style-name="ce4">
            <text:p>16-028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FRAY BARTOLOME DE LAS CASAS</text:p>
          </table:table-cell>
          <table:table-cell office:value-type="string" table:style-name="ce4">
            <text:p>COLEGIO PARTICULAR MIXTO EL ÉXITO</text:p>
          </table:table-cell>
          <table:table-cell office:value-type="string" table:style-name="ce4">
            <text:p>CALLE DEL CAMPO LOTE 287, BARRIO EL CENTRO</text:p>
          </table:table-cell>
          <table:table-cell office:value-type="float" office:value="79510090" table:style-name="ce4">
            <text:p>79510090</text:p>
          </table:table-cell>
          <table:table-cell office:value-type="string" table:style-name="ce4">
            <text:p>EVER JONATHAN HERNANDEZ ALVARADO</text:p>
          </table:table-cell>
          <table:table-cell office:value-type="string" table:style-name="ce4">
            <text:p>OSCAR RENÉ NAVAS PACHEC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6-15-0164-46</text:p>
          </table:table-cell>
          <table:table-cell office:value-type="string" table:style-name="ce3">
            <text:p>16-028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FRAY BARTOLOME DE LAS CASAS</text:p>
          </table:table-cell>
          <table:table-cell office:value-type="string" table:style-name="ce3">
            <text:p>COLEGIO PARTICULAR MIXTO EL ÉXITO</text:p>
          </table:table-cell>
          <table:table-cell office:value-type="string" table:style-name="ce3">
            <text:p>CALLE DEL CAMPO LOTE 287, BARRIO EL CENTRO</text:p>
          </table:table-cell>
          <table:table-cell office:value-type="float" office:value="79510090" table:style-name="ce3">
            <text:p>79510090</text:p>
          </table:table-cell>
          <table:table-cell office:value-type="string" table:style-name="ce3">
            <text:p>EVER JONATHAN HERNANDEZ ALVARADO</text:p>
          </table:table-cell>
          <table:table-cell office:value-type="string" table:style-name="ce3">
            <text:p>OSCAR RENÉ NAVAS PACHEC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15-1474-46</text:p>
          </table:table-cell>
          <table:table-cell office:value-type="string" table:style-name="ce4">
            <text:p>16-028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FRAY BARTOLOME DE LAS CASAS</text:p>
          </table:table-cell>
          <table:table-cell office:value-type="string" table:style-name="ce4">
            <text:p>LICEO TECNOLOGICO JOSE DE JESUS</text:p>
          </table:table-cell>
          <table:table-cell office:value-type="string" table:style-name="ce4">
            <text:p>1A. CALLE 13-18 ZONA 2 FRAY BARTOLOME DE LAS CASAS</text:p>
          </table:table-cell>
          <table:table-cell office:value-type="float" office:value="33004050" table:style-name="ce4">
            <text:p>33004050</text:p>
          </table:table-cell>
          <table:table-cell office:value-type="string" table:style-name="ce4">
            <text:p>EVER JONATHAN HERNANDEZ ALVARADO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6-15-2330-46</text:p>
          </table:table-cell>
          <table:table-cell office:value-type="string" table:style-name="ce3">
            <text:p>16-028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FRAY BARTOLOME DE LAS CASAS</text:p>
          </table:table-cell>
          <table:table-cell office:value-type="string" table:style-name="ce3">
            <text:p>INSTITUTO MIXTO PRIVADO DE MAGISTERIO BILINGUE</text:p>
          </table:table-cell>
          <table:table-cell office:value-type="string" table:style-name="ce3">
            <text:p>BARRIO MAGISTERIO</text:p>
          </table:table-cell>
          <table:table-cell office:value-type="float" office:value="31774021" table:style-name="ce3">
            <text:p>31774021</text:p>
          </table:table-cell>
          <table:table-cell office:value-type="string" table:style-name="ce3">
            <text:p>EVER JONATHAN HERNANDEZ ALVARADO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16-0049-46</text:p>
          </table:table-cell>
          <table:table-cell office:value-type="string" table:style-name="ce4">
            <text:p>16-030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LA TINTA</text:p>
          </table:table-cell>
          <table:table-cell office:value-type="string" table:style-name="ce4">
            <text:p>INSTITUTO NACIONAL DE EDUCACION DIVERSIFICADA</text:p>
          </table:table-cell>
          <table:table-cell office:value-type="string" table:style-name="ce4">
            <text:p>CASCO URBANO</text:p>
          </table:table-cell>
          <table:table-cell office:value-type="float" office:value="51625336" table:style-name="ce4">
            <text:p>51625336</text:p>
          </table:table-cell>
          <table:table-cell office:value-type="string" table:style-name="ce4">
            <text:p>JUAN BOTZOC XOL</text:p>
          </table:table-cell>
          <table:table-cell office:value-type="string" table:style-name="ce4">
            <text:p>---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16-0071-46</text:p>
          </table:table-cell>
          <table:table-cell office:value-type="string" table:style-name="ce3">
            <text:p>16-030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LA TINTA</text:p>
          </table:table-cell>
          <table:table-cell office:value-type="string" table:style-name="ce3">
            <text:p>INSTITUTO MIXTO PRIVADO LATINO</text:p>
          </table:table-cell>
          <table:table-cell office:value-type="string" table:style-name="ce3">
            <text:p>BARRIO PEÑA BLANCA, ZONA 6</text:p>
          </table:table-cell>
          <table:table-cell office:value-type="float" office:value="33000763" table:style-name="ce3">
            <text:p>33000763</text:p>
          </table:table-cell>
          <table:table-cell office:value-type="string" table:style-name="ce3">
            <text:p>JUAN BOTZOC XOL</text:p>
          </table:table-cell>
          <table:table-cell office:value-type="string" table:style-name="ce3">
            <text:p>LUIS ALFONSO SIS DE LEON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16-0072-46</text:p>
          </table:table-cell>
          <table:table-cell office:value-type="string" table:style-name="ce4">
            <text:p>16-030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LA TINTA</text:p>
          </table:table-cell>
          <table:table-cell office:value-type="string" table:style-name="ce4">
            <text:p>INSTITUTO MIXTO DE EDUCACION BILINGUE INTERCULTURAL -IMEBI-</text:p>
          </table:table-cell>
          <table:table-cell office:value-type="string" table:style-name="ce4">
            <text:p>BARRIO EL CALVARIO, ZONA 5</text:p>
          </table:table-cell>
          <table:table-cell office:value-type="float" office:value="79514189" table:style-name="ce4">
            <text:p>79514189</text:p>
          </table:table-cell>
          <table:table-cell office:value-type="string" table:style-name="ce4">
            <text:p>JUAN BOTZOC XOL</text:p>
          </table:table-cell>
          <table:table-cell office:value-type="string" table:style-name="ce4">
            <text:p>HUGO FELINO COY CHUB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16-0109-46</text:p>
          </table:table-cell>
          <table:table-cell office:value-type="string" table:style-name="ce3">
            <text:p>16-038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LA TINTA</text:p>
          </table:table-cell>
          <table:table-cell office:value-type="string" table:style-name="ce3">
            <text:p>INSTITUTO NACIONAL DE EDUCACION DIVERSIFICADA</text:p>
          </table:table-cell>
          <table:table-cell office:value-type="string" table:style-name="ce3">
            <text:p>ALDEA JOLOMIJIXITO III</text:p>
          </table:table-cell>
          <table:table-cell office:value-type="float" office:value="79510080" table:style-name="ce3">
            <text:p>79510080</text:p>
          </table:table-cell>
          <table:table-cell office:value-type="string" table:style-name="ce3">
            <text:p>JUAN BOTZOC XOL</text:p>
          </table:table-cell>
          <table:table-cell office:value-type="string" table:style-name="ce3">
            <text:p>--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16-0110-46</text:p>
          </table:table-cell>
          <table:table-cell office:value-type="string" table:style-name="ce4">
            <text:p>16-030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LA TINTA</text:p>
          </table:table-cell>
          <table:table-cell office:value-type="string" table:style-name="ce4">
            <text:p>COLEGIO PRIVADO MIXTO SANTA CATALINA</text:p>
          </table:table-cell>
          <table:table-cell office:value-type="string" table:style-name="ce4">
            <text:p>BARRIO EL CENTRO</text:p>
          </table:table-cell>
          <table:table-cell office:value-type="float" office:value="79510080" table:style-name="ce4">
            <text:p>79510080</text:p>
          </table:table-cell>
          <table:table-cell office:value-type="string" table:style-name="ce4">
            <text:p>JUAN BOTZOC XOL</text:p>
          </table:table-cell>
          <table:table-cell office:value-type="string" table:style-name="ce4">
            <text:p>HUGO FELINO COY CHUB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16-0112-46</text:p>
          </table:table-cell>
          <table:table-cell office:value-type="string" table:style-name="ce3">
            <text:p>16-030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LA TINTA</text:p>
          </table:table-cell>
          <table:table-cell office:value-type="string" table:style-name="ce3">
            <text:p>COLEGIO PARTICULAR MIXTO TINTECO MARÍA TERESA</text:p>
          </table:table-cell>
          <table:table-cell office:value-type="string" table:style-name="ce3">
            <text:p>ZONA 8, BARRIO EL RECREO</text:p>
          </table:table-cell>
          <table:table-cell office:value-type="float" office:value="45647830" table:style-name="ce3">
            <text:p>45647830</text:p>
          </table:table-cell>
          <table:table-cell office:value-type="string" table:style-name="ce3">
            <text:p>JUAN BOTZOC XOL</text:p>
          </table:table-cell>
          <table:table-cell office:value-type="string" table:style-name="ce3">
            <text:p>JOSÉ GILBERTO ARTOLA CHOC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16-0116-46</text:p>
          </table:table-cell>
          <table:table-cell office:value-type="string" table:style-name="ce4">
            <text:p>16-030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LA TINTA</text:p>
          </table:table-cell>
          <table:table-cell office:value-type="string" table:style-name="ce4">
            <text:p>INSTITUTO MIXTO PRIVADO LATINO</text:p>
          </table:table-cell>
          <table:table-cell office:value-type="string" table:style-name="ce4">
            <text:p>BARRIO PEÑA BLANCA ZONA 6</text:p>
          </table:table-cell>
          <table:table-cell office:value-type="float" office:value="48067726" table:style-name="ce4">
            <text:p>48067726</text:p>
          </table:table-cell>
          <table:table-cell office:value-type="string" table:style-name="ce4">
            <text:p>JUAN BOTZOC XOL</text:p>
          </table:table-cell>
          <table:table-cell office:value-type="string" table:style-name="ce4">
            <text:p>--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16-0118-46</text:p>
          </table:table-cell>
          <table:table-cell office:value-type="string" table:style-name="ce3">
            <text:p>16-030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LA TINTA</text:p>
          </table:table-cell>
          <table:table-cell office:value-type="string" table:style-name="ce3">
            <text:p>COLEGIO PRIVADO MIXTO SANTA CATALINA</text:p>
          </table:table-cell>
          <table:table-cell office:value-type="string" table:style-name="ce3">
            <text:p>BARRIO EL CENTRO</text:p>
          </table:table-cell>
          <table:table-cell office:value-type="float" office:value="30829001" table:style-name="ce3">
            <text:p>30829001</text:p>
          </table:table-cell>
          <table:table-cell office:value-type="string" table:style-name="ce3">
            <text:p>JUAN BOTZOC XOL</text:p>
          </table:table-cell>
          <table:table-cell office:value-type="string" table:style-name="ce3">
            <text:p>HUGO FELINO COY CHUB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16-0119-46</text:p>
          </table:table-cell>
          <table:table-cell office:value-type="string" table:style-name="ce4">
            <text:p>16-030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LA TINTA</text:p>
          </table:table-cell>
          <table:table-cell office:value-type="string" table:style-name="ce4">
            <text:p>COLEGIO PRIVADO MIXTO SANTA CATALINA</text:p>
          </table:table-cell>
          <table:table-cell office:value-type="string" table:style-name="ce4">
            <text:p>BARRIO EL CENTRO</text:p>
          </table:table-cell>
          <table:table-cell office:value-type="float" office:value="30829001" table:style-name="ce4">
            <text:p>30829001</text:p>
          </table:table-cell>
          <table:table-cell office:value-type="string" table:style-name="ce4">
            <text:p>JUAN BOTZOC XOL</text:p>
          </table:table-cell>
          <table:table-cell office:value-type="string" table:style-name="ce4">
            <text:p>HUGO FELINO COY CHUB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16-0125-46</text:p>
          </table:table-cell>
          <table:table-cell office:value-type="string" table:style-name="ce3">
            <text:p>16-030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LA TINTA</text:p>
          </table:table-cell>
          <table:table-cell office:value-type="string" table:style-name="ce3">
            <text:p>COLEGIO PARTICULAR MIXTO TINTECO "MARÍA TERESA"</text:p>
          </table:table-cell>
          <table:table-cell office:value-type="string" table:style-name="ce3">
            <text:p>SANTA CATALINA LA TINTA</text:p>
          </table:table-cell>
          <table:table-cell office:value-type="float" office:value="45647830" table:style-name="ce3">
            <text:p>45647830</text:p>
          </table:table-cell>
          <table:table-cell office:value-type="string" table:style-name="ce3">
            <text:p>JUAN BOTZOC XOL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16-0126-46</text:p>
          </table:table-cell>
          <table:table-cell office:value-type="string" table:style-name="ce4">
            <text:p>16-030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LA TINTA</text:p>
          </table:table-cell>
          <table:table-cell office:value-type="string" table:style-name="ce4">
            <text:p>COLEGIO PARTICULAR MIXTO TINTECO "MARÍA TERESA"</text:p>
          </table:table-cell>
          <table:table-cell office:value-type="string" table:style-name="ce4">
            <text:p>BARRIO CAMPO NUEVO ZONA 2</text:p>
          </table:table-cell>
          <table:table-cell office:value-type="float" office:value="45647830" table:style-name="ce4">
            <text:p>45647830</text:p>
          </table:table-cell>
          <table:table-cell office:value-type="string" table:style-name="ce4">
            <text:p>JUAN BOTZOC XOL</text:p>
          </table:table-cell>
          <table:table-cell office:value-type="string" table:style-name="ce4">
            <text:p>---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16-8541-46</text:p>
          </table:table-cell>
          <table:table-cell office:value-type="string" table:style-name="ce3">
            <text:p>16-030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LA TINTA</text:p>
          </table:table-cell>
          <table:table-cell office:value-type="string" table:style-name="ce3">
            <text:p>INSTITUTO MIXTO PRIVADO 'EL PORVENIR'</text:p>
          </table:table-cell>
          <table:table-cell office:value-type="string" table:style-name="ce3">
            <text:p>BARRIO EL CENTRO ZONA 1</text:p>
          </table:table-cell>
          <table:table-cell office:value-type="float" office:value="46580200" table:style-name="ce3">
            <text:p>46580200</text:p>
          </table:table-cell>
          <table:table-cell office:value-type="string" table:style-name="ce3">
            <text:p>JUAN BOTZOC XOL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17-0066-46</text:p>
          </table:table-cell>
          <table:table-cell office:value-type="string" table:style-name="ce4">
            <text:p>16-026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RAXRUHA</text:p>
          </table:table-cell>
          <table:table-cell office:value-type="string" table:style-name="ce4">
            <text:p>INSTITUTO MIXTO DE MAGISTERIO BILINGUE "SAN ANTONIO DE PADUA"</text:p>
          </table:table-cell>
          <table:table-cell office:value-type="string" table:style-name="ce4">
            <text:p>BARRIO SANTA MARIA</text:p>
          </table:table-cell>
          <table:table-cell office:value-type="float" office:value="57596947" table:style-name="ce4">
            <text:p>57596947</text:p>
          </table:table-cell>
          <table:table-cell office:value-type="string" table:style-name="ce4">
            <text:p>JOSE ARTURO CHOC CHEN</text:p>
          </table:table-cell>
          <table:table-cell office:value-type="string" table:style-name="ce4">
            <text:p>---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6-17-0071-46</text:p>
          </table:table-cell>
          <table:table-cell office:value-type="string" table:style-name="ce3">
            <text:p>16-017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RAXRUHA</text:p>
          </table:table-cell>
          <table:table-cell office:value-type="string" table:style-name="ce3">
            <text:p>COLEGIO MIXTO PRIVADO BILINGUE SAN JUAN</text:p>
          </table:table-cell>
          <table:table-cell office:value-type="string" table:style-name="ce3">
            <text:p>BARRIO CONCEPCION</text:p>
          </table:table-cell>
          <table:table-cell office:value-type="float" office:value="53303170" table:style-name="ce3">
            <text:p>53303170</text:p>
          </table:table-cell>
          <table:table-cell office:value-type="string" table:style-name="ce3">
            <text:p>BERTHA ELENA POP HO DE CHEN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6-17-0081-46</text:p>
          </table:table-cell>
          <table:table-cell office:value-type="string" table:style-name="ce4">
            <text:p>16-026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RAXRUHA</text:p>
          </table:table-cell>
          <table:table-cell office:value-type="string" table:style-name="ce4">
            <text:p>COLEGIO MIXTO PRIVADO BILINGUE SAN JUAN</text:p>
          </table:table-cell>
          <table:table-cell office:value-type="string" table:style-name="ce4">
            <text:p>BARRIO CONCEPCION</text:p>
          </table:table-cell>
          <table:table-cell table:style-name="ce4"/>
          <table:table-cell office:value-type="string" table:style-name="ce4">
            <text:p>JOSE ARTURO CHOC CHEN</text:p>
          </table:table-cell>
          <table:table-cell office:value-type="string" table:style-name="ce4">
            <text:p>ANGEL YONNY GARCIA MOLIN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6-17-0115-46</text:p>
          </table:table-cell>
          <table:table-cell office:value-type="string" table:style-name="ce3">
            <text:p>16-026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RAXRUHA</text:p>
          </table:table-cell>
          <table:table-cell office:value-type="string" table:style-name="ce3">
            <text:p>LICEO SAN JOSE LA PRIMAVERA</text:p>
          </table:table-cell>
          <table:table-cell office:value-type="string" table:style-name="ce3">
            <text:p>ALDEA SAN JOSE EL TESORO</text:p>
          </table:table-cell>
          <table:table-cell office:value-type="float" office:value="58035046" table:style-name="ce3">
            <text:p>58035046</text:p>
          </table:table-cell>
          <table:table-cell office:value-type="string" table:style-name="ce3">
            <text:p>JOSE ARTURO CHOC CHEN</text:p>
          </table:table-cell>
          <table:table-cell office:value-type="string" table:style-name="ce3">
            <text:p>NILSA ESMERALDA GARCIA BENIT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17-0118-46</text:p>
          </table:table-cell>
          <table:table-cell office:value-type="string" table:style-name="ce4">
            <text:p>16-026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RAXRUHA</text:p>
          </table:table-cell>
          <table:table-cell office:value-type="string" table:style-name="ce4">
            <text:p>COLEGIO SAN ANTONIO DE PADUA</text:p>
          </table:table-cell>
          <table:table-cell office:value-type="string" table:style-name="ce4">
            <text:p>BARRIO SANTA MARIA</text:p>
          </table:table-cell>
          <table:table-cell office:value-type="float" office:value="47852295" table:style-name="ce4">
            <text:p>47852295</text:p>
          </table:table-cell>
          <table:table-cell office:value-type="string" table:style-name="ce4">
            <text:p>JOSE ARTURO CHOC CHEN</text:p>
          </table:table-cell>
          <table:table-cell office:value-type="string" table:style-name="ce4">
            <text:p>MATEO COC CUC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6-17-0120-46</text:p>
          </table:table-cell>
          <table:table-cell office:value-type="string" table:style-name="ce3">
            <text:p>16-017</text:p>
          </table:table-cell>
          <table:table-cell office:value-type="string" table:style-name="ce3">
            <text:p>ALTA VERAPAZ</text:p>
          </table:table-cell>
          <table:table-cell office:value-type="string" table:style-name="ce3">
            <text:p>RAXRUHA</text:p>
          </table:table-cell>
          <table:table-cell office:value-type="string" table:style-name="ce3">
            <text:p>INSTITUTO MIXTO DE EDUCACION BILINGUE INTERCULTURAL -IMEBI-</text:p>
          </table:table-cell>
          <table:table-cell office:value-type="string" table:style-name="ce3">
            <text:p>BARRIO SANTA MARIA</text:p>
          </table:table-cell>
          <table:table-cell office:value-type="float" office:value="58209425" table:style-name="ce3">
            <text:p>58209425</text:p>
          </table:table-cell>
          <table:table-cell office:value-type="string" table:style-name="ce3">
            <text:p>BERTHA ELENA POP HO DE CHEN</text:p>
          </table:table-cell>
          <table:table-cell office:value-type="string" table:style-name="ce3">
            <text:p>ROMULO EFREN QUIROA LUI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ALTA VERAPAZ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6-17-0123-46</text:p>
          </table:table-cell>
          <table:table-cell office:value-type="string" table:style-name="ce4">
            <text:p>16-026</text:p>
          </table:table-cell>
          <table:table-cell office:value-type="string" table:style-name="ce4">
            <text:p>ALTA VERAPAZ</text:p>
          </table:table-cell>
          <table:table-cell office:value-type="string" table:style-name="ce4">
            <text:p>RAXRUHA</text:p>
          </table:table-cell>
          <table:table-cell office:value-type="string" table:style-name="ce4">
            <text:p>INSTITUTO NACIONAL DE EDUCACION DIVERSIFICADA</text:p>
          </table:table-cell>
          <table:table-cell office:value-type="string" table:style-name="ce4">
            <text:p>BARRIO CONCEPCION</text:p>
          </table:table-cell>
          <table:table-cell office:value-type="float" office:value="57269614" table:style-name="ce4">
            <text:p>57269614</text:p>
          </table:table-cell>
          <table:table-cell office:value-type="string" table:style-name="ce4">
            <text:p>JOSE ARTURO CHOC CHEN</text:p>
          </table:table-cell>
          <table:table-cell office:value-type="string" table:style-name="ce4">
            <text:p>JOSE MANUEL DE LA CRUZ RAMIR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ALTA VERAPAZ</text:p>
          </table:table-cell>
          <table:table-cell table:number-columns-repeated="16367"/>
        </table:table-row>
        <table:table-row table:style-name="ro1">
          <table:table-cell table:number-columns-repeated="17" table:style-name="ce5"/>
          <table:table-cell table:number-columns-repeated="16367"/>
        </table:table-row>
        <table:table-row table:style-name="ro4">
          <table:table-cell office:value-type="string" table:number-columns-spanned="17" table:number-rows-spanned="1" table:style-name="ce7">
            <text:p>272 Establecimientos encontrados<text:span text:style-name="T1"> </text:span></text:p>
          </table:table-cell>
          <table:covered-table-cell table:number-columns-repeated="16"/>
          <table:table-cell table:number-columns-repeated="16367"/>
        </table:table-row>
        <table:table-row table:number-rows-repeated="104830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Arial" svg:font-family="Arial"/>
  </office:font-face-decls>
  <office:styles>
    <number:number-style style:name="N0">
      <number:number number:min-integer-digits="1"/>
    </number:number-style>
    <style:style style:name="_50_0_37__32_-_32__201_nfasis1" style:display-name="20% - Énfasis1" style:family="table-cell" style:data-style-name="N0">
      <style:table-cell-properties fo:background-color="#D9E1F2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DEBF7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4C6E7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DD7EE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8EA9DB"/>
    </style:style>
    <style:style style:name="_54_0_37__32_-_32__201_nfasis2" style:display-name="60% - Énfasis2" style:family="table-cell" style:data-style-name="N0">
      <style:table-cell-properties fo:background-color="#F4B084"/>
    </style:style>
    <style:style style:name="_54_0_37__32_-_32__201_nfasis3" style:display-name="60% - Énfasis3" style:family="table-cell" style:data-style-name="N0">
      <style:table-cell-properties fo:background-color="#C9C9C9"/>
    </style:style>
    <style:style style:name="_54_0_37__32_-_32__201_nfasis4" style:display-name="60% - Énfasis4" style:family="table-cell" style:data-style-name="N0">
      <style:table-cell-properties fo:background-color="#FFD966"/>
    </style:style>
    <style:style style:name="_54_0_37__32_-_32__201_nfasis5" style:display-name="60% - Énfasis5" style:family="table-cell" style:data-style-name="N0">
      <style:table-cell-properties fo:background-color="#9BC2E6"/>
    </style:style>
    <style:style style:name="_54_0_37__32_-_32__201_nfasis6" style:display-name="60% - Énfasis6" style:family="table-cell" style:data-style-name="N0">
      <style:table-cell-properties fo:background-color="#A9D08E"/>
    </style:style>
    <style:style style:name="Bueno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4472C4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5B9BD5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dc:creator>Jose Alejandro Tejada Flores</dc:creator>
    <meta:creation-date>2020-07-13T23:52:03Z</meta:creation-date>
    <dc:date>2020-07-13T23:52:03Z</dc:date>
  </office:meta>
</office:document-meta>
</file>